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Source Code Pro" svg:font-family="'Source Code Pro', Menlo, 'DejaVu Sans Mono', 'Lucida Console', monospace"/>
    <style:font-face style:name="Source Sans Pro" svg:font-family="'Source Sans Pro', sans-serif"/>
    <style:font-face style:name="UbuntuMono" svg:font-family="UbuntuMono"/>
    <style:font-face style:name="arial" svg:font-family="arial,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rsid="011dfc07" officeooo:paragraph-rsid="011dfc07"/>
    </style:style>
    <style:style style:name="P3" style:family="paragraph" style:parent-style-name="Text_20_body">
      <style:paragraph-properties fo:margin-top="0cm" fo:margin-bottom="0cm" loext:contextual-spacing="false"/>
      <style:text-properties officeooo:rsid="009e910c" officeooo:paragraph-rsid="009e910c"/>
    </style:style>
    <style:style style:name="P4" style:family="paragraph" style:parent-style-name="Text_20_body">
      <style:paragraph-properties fo:margin-top="0cm" fo:margin-bottom="0cm" loext:contextual-spacing="false"/>
      <style:text-properties officeooo:paragraph-rsid="009cc6c9"/>
    </style:style>
    <style:style style:name="P5" style:family="paragraph" style:parent-style-name="Text_20_body">
      <style:paragraph-properties fo:margin-top="0cm" fo:margin-bottom="0cm" loext:contextual-spacing="false"/>
      <style:text-properties officeooo:paragraph-rsid="0132cd5b"/>
    </style:style>
    <style:style style:name="P6" style:family="paragraph" style:parent-style-name="Text_20_body">
      <style:paragraph-properties fo:margin-top="0cm" fo:margin-bottom="0cm" loext:contextual-spacing="false"/>
      <style:text-properties officeooo:rsid="009cc6c9" officeooo:paragraph-rsid="0132cd5b"/>
    </style:style>
    <style:style style:name="P7" style:family="paragraph" style:parent-style-name="Standard">
      <style:paragraph-properties>
        <style:tab-stops>
          <style:tab-stop style:position="0.661cm"/>
        </style:tab-stops>
      </style:paragraph-properties>
      <style:text-properties officeooo:paragraph-rsid="0131b373"/>
    </style:style>
    <style:style style:name="P8" style:family="paragraph" style:parent-style-name="Standard">
      <style:text-properties style:text-line-through-style="none" style:text-line-through-type="none" fo:font-size="12pt" officeooo:rsid="010271a5" officeooo:paragraph-rsid="0128c059" style:font-size-asian="10.5pt" style:font-size-complex="12pt"/>
    </style:style>
    <style:style style:name="P9" style:family="paragraph" style:parent-style-name="Standard">
      <style:text-properties style:text-line-through-style="none" style:text-line-through-type="none" officeooo:rsid="002af2b0" officeooo:paragraph-rsid="0128c059"/>
    </style:style>
    <style:style style:name="P10" style:family="paragraph" style:parent-style-name="Standard">
      <style:text-properties style:text-line-through-style="none" style:text-line-through-type="none" officeooo:rsid="003b5505" officeooo:paragraph-rsid="0128c059"/>
    </style:style>
    <style:style style:name="P11" style:family="paragraph" style:parent-style-name="Standard">
      <style:paragraph-properties>
        <style:tab-stops>
          <style:tab-stop style:position="0.661cm"/>
        </style:tab-stops>
      </style:paragraph-properties>
      <style:text-properties style:text-line-through-style="none" style:text-line-through-type="none" style:font-name="Liberation Serif" fo:font-size="12pt" officeooo:rsid="0075e327" officeooo:paragraph-rsid="0143849e" style:font-size-asian="10.5pt" style:font-size-complex="12pt"/>
    </style:style>
    <style:style style:name="P12" style:family="paragraph" style:parent-style-name="Text_20_body">
      <style:text-properties officeooo:rsid="00f38950" officeooo:paragraph-rsid="00f38950"/>
    </style:style>
    <style:style style:name="P13" style:family="paragraph" style:parent-style-name="Text_20_body">
      <style:text-properties style:font-name="Liberation Serif" fo:font-size="12pt" officeooo:paragraph-rsid="011dfc07" style:font-size-asian="12pt" style:font-size-complex="12pt"/>
    </style:style>
    <style:style style:name="P14" style:family="paragraph" style:parent-style-name="Text_20_body">
      <style:text-properties fo:color="#000000" style:font-name="Liberation Serif" fo:font-size="12pt" officeooo:rsid="01210f6f" officeooo:paragraph-rsid="01210f6f" style:font-size-asian="12pt" style:font-size-complex="12pt"/>
    </style:style>
    <style:style style:name="P15" style:family="paragraph" style:parent-style-name="Text_20_body">
      <style:text-properties officeooo:rsid="01210f6f" officeooo:paragraph-rsid="01210f6f"/>
    </style:style>
    <style:style style:name="P16" style:family="paragraph" style:parent-style-name="Text_20_body">
      <style:text-properties fo:font-variant="normal" fo:text-transform="none" fo:color="#000000" style:font-name="Liberation Serif" fo:font-size="12pt" fo:letter-spacing="normal" fo:font-style="normal" fo:font-weight="normal" officeooo:rsid="0125e68b" officeooo:paragraph-rsid="0125e68b" style:font-size-asian="12pt" style:font-size-complex="12pt"/>
    </style:style>
    <style:style style:name="P17" style:family="paragraph" style:parent-style-name="Heading_20_1" style:list-style-name="L1"/>
    <style:style style:name="P18" style:family="paragraph" style:parent-style-name="Heading_20_2" style:list-style-name="L1"/>
    <style:style style:name="P19" style:family="paragraph" style:parent-style-name="Heading_20_2" style:list-style-name="L1">
      <style:paragraph-properties>
        <style:tab-stops>
          <style:tab-stop style:position="0.661cm"/>
        </style:tab-stops>
      </style:paragraph-properties>
      <style:text-properties officeooo:paragraph-rsid="00929aee"/>
    </style:style>
    <style:style style:name="P20" style:family="paragraph" style:parent-style-name="Preformatted_20_Text" style:list-style-name="L1"/>
    <style:style style:name="P21" style:family="paragraph" style:parent-style-name="Preformatted_20_Text" style:list-style-name="L1">
      <style:text-properties style:text-line-through-style="none" style:text-line-through-type="none" officeooo:rsid="003f49f1" officeooo:paragraph-rsid="0128c059"/>
    </style:style>
    <style:style style:name="P22" style:family="paragraph" style:parent-style-name="Preformatted_20_Text" style:list-style-name="L1">
      <style:paragraph-properties>
        <style:tab-stops>
          <style:tab-stop style:position="0.661cm"/>
        </style:tab-stops>
      </style:paragraph-properties>
      <style:text-properties officeooo:paragraph-rsid="00c68ea2"/>
    </style:style>
    <style:style style:name="P23" style:family="paragraph" style:parent-style-name="Preformatted_20_Text" style:list-style-name="L1">
      <style:paragraph-properties>
        <style:tab-stops>
          <style:tab-stop style:position="0.661cm"/>
        </style:tab-stops>
      </style:paragraph-properties>
      <style:text-properties officeooo:paragraph-rsid="00a1fd76"/>
    </style:style>
    <style:style style:name="P24" style:family="paragraph" style:parent-style-name="Preformatted_20_Text" style:list-style-name="L1">
      <style:paragraph-properties>
        <style:tab-stops>
          <style:tab-stop style:position="0.661cm"/>
        </style:tab-stops>
      </style:paragraph-properties>
      <style:text-properties officeooo:paragraph-rsid="00a5a8e3"/>
    </style:style>
    <style:style style:name="P25" style:family="paragraph" style:parent-style-name="Preformatted_20_Text" style:list-style-name="L1">
      <style:text-properties officeooo:rsid="01210f6f" officeooo:paragraph-rsid="01210f6f"/>
    </style:style>
    <style:style style:name="P26" style:family="paragraph" style:parent-style-name="Preformatted_20_Text" style:list-style-name="L1">
      <loext:graphic-properties draw:fill="solid" draw:fill-color="#f9f9f9" draw:opacity="100%"/>
      <style:paragraph-properties fo:margin-left="0cm" fo:margin-right="0cm" fo:margin-top="0cm" fo:margin-bottom="0cm" loext:contextual-spacing="false" fo:orphans="2" fo:widows="2" fo:text-indent="0cm" style:auto-text-indent="false" fo:background-color="#f9f9f9" fo:padding="0.049cm" fo:border="0.06pt dashed #444444"/>
      <style:text-properties officeooo:paragraph-rsid="0128c059"/>
    </style:style>
    <style:style style:name="P27" style:family="paragraph" style:parent-style-name="Preformatted_20_Text" style:list-style-name="L1">
      <loext:graphic-properties draw:fill="solid" draw:fill-color="#f9f9f9" draw:opacity="100%"/>
      <style:paragraph-properties fo:margin-left="0cm" fo:margin-right="0cm" fo:margin-top="0cm" fo:margin-bottom="0cm" loext:contextual-spacing="false" fo:orphans="2" fo:widows="2" fo:text-indent="0cm" style:auto-text-indent="false" fo:background-color="#f9f9f9" fo:padding="0.049cm" fo:border="0.06pt dashed #444444"/>
    </style:style>
    <style:style style:name="P28" style:family="paragraph" style:parent-style-name="Preformatted_20_Text" style:list-style-name="L1">
      <loext:graphic-properties draw:fill="solid" draw:fill-color="#f9f9f9" draw:opacity="100%"/>
      <style:paragraph-properties fo:margin-top="0cm" fo:margin-bottom="0cm" loext:contextual-spacing="false" fo:orphans="2" fo:widows="2" fo:background-color="#f9f9f9" fo:padding="0.049cm" fo:border="0.06pt dashed #444444"/>
      <style:text-properties officeooo:paragraph-rsid="00c7bf32"/>
    </style:style>
    <style:style style:name="P29" style:family="paragraph" style:parent-style-name="Preformatted_20_Text" style:list-style-name="L1">
      <loext:graphic-properties draw:fill="solid" draw:fill-color="#f9f9f9" draw:opacity="100%"/>
      <style:paragraph-properties fo:margin-top="0cm" fo:margin-bottom="0cm" loext:contextual-spacing="false" fo:orphans="2" fo:widows="2" fo:background-color="#f9f9f9" fo:padding="0.049cm" fo:border="0.06pt dashed #444444"/>
    </style:style>
    <style:style style:name="P30" style:family="paragraph" style:parent-style-name="Standard" style:list-style-name="L1">
      <style:text-properties officeooo:paragraph-rsid="015eca0e"/>
    </style:style>
    <style:style style:name="P31" style:family="paragraph" style:parent-style-name="Standard" style:list-style-name="L1">
      <style:text-properties officeooo:paragraph-rsid="0128c059"/>
    </style:style>
    <style:style style:name="P32" style:family="paragraph" style:parent-style-name="Standard" style:list-style-name="L1">
      <style:text-properties officeooo:paragraph-rsid="01492354"/>
    </style:style>
    <style:style style:name="P33" style:family="paragraph" style:parent-style-name="Standard" style:list-style-name="L1">
      <style:text-properties officeooo:paragraph-rsid="012ae176"/>
    </style:style>
    <style:style style:name="P34" style:family="paragraph" style:parent-style-name="Standard" style:list-style-name="L1">
      <style:text-properties officeooo:paragraph-rsid="006fef99"/>
    </style:style>
    <style:style style:name="P35" style:family="paragraph" style:parent-style-name="Standard" style:list-style-name="L1">
      <style:text-properties officeooo:rsid="015eca0e" officeooo:paragraph-rsid="015eca0e"/>
    </style:style>
    <style:style style:name="P36" style:family="paragraph" style:parent-style-name="Standard" style:list-style-name="L1">
      <style:text-properties officeooo:rsid="001a3eae" officeooo:paragraph-rsid="001a3eae"/>
    </style:style>
    <style:style style:name="P37" style:family="paragraph" style:parent-style-name="Standard" style:list-style-name="L1">
      <style:text-properties officeooo:rsid="00e59916" officeooo:paragraph-rsid="00e59916"/>
    </style:style>
    <style:style style:name="P38" style:family="paragraph" style:parent-style-name="Standard" style:list-style-name="L1">
      <style:text-properties officeooo:rsid="00cbf5ac" officeooo:paragraph-rsid="001a3eae"/>
    </style:style>
    <style:style style:name="P39" style:family="paragraph" style:parent-style-name="Standard" style:list-style-name="L1">
      <style:text-properties officeooo:rsid="0019d12b" officeooo:paragraph-rsid="0019d12b"/>
    </style:style>
    <style:style style:name="P40" style:family="paragraph" style:parent-style-name="Standard" style:list-style-name="L1">
      <style:text-properties officeooo:rsid="001f8db0" officeooo:paragraph-rsid="001f8db0"/>
    </style:style>
    <style:style style:name="P41" style:family="paragraph" style:parent-style-name="Standard" style:list-style-name="L1">
      <style:text-properties fo:font-weight="bold" officeooo:rsid="0019d12b" officeooo:paragraph-rsid="0019d12b" style:font-weight-asian="bold" style:font-weight-complex="bold"/>
    </style:style>
    <style:style style:name="P42" style:family="paragraph" style:parent-style-name="Standard" style:list-style-name="L1">
      <style:text-properties fo:font-weight="bold" officeooo:rsid="001a3929" officeooo:paragraph-rsid="001a3929" style:font-weight-asian="bold" style:font-weight-complex="bold"/>
    </style:style>
    <style:style style:name="P43" style:family="paragraph" style:parent-style-name="Standard" style:list-style-name="L1">
      <style:text-properties officeooo:rsid="001cb960" officeooo:paragraph-rsid="001cb960"/>
    </style:style>
    <style:style style:name="P44" style:family="paragraph" style:parent-style-name="Standard" style:list-style-name="L1">
      <style:text-properties officeooo:rsid="001cb960" officeooo:paragraph-rsid="002d66e1"/>
    </style:style>
    <style:style style:name="P45" style:family="paragraph" style:parent-style-name="Standard" style:list-style-name="L1">
      <style:text-properties officeooo:rsid="0039bb01" officeooo:paragraph-rsid="0039bb01"/>
    </style:style>
    <style:style style:name="P46" style:family="paragraph" style:parent-style-name="Standard" style:list-style-name="L1">
      <style:text-properties officeooo:rsid="001a3929" officeooo:paragraph-rsid="001a3929"/>
    </style:style>
    <style:style style:name="P47" style:family="paragraph" style:parent-style-name="Standard" style:list-style-name="L1">
      <style:text-properties officeooo:rsid="001b6492" officeooo:paragraph-rsid="001b6492"/>
    </style:style>
    <style:style style:name="P48" style:family="paragraph" style:parent-style-name="Standard" style:list-style-name="L1">
      <style:text-properties officeooo:rsid="001b6492" officeooo:paragraph-rsid="0127fb5b"/>
    </style:style>
    <style:style style:name="P49" style:family="paragraph" style:parent-style-name="Standard" style:list-style-name="L1">
      <style:text-properties officeooo:rsid="00d22b0d" officeooo:paragraph-rsid="00d22b0d"/>
    </style:style>
    <style:style style:name="P50" style:family="paragraph" style:parent-style-name="Standard" style:list-style-name="L1">
      <style:text-properties officeooo:rsid="002ddd4e" officeooo:paragraph-rsid="002ddd4e"/>
    </style:style>
    <style:style style:name="P51" style:family="paragraph" style:parent-style-name="Standard" style:list-style-name="L1">
      <style:text-properties officeooo:rsid="00fad36e" officeooo:paragraph-rsid="001b6492"/>
    </style:style>
    <style:style style:name="P52" style:family="paragraph" style:parent-style-name="Standard" style:list-style-name="L1">
      <style:text-properties style:text-line-through-style="none" style:text-line-through-type="none" officeooo:rsid="002fbb6f" officeooo:paragraph-rsid="001b6492"/>
    </style:style>
    <style:style style:name="P53" style:family="paragraph" style:parent-style-name="Standard" style:list-style-name="L1">
      <style:text-properties style:text-line-through-style="none" style:text-line-through-type="none" officeooo:rsid="001cb960" officeooo:paragraph-rsid="0127fb5b"/>
    </style:style>
    <style:style style:name="P54" style:family="paragraph" style:parent-style-name="Standard" style:list-style-name="L1">
      <style:text-properties style:text-line-through-style="none" style:text-line-through-type="none" officeooo:rsid="001cb960" officeooo:paragraph-rsid="001cb960"/>
    </style:style>
    <style:style style:name="P55" style:family="paragraph" style:parent-style-name="Standard" style:list-style-name="L1">
      <style:text-properties style:text-line-through-style="none" style:text-line-through-type="none" officeooo:rsid="001ce3a4" officeooo:paragraph-rsid="0127fb5b"/>
    </style:style>
    <style:style style:name="P56" style:family="paragraph" style:parent-style-name="Standard" style:list-style-name="L1">
      <style:text-properties style:text-line-through-style="none" style:text-line-through-type="none" officeooo:rsid="001ec670" officeooo:paragraph-rsid="0127fb5b"/>
    </style:style>
    <style:style style:name="P57" style:family="paragraph" style:parent-style-name="Standard" style:list-style-name="L1">
      <style:text-properties style:text-line-through-style="none" style:text-line-through-type="none" officeooo:rsid="00225088" officeooo:paragraph-rsid="0127fb5b"/>
    </style:style>
    <style:style style:name="P58" style:family="paragraph" style:parent-style-name="Standard" style:list-style-name="L1">
      <style:text-properties style:text-line-through-style="none" style:text-line-through-type="none" officeooo:rsid="0027be09" officeooo:paragraph-rsid="0128c059"/>
    </style:style>
    <style:style style:name="P59" style:family="paragraph" style:parent-style-name="Standard" style:list-style-name="L1">
      <style:text-properties style:text-line-through-style="none" style:text-line-through-type="none" officeooo:rsid="0027be09" officeooo:paragraph-rsid="00e59916"/>
    </style:style>
    <style:style style:name="P60" style:family="paragraph" style:parent-style-name="Standard" style:list-style-name="L1">
      <style:text-properties style:text-line-through-style="none" style:text-line-through-type="none" officeooo:rsid="004a288f" officeooo:paragraph-rsid="0128c059"/>
    </style:style>
    <style:style style:name="P61" style:family="paragraph" style:parent-style-name="Standard" style:list-style-name="L1">
      <style:text-properties style:text-line-through-style="none" style:text-line-through-type="none" officeooo:rsid="0029c726" officeooo:paragraph-rsid="0128c059"/>
    </style:style>
    <style:style style:name="P62" style:family="paragraph" style:parent-style-name="Standard" style:list-style-name="L1">
      <style:text-properties style:text-line-through-style="none" style:text-line-through-type="none" officeooo:rsid="0029c726" officeooo:paragraph-rsid="0029c726"/>
    </style:style>
    <style:style style:name="P63" style:family="paragraph" style:parent-style-name="Standard" style:list-style-name="L1">
      <style:text-properties style:text-line-through-style="none" style:text-line-through-type="none" fo:font-style="normal" officeooo:rsid="00d4eded" officeooo:paragraph-rsid="0128c059" style:font-style-asian="normal" style:font-style-complex="normal"/>
    </style:style>
    <style:style style:name="P64" style:family="paragraph" style:parent-style-name="Standard" style:list-style-name="L1">
      <style:text-properties style:text-line-through-style="none" style:text-line-through-type="none" officeooo:rsid="002af2b0" officeooo:paragraph-rsid="0128c059"/>
    </style:style>
    <style:style style:name="P65" style:family="paragraph" style:parent-style-name="Standard" style:list-style-name="L1">
      <style:text-properties style:text-line-through-style="none" style:text-line-through-type="none" officeooo:rsid="002d66e1" officeooo:paragraph-rsid="0128c059"/>
    </style:style>
    <style:style style:name="P66" style:family="paragraph" style:parent-style-name="Standard" style:list-style-name="L1">
      <style:text-properties style:text-line-through-style="none" style:text-line-through-type="none" officeooo:rsid="00755226" officeooo:paragraph-rsid="0128c059"/>
    </style:style>
    <style:style style:name="P67" style:family="paragraph" style:parent-style-name="Standard" style:list-style-name="L1">
      <style:text-properties style:text-line-through-style="none" style:text-line-through-type="none" officeooo:rsid="003198f4" officeooo:paragraph-rsid="0128c059"/>
    </style:style>
    <style:style style:name="P68" style:family="paragraph" style:parent-style-name="Standard" style:list-style-name="L1">
      <style:text-properties style:text-line-through-style="none" style:text-line-through-type="none" officeooo:rsid="003865bf" officeooo:paragraph-rsid="0128c059"/>
    </style:style>
    <style:style style:name="P69" style:family="paragraph" style:parent-style-name="Standard" style:list-style-name="L1">
      <style:text-properties style:text-line-through-style="none" style:text-line-through-type="none" officeooo:rsid="003b5505" officeooo:paragraph-rsid="0128c059"/>
    </style:style>
    <style:style style:name="P70" style:family="paragraph" style:parent-style-name="Standard" style:list-style-name="L1">
      <style:text-properties style:text-line-through-style="none" style:text-line-through-type="none" officeooo:rsid="003c01f1" officeooo:paragraph-rsid="0128c059"/>
    </style:style>
    <style:style style:name="P71" style:family="paragraph" style:parent-style-name="Standard" style:list-style-name="L1">
      <style:text-properties style:text-line-through-style="none" style:text-line-through-type="none" officeooo:rsid="003d6100" officeooo:paragraph-rsid="0128c059"/>
    </style:style>
    <style:style style:name="P72" style:family="paragraph" style:parent-style-name="Standard" style:list-style-name="L1">
      <style:text-properties style:text-line-through-style="none" style:text-line-through-type="none" officeooo:rsid="003f49f1" officeooo:paragraph-rsid="0128c059"/>
    </style:style>
    <style:style style:name="P73" style:family="paragraph" style:parent-style-name="Standard" style:list-style-name="L1">
      <style:text-properties style:text-line-through-style="none" style:text-line-through-type="none" officeooo:rsid="003f49f1" officeooo:paragraph-rsid="012cdbd3"/>
    </style:style>
    <style:style style:name="P74" style:family="paragraph" style:parent-style-name="Standard" style:list-style-name="L1">
      <style:text-properties style:text-line-through-style="none" style:text-line-through-type="none" officeooo:rsid="003dbf7f" officeooo:paragraph-rsid="0128c059"/>
    </style:style>
    <style:style style:name="P75" style:family="paragraph" style:parent-style-name="Standard" style:list-style-name="L1">
      <style:text-properties style:text-line-through-style="none" style:text-line-through-type="none" fo:font-weight="bold" officeooo:rsid="003dbf7f" officeooo:paragraph-rsid="0128c059" style:font-weight-asian="bold" style:font-weight-complex="bold"/>
    </style:style>
    <style:style style:name="P76" style:family="paragraph" style:parent-style-name="Standard" style:list-style-name="L1">
      <style:text-properties style:text-line-through-style="none" style:text-line-through-type="none" fo:font-weight="bold" officeooo:rsid="00434329" officeooo:paragraph-rsid="00434329" style:font-weight-asian="bold" style:font-weight-complex="bold"/>
    </style:style>
    <style:style style:name="P77" style:family="paragraph" style:parent-style-name="Standard" style:list-style-name="L1">
      <style:text-properties style:text-line-through-style="none" style:text-line-through-type="none" officeooo:rsid="0041783c" officeooo:paragraph-rsid="0128c059"/>
    </style:style>
    <style:style style:name="P78" style:family="paragraph" style:parent-style-name="Standard" style:list-style-name="L1">
      <style:text-properties style:text-line-through-style="none" style:text-line-through-type="none" fo:font-size="12pt" officeooo:rsid="004da75d" officeooo:paragraph-rsid="0144fbd6" style:font-size-asian="12pt" style:font-size-complex="12pt"/>
    </style:style>
    <style:style style:name="P79" style:family="paragraph" style:parent-style-name="Standard" style:list-style-name="L1">
      <style:text-properties style:text-line-through-style="none" style:text-line-through-type="none" fo:font-size="12pt" officeooo:rsid="004da75d" officeooo:paragraph-rsid="0128c059" style:font-size-asian="12pt" style:font-size-complex="12pt"/>
    </style:style>
    <style:style style:name="P80" style:family="paragraph" style:parent-style-name="Standard" style:list-style-name="L1">
      <style:text-properties style:text-line-through-style="none" style:text-line-through-type="none" fo:font-size="12pt" officeooo:rsid="00d94320" officeooo:paragraph-rsid="0128c059" style:font-size-asian="12pt" style:font-size-complex="12pt"/>
    </style:style>
    <style:style style:name="P81" style:family="paragraph" style:parent-style-name="Standard" style:list-style-name="L1">
      <style:text-properties style:text-line-through-style="none" style:text-line-through-type="none" fo:font-size="12pt" officeooo:rsid="00d9d9f3" officeooo:paragraph-rsid="0128c059" style:font-size-asian="12pt" style:font-size-complex="12pt"/>
    </style:style>
    <style:style style:name="P82" style:family="paragraph" style:parent-style-name="Standard" style:list-style-name="L1">
      <style:text-properties style:text-line-through-style="none" style:text-line-through-type="none" fo:font-size="12pt" officeooo:rsid="00d83826" officeooo:paragraph-rsid="0128c059" style:font-size-asian="12pt" style:font-size-complex="12pt"/>
    </style:style>
    <style:style style:name="P83" style:family="paragraph" style:parent-style-name="Standard" style:list-style-name="L1">
      <style:text-properties style:text-line-through-style="none" style:text-line-through-type="none" fo:font-size="12pt" fo:font-weight="normal" officeooo:rsid="014623e8" officeooo:paragraph-rsid="014623e8" style:font-size-asian="12pt" style:font-weight-asian="normal" style:font-size-complex="12pt" style:font-weight-complex="normal"/>
    </style:style>
    <style:style style:name="P84" style:family="paragraph" style:parent-style-name="Standard" style:list-style-name="L1">
      <style:text-properties style:text-line-through-style="none" style:text-line-through-type="none" fo:font-size="12pt" fo:font-weight="normal" officeooo:rsid="014b2741" officeooo:paragraph-rsid="014b2741" style:font-size-asian="12pt" style:font-weight-asian="normal" style:font-size-complex="12pt" style:font-weight-complex="normal"/>
    </style:style>
    <style:style style:name="P85" style:family="paragraph" style:parent-style-name="Standard" style:list-style-name="L1">
      <style:text-properties style:text-line-through-style="none" style:text-line-through-type="none" fo:font-size="12pt" fo:font-weight="normal" officeooo:rsid="0147060c" officeooo:paragraph-rsid="0147060c" style:font-size-asian="12pt" style:font-weight-asian="normal" style:font-size-complex="12pt" style:font-weight-complex="normal"/>
    </style:style>
    <style:style style:name="P86" style:family="paragraph" style:parent-style-name="Standard" style:list-style-name="L1">
      <style:text-properties style:text-line-through-style="none" style:text-line-through-type="none" fo:font-size="12pt" fo:font-weight="normal" officeooo:rsid="01484f95" officeooo:paragraph-rsid="01484f95" style:font-size-asian="12pt" style:font-weight-asian="normal" style:font-size-complex="12pt" style:font-weight-complex="normal"/>
    </style:style>
    <style:style style:name="P87" style:family="paragraph" style:parent-style-name="Standard" style:list-style-name="L1">
      <style:text-properties style:text-line-through-style="none" style:text-line-through-type="none" fo:font-size="12pt" fo:font-weight="normal" officeooo:rsid="01492354" officeooo:paragraph-rsid="01492354" style:font-size-asian="12pt" style:font-weight-asian="normal" style:font-size-complex="12pt" style:font-weight-complex="normal"/>
    </style:style>
    <style:style style:name="P88" style:family="paragraph" style:parent-style-name="Standard" style:list-style-name="L1">
      <style:text-properties style:text-line-through-style="none" style:text-line-through-type="none" fo:font-size="12pt" fo:font-weight="normal" officeooo:rsid="014cba55" officeooo:paragraph-rsid="014cba55" style:font-size-asian="12pt" style:font-weight-asian="normal" style:font-size-complex="12pt" style:font-weight-complex="normal"/>
    </style:style>
    <style:style style:name="P89" style:family="paragraph" style:parent-style-name="Standard" style:list-style-name="L1">
      <style:text-properties style:text-line-through-style="none" style:text-line-through-type="none" fo:font-size="12pt" fo:font-weight="normal" officeooo:rsid="014e9e55" officeooo:paragraph-rsid="014e9e55" style:font-size-asian="12pt" style:font-weight-asian="normal" style:font-size-complex="12pt" style:font-weight-complex="normal"/>
    </style:style>
    <style:style style:name="P90" style:family="paragraph" style:parent-style-name="Standard" style:list-style-name="L1">
      <style:text-properties style:text-line-through-style="none" style:text-line-through-type="none" fo:font-size="12pt" fo:font-weight="bold" officeooo:rsid="004da75d" officeooo:paragraph-rsid="0144fbd6" style:font-size-asian="12pt" style:font-weight-asian="bold" style:font-size-complex="12pt" style:font-weight-complex="bold"/>
    </style:style>
    <style:style style:name="P91" style:family="paragraph" style:parent-style-name="Standard" style:list-style-name="L1">
      <style:text-properties style:text-line-through-style="none" style:text-line-through-type="none" fo:font-size="12pt" fo:font-weight="bold" officeooo:rsid="010141c0" officeooo:paragraph-rsid="0128c059" style:font-size-asian="10.5pt" style:font-weight-asian="bold" style:font-size-complex="12pt" style:font-weight-complex="bold"/>
    </style:style>
    <style:style style:name="P92" style:family="paragraph" style:parent-style-name="Standard" style:list-style-name="L1">
      <style:text-properties style:text-line-through-style="none" style:text-line-through-type="none" fo:font-size="12pt" officeooo:rsid="004da75d" officeooo:paragraph-rsid="0128c059" style:font-size-asian="10.5pt" style:font-size-complex="12pt"/>
    </style:style>
    <style:style style:name="P93" style:family="paragraph" style:parent-style-name="Standard" style:list-style-name="L1">
      <style:text-properties style:text-line-through-style="none" style:text-line-through-type="none" fo:font-size="12pt" officeooo:rsid="004e31af" officeooo:paragraph-rsid="0128c059" style:font-size-asian="10.5pt" style:font-size-complex="12pt"/>
    </style:style>
    <style:style style:name="P94" style:family="paragraph" style:parent-style-name="Standard" style:list-style-name="L1">
      <style:text-properties style:text-line-through-style="none" style:text-line-through-type="none" fo:font-size="12pt" officeooo:rsid="010141c0" officeooo:paragraph-rsid="0128c059" style:font-size-asian="10.5pt" style:font-size-complex="12pt"/>
    </style:style>
    <style:style style:name="P95" style:family="paragraph" style:parent-style-name="Standard" style:list-style-name="L1">
      <style:text-properties style:text-line-through-style="none" style:text-line-through-type="none" fo:font-size="12pt" officeooo:rsid="004f1ae1" officeooo:paragraph-rsid="0128c059" style:font-size-asian="10.5pt" style:font-size-complex="12pt"/>
    </style:style>
    <style:style style:name="P96" style:family="paragraph" style:parent-style-name="Standard" style:list-style-name="L1">
      <style:text-properties style:text-line-through-style="none" style:text-line-through-type="none" fo:font-size="12pt" officeooo:rsid="010271a5" officeooo:paragraph-rsid="0128c059" style:font-size-asian="10.5pt" style:font-size-complex="12pt"/>
    </style:style>
    <style:style style:name="P97" style:family="paragraph" style:parent-style-name="Standard" style:list-style-name="L1">
      <style:text-properties style:text-line-through-style="none" style:text-line-through-type="none" fo:font-size="12pt" officeooo:rsid="00a48836" officeooo:paragraph-rsid="0128c059" style:font-size-asian="10.5pt" style:font-size-complex="12pt"/>
    </style:style>
    <style:style style:name="P98" style:family="paragraph" style:parent-style-name="Standard" style:list-style-name="L1">
      <style:text-properties style:text-line-through-style="none" style:text-line-through-type="none" fo:font-size="12pt" officeooo:rsid="00af5066" officeooo:paragraph-rsid="0128c059" style:font-size-asian="10.5pt" style:font-size-complex="12pt"/>
    </style:style>
    <style:style style:name="P99" style:family="paragraph" style:parent-style-name="Standard" style:list-style-name="L1">
      <style:text-properties style:text-line-through-style="none" style:text-line-through-type="none" fo:font-size="12pt" officeooo:rsid="0108d0c8" officeooo:paragraph-rsid="0128c059" style:font-size-asian="10.5pt" style:font-size-complex="12pt"/>
    </style:style>
    <style:style style:name="P100" style:family="paragraph" style:parent-style-name="Standard" style:list-style-name="L1">
      <style:text-properties style:text-line-through-style="none" style:text-line-through-type="none" fo:font-size="12pt" officeooo:rsid="00b71610" officeooo:paragraph-rsid="0128c059" style:font-size-asian="10.5pt" style:font-size-complex="12pt"/>
    </style:style>
    <style:style style:name="P101" style:family="paragraph" style:parent-style-name="Standard" style:list-style-name="L1">
      <style:text-properties style:text-line-through-style="none" style:text-line-through-type="none" fo:font-size="12pt" officeooo:rsid="00c2fb0a" officeooo:paragraph-rsid="0128c059" style:font-size-asian="10.5pt" style:font-size-complex="12pt"/>
    </style:style>
    <style:style style:name="P102" style:family="paragraph" style:parent-style-name="Standard" style:list-style-name="L1">
      <style:text-properties style:text-line-through-style="none" style:text-line-through-type="none" fo:font-size="12pt" officeooo:rsid="00d08c83" officeooo:paragraph-rsid="0128c059" style:font-size-asian="10.5pt" style:font-size-complex="12pt"/>
    </style:style>
    <style:style style:name="P103" style:family="paragraph" style:parent-style-name="Standard" style:list-style-name="L1">
      <style:text-properties style:text-line-through-style="none" style:text-line-through-type="none" fo:font-size="12pt" officeooo:rsid="00d5047f" officeooo:paragraph-rsid="0128c059" style:font-size-asian="10.5pt" style:font-size-complex="12pt"/>
    </style:style>
    <style:style style:name="P104" style:family="paragraph" style:parent-style-name="Standard" style:list-style-name="L1">
      <style:text-properties style:text-line-through-style="none" style:text-line-through-type="none" fo:font-size="12pt" officeooo:rsid="00d52080" officeooo:paragraph-rsid="0128c059" style:font-size-asian="10.5pt" style:font-size-complex="12pt"/>
    </style:style>
    <style:style style:name="P105" style:family="paragraph" style:parent-style-name="Standard" style:list-style-name="L1">
      <style:text-properties style:text-line-through-style="none" style:text-line-through-type="none" fo:font-size="12pt" officeooo:rsid="00d52080" officeooo:paragraph-rsid="0046439f" style:font-size-asian="10.5pt" style:font-size-complex="12pt"/>
    </style:style>
    <style:style style:name="P106" style:family="paragraph" style:parent-style-name="Standard" style:list-style-name="L1">
      <style:text-properties style:text-line-through-style="none" style:text-line-through-type="none" fo:font-size="12pt" officeooo:rsid="00e75f17" officeooo:paragraph-rsid="00e75f17" style:font-size-asian="10.5pt" style:font-size-complex="12pt"/>
    </style:style>
    <style:style style:name="P107" style:family="paragraph" style:parent-style-name="Standard" style:list-style-name="L1">
      <style:text-properties style:text-line-through-style="none" style:text-line-through-type="none" fo:font-size="12pt" officeooo:rsid="010acbb7" officeooo:paragraph-rsid="010acbb7" style:font-size-asian="10.5pt" style:font-size-complex="12pt"/>
    </style:style>
    <style:style style:name="P108" style:family="paragraph" style:parent-style-name="Standard" style:list-style-name="L1">
      <style:text-properties style:text-line-through-style="none" style:text-line-through-type="none" fo:font-size="12pt" officeooo:rsid="00385aef" officeooo:paragraph-rsid="01293184" style:font-size-asian="10.5pt" style:font-size-complex="12pt"/>
    </style:style>
    <style:style style:name="P109" style:family="paragraph" style:parent-style-name="Standard" style:list-style-name="L1">
      <style:text-properties style:text-line-through-style="none" style:text-line-through-type="none" fo:font-size="12pt" officeooo:rsid="00e8526e" officeooo:paragraph-rsid="00e8526e" style:font-size-asian="10.5pt" style:font-size-complex="12pt"/>
    </style:style>
    <style:style style:name="P110" style:family="paragraph" style:parent-style-name="Standard" style:list-style-name="L1">
      <style:text-properties style:text-line-through-style="none" style:text-line-through-type="none" fo:font-size="12pt" officeooo:rsid="00d62696" officeooo:paragraph-rsid="00d62696" style:font-size-asian="10.5pt" style:font-size-complex="12pt"/>
    </style:style>
    <style:style style:name="P111" style:family="paragraph" style:parent-style-name="Standard" style:list-style-name="L1">
      <style:text-properties style:text-line-through-style="none" style:text-line-through-type="none" fo:font-size="12pt" officeooo:rsid="00d62696" officeooo:paragraph-rsid="00fc1ff0" style:font-size-asian="10.5pt" style:font-size-complex="12pt"/>
    </style:style>
    <style:style style:name="P112" style:family="paragraph" style:parent-style-name="Standard" style:list-style-name="L1">
      <style:text-properties style:text-line-through-style="none" style:text-line-through-type="none" fo:font-size="12pt" officeooo:rsid="00fc1ff0" officeooo:paragraph-rsid="00fc1ff0" style:font-size-asian="10.5pt" style:font-size-complex="12pt"/>
    </style:style>
    <style:style style:name="P113" style:family="paragraph" style:parent-style-name="Standard" style:list-style-name="L1">
      <style:text-properties style:text-line-through-style="none" style:text-line-through-type="none" fo:font-size="12pt" officeooo:rsid="01069d4d" officeooo:paragraph-rsid="01069d4d" style:font-size-asian="10.5pt" style:font-size-complex="12pt"/>
    </style:style>
    <style:style style:name="P114" style:family="paragraph" style:parent-style-name="Standard" style:list-style-name="L1">
      <style:text-properties style:text-line-through-style="none" style:text-line-through-type="none" fo:font-size="12pt" officeooo:rsid="00500b02" officeooo:paragraph-rsid="00500b02" style:font-size-asian="10.5pt" style:font-size-complex="12pt"/>
    </style:style>
    <style:style style:name="P115" style:family="paragraph" style:parent-style-name="Standard" style:list-style-name="L1">
      <style:text-properties style:text-line-through-style="none" style:text-line-through-type="none" fo:font-size="12pt" officeooo:rsid="00b9144d" officeooo:paragraph-rsid="00b9144d" style:font-size-asian="10.5pt" style:font-size-complex="12pt"/>
    </style:style>
    <style:style style:name="P116" style:family="paragraph" style:parent-style-name="Standard" style:list-style-name="L1">
      <style:text-properties style:text-line-through-style="none" style:text-line-through-type="none" fo:font-size="12pt" officeooo:rsid="005067b5" officeooo:paragraph-rsid="005067b5" style:font-size-asian="10.5pt" style:font-size-complex="12pt"/>
    </style:style>
    <style:style style:name="P117" style:family="paragraph" style:parent-style-name="Standard" style:list-style-name="L1">
      <style:text-properties style:text-line-through-style="none" style:text-line-through-type="none" fo:font-size="12pt" officeooo:rsid="005067b5" officeooo:paragraph-rsid="00561ba4" style:font-size-asian="10.5pt" style:font-size-complex="12pt"/>
    </style:style>
    <style:style style:name="P118" style:family="paragraph" style:parent-style-name="Standard" style:list-style-name="L1">
      <style:text-properties style:text-line-through-style="none" style:text-line-through-type="none" fo:font-size="12pt" officeooo:rsid="005067b5" officeooo:paragraph-rsid="0059c56d" style:font-size-asian="10.5pt" style:font-size-complex="12pt"/>
    </style:style>
    <style:style style:name="P119" style:family="paragraph" style:parent-style-name="Standard" style:list-style-name="L1">
      <style:text-properties style:text-line-through-style="none" style:text-line-through-type="none" fo:font-size="12pt" officeooo:rsid="005067b5" officeooo:paragraph-rsid="005b5137" style:font-size-asian="10.5pt" style:font-size-complex="12pt"/>
    </style:style>
    <style:style style:name="P120" style:family="paragraph" style:parent-style-name="Standard" style:list-style-name="L1">
      <style:text-properties style:text-line-through-style="none" style:text-line-through-type="none" fo:font-size="12pt" officeooo:rsid="005067b5" officeooo:paragraph-rsid="005bc51a" style:font-size-asian="10.5pt" style:font-size-complex="12pt"/>
    </style:style>
    <style:style style:name="P121" style:family="paragraph" style:parent-style-name="Standard" style:list-style-name="L1">
      <style:text-properties style:text-line-through-style="none" style:text-line-through-type="none" fo:font-size="12pt" officeooo:rsid="005067b5" officeooo:paragraph-rsid="006047be" style:font-size-asian="10.5pt" style:font-size-complex="12pt"/>
    </style:style>
    <style:style style:name="P122" style:family="paragraph" style:parent-style-name="Standard" style:list-style-name="L1">
      <style:text-properties style:text-line-through-style="none" style:text-line-through-type="none" fo:font-size="12pt" officeooo:rsid="005067b5" officeooo:paragraph-rsid="00e86edf" style:font-size-asian="10.5pt" style:font-size-complex="12pt"/>
    </style:style>
    <style:style style:name="P123" style:family="paragraph" style:parent-style-name="Standard" style:list-style-name="L1">
      <style:text-properties style:text-line-through-style="none" style:text-line-through-type="none" fo:font-size="12pt" officeooo:rsid="005067b5" officeooo:paragraph-rsid="0069389f" style:font-size-asian="10.5pt" style:font-size-complex="12pt"/>
    </style:style>
    <style:style style:name="P124" style:family="paragraph" style:parent-style-name="Standard" style:list-style-name="L1">
      <style:paragraph-properties>
        <style:tab-stops>
          <style:tab-stop style:position="0.661cm"/>
        </style:tab-stops>
      </style:paragraph-properties>
      <style:text-properties style:text-line-through-style="none" style:text-line-through-type="none" fo:font-size="12pt" officeooo:rsid="005067b5" officeooo:paragraph-rsid="006d3f87" style:font-size-asian="10.5pt" style:font-size-complex="12pt"/>
    </style:style>
    <style:style style:name="P125" style:family="paragraph" style:parent-style-name="Standard" style:list-style-name="L1">
      <style:text-properties style:text-line-through-style="none" style:text-line-through-type="none" fo:font-size="12pt" officeooo:rsid="0050dd3b" officeooo:paragraph-rsid="0050dd3b" style:font-size-asian="10.5pt" style:font-size-complex="12pt"/>
    </style:style>
    <style:style style:name="P126" style:family="paragraph" style:parent-style-name="Standard" style:list-style-name="L1">
      <style:text-properties style:text-line-through-style="none" style:text-line-through-type="none" fo:font-size="12pt" officeooo:rsid="005bc51a" officeooo:paragraph-rsid="005d1f25" style:font-size-asian="10.5pt" style:font-size-complex="12pt"/>
    </style:style>
    <style:style style:name="P127" style:family="paragraph" style:parent-style-name="Standard" style:list-style-name="L1">
      <style:text-properties style:text-line-through-style="none" style:text-line-through-type="none" fo:font-size="12pt" officeooo:rsid="005d1f25" officeooo:paragraph-rsid="005d1f25" style:font-size-asian="10.5pt" style:font-size-complex="12pt"/>
    </style:style>
    <style:style style:name="P128" style:family="paragraph" style:parent-style-name="Standard" style:list-style-name="L1">
      <style:text-properties style:text-line-through-style="none" style:text-line-through-type="none" fo:font-size="12pt" officeooo:rsid="0069389f" officeooo:paragraph-rsid="0069389f" style:font-size-asian="10.5pt" style:font-size-complex="12pt"/>
    </style:style>
    <style:style style:name="P129" style:family="paragraph" style:parent-style-name="Standard" style:list-style-name="L1">
      <style:text-properties style:text-line-through-style="none" style:text-line-through-type="none" fo:font-size="12pt" officeooo:rsid="00cf0a29" officeooo:paragraph-rsid="00d746be" style:font-size-asian="10.5pt" style:font-size-complex="12pt"/>
    </style:style>
    <style:style style:name="P130" style:family="paragraph" style:parent-style-name="Standard" style:list-style-name="L1">
      <style:text-properties style:text-line-through-style="none" style:text-line-through-type="none" style:font-name="Liberation Serif" fo:font-size="12pt" officeooo:rsid="00dca766" officeooo:paragraph-rsid="0128c059" style:font-size-asian="10.5pt" style:font-size-complex="12pt"/>
    </style:style>
    <style:style style:name="P131" style:family="paragraph" style:parent-style-name="Standard" style:list-style-name="L1">
      <style:paragraph-properties>
        <style:tab-stops>
          <style:tab-stop style:position="0.661cm"/>
        </style:tab-stops>
      </style:paragraph-properties>
      <style:text-properties style:text-line-through-style="none" style:text-line-through-type="none" style:font-name="Liberation Serif" fo:font-size="12pt" officeooo:rsid="00dca766" officeooo:paragraph-rsid="01293184" style:font-size-asian="10.5pt" style:font-size-complex="12pt"/>
    </style:style>
    <style:style style:name="P132" style:family="paragraph" style:parent-style-name="Standard" style:list-style-name="L1">
      <style:paragraph-properties>
        <style:tab-stops>
          <style:tab-stop style:position="0.661cm"/>
        </style:tab-stops>
      </style:paragraph-properties>
      <style:text-properties style:text-line-through-style="none" style:text-line-through-type="none" style:font-name="Liberation Serif" fo:font-size="12pt" officeooo:rsid="0075e327" officeooo:paragraph-rsid="012ae176" style:font-size-asian="10.5pt" style:font-size-complex="12pt"/>
    </style:style>
    <style:style style:name="P133" style:family="paragraph" style:parent-style-name="Standard" style:list-style-name="L1">
      <style:paragraph-properties>
        <style:tab-stops>
          <style:tab-stop style:position="0.661cm"/>
        </style:tab-stops>
      </style:paragraph-properties>
      <style:text-properties style:text-line-through-style="none" style:text-line-through-type="none" style:font-name="Liberation Serif" fo:font-size="12pt" officeooo:rsid="0075e327" officeooo:paragraph-rsid="0143849e" style:font-size-asian="10.5pt" style:font-size-complex="12pt"/>
    </style:style>
    <style:style style:name="P134" style:family="paragraph" style:parent-style-name="Standard" style:list-style-name="L1">
      <style:text-properties style:text-line-through-style="none" style:text-line-through-type="none" style:font-name="Liberation Serif" fo:font-size="12pt" officeooo:rsid="00d62696" officeooo:paragraph-rsid="00d62696" style:font-size-asian="10.5pt" style:font-size-complex="12pt"/>
    </style:style>
    <style:style style:name="P135" style:family="paragraph" style:parent-style-name="Standard" style:list-style-name="L1">
      <style:text-properties style:text-line-through-style="none" style:text-line-through-type="none" officeooo:rsid="00fad36e" officeooo:paragraph-rsid="0127fb5b"/>
    </style:style>
    <style:style style:name="P136" style:family="paragraph" style:parent-style-name="Standard" style:list-style-name="L1">
      <style:text-properties style:text-line-through-style="none" style:text-line-through-type="none" officeooo:rsid="0023e2e5" officeooo:paragraph-rsid="0023e2e5"/>
    </style:style>
    <style:style style:name="P137" style:family="paragraph" style:parent-style-name="Standard" style:list-style-name="L1">
      <style:text-properties style:text-line-through-style="none" style:text-line-through-type="none" officeooo:rsid="00d2db9c" officeooo:paragraph-rsid="00d2db9c"/>
    </style:style>
    <style:style style:name="P138" style:family="paragraph" style:parent-style-name="Standard" style:list-style-name="L1">
      <style:text-properties style:text-line-through-style="none" style:text-line-through-type="none" officeooo:rsid="00d746be" officeooo:paragraph-rsid="00d746be"/>
    </style:style>
    <style:style style:name="P139" style:family="paragraph" style:parent-style-name="Standard" style:list-style-name="L1">
      <style:paragraph-properties>
        <style:tab-stops>
          <style:tab-stop style:position="0.661cm"/>
        </style:tab-stops>
      </style:paragraph-properties>
      <style:text-properties style:text-line-through-style="none" style:text-line-through-type="none" officeooo:rsid="00d746be" officeooo:paragraph-rsid="00d746be"/>
    </style:style>
    <style:style style:name="P140" style:family="paragraph" style:parent-style-name="Standard" style:list-style-name="L1">
      <style:text-properties style:text-line-through-style="none" style:text-line-through-type="none" officeooo:rsid="00268124" officeooo:paragraph-rsid="001cb960"/>
    </style:style>
    <style:style style:name="P141" style:family="paragraph" style:parent-style-name="Standard" style:list-style-name="L1">
      <style:text-properties style:text-line-through-style="none" style:text-line-through-type="none" officeooo:rsid="00268124" officeooo:paragraph-rsid="00268124"/>
    </style:style>
    <style:style style:name="P142" style:family="paragraph" style:parent-style-name="Standard" style:list-style-name="L1">
      <style:text-properties style:text-line-through-style="none" style:text-line-through-type="none" officeooo:rsid="00369058" officeooo:paragraph-rsid="00369058"/>
    </style:style>
    <style:style style:name="P143" style:family="paragraph" style:parent-style-name="Standard" style:list-style-name="L1">
      <style:text-properties style:text-line-through-style="none" style:text-line-through-type="none" officeooo:rsid="00455f78" officeooo:paragraph-rsid="00455f78"/>
    </style:style>
    <style:style style:name="P144" style:family="paragraph" style:parent-style-name="Standard" style:list-style-name="L1">
      <style:text-properties style:text-line-through-style="none" style:text-line-through-type="none" officeooo:rsid="004d92ec" officeooo:paragraph-rsid="004d92ec"/>
    </style:style>
    <style:style style:name="P145" style:family="paragraph" style:parent-style-name="Standard" style:list-style-name="L1">
      <style:text-properties style:text-line-through-style="none" style:text-line-through-type="none" officeooo:rsid="00418d24" officeooo:paragraph-rsid="00418d24"/>
    </style:style>
    <style:style style:name="P146" style:family="paragraph" style:parent-style-name="Standard" style:list-style-name="L1">
      <style:text-properties style:text-line-through-style="none" style:text-line-through-type="none" officeooo:rsid="0075e327" officeooo:paragraph-rsid="0075e327"/>
    </style:style>
    <style:style style:name="P147" style:family="paragraph" style:parent-style-name="Standard" style:list-style-name="L1">
      <style:text-properties style:text-line-through-style="none" style:text-line-through-type="none" officeooo:rsid="00434329" officeooo:paragraph-rsid="00434329"/>
    </style:style>
    <style:style style:name="P148" style:family="paragraph" style:parent-style-name="Standard" style:list-style-name="L1">
      <style:text-properties style:text-line-through-style="none" style:text-line-through-type="none" officeooo:rsid="0046439f" officeooo:paragraph-rsid="0046439f"/>
    </style:style>
    <style:style style:name="P149" style:family="paragraph" style:parent-style-name="Standard" style:list-style-name="L1">
      <style:text-properties style:text-line-through-style="none" style:text-line-through-type="none" officeooo:rsid="0046439f" officeooo:paragraph-rsid="00471411"/>
    </style:style>
    <style:style style:name="P150" style:family="paragraph" style:parent-style-name="Standard" style:list-style-name="L1">
      <style:text-properties style:text-line-through-style="none" style:text-line-through-type="none" officeooo:rsid="0046439f" officeooo:paragraph-rsid="00482086"/>
    </style:style>
    <style:style style:name="P151" style:family="paragraph" style:parent-style-name="Standard" style:list-style-name="L1">
      <style:text-properties style:text-line-through-style="none" style:text-line-through-type="none" officeooo:rsid="00482086" officeooo:paragraph-rsid="00482086"/>
    </style:style>
    <style:style style:name="P152" style:family="paragraph" style:parent-style-name="Standard" style:list-style-name="L1">
      <style:text-properties style:text-line-through-style="none" style:text-line-through-type="none" officeooo:rsid="00fe98cf" officeooo:paragraph-rsid="00fe98cf"/>
    </style:style>
    <style:style style:name="P153" style:family="paragraph" style:parent-style-name="Standard" style:list-style-name="L1">
      <style:text-properties style:text-line-through-style="none" style:text-line-through-type="none" officeooo:rsid="00353dac" officeooo:paragraph-rsid="01293184"/>
    </style:style>
    <style:style style:name="P154" style:family="paragraph" style:parent-style-name="Standard" style:list-style-name="L1">
      <style:text-properties style:text-line-through-style="none" style:text-line-through-type="none" officeooo:rsid="00385aef" officeooo:paragraph-rsid="01293184"/>
    </style:style>
    <style:style style:name="P155" style:family="paragraph" style:parent-style-name="Standard" style:list-style-name="L1">
      <style:text-properties style:text-line-through-style="none" style:text-line-through-type="none" fo:font-size="18pt" style:text-underline-style="solid" style:text-underline-width="auto" style:text-underline-color="font-color" fo:font-weight="bold" officeooo:rsid="00500b02" officeooo:paragraph-rsid="00500b02" style:font-size-asian="18pt" style:font-weight-asian="bold" style:font-size-complex="18pt" style:font-weight-complex="bold"/>
    </style:style>
    <style:style style:name="P156" style:family="paragraph" style:parent-style-name="Standard" style:list-style-name="L1">
      <style:text-properties fo:font-variant="normal" fo:text-transform="none" fo:color="#000000" style:text-line-through-style="none" style:text-line-through-type="none" style:font-name="Liberation Serif" fo:font-size="12pt" fo:letter-spacing="normal" fo:font-style="normal" fo:font-weight="normal" officeooo:rsid="0041783c" officeooo:paragraph-rsid="0128c059" style:font-size-asian="12pt" style:font-size-complex="12pt"/>
    </style:style>
    <style:style style:name="P157" style:family="paragraph" style:parent-style-name="Standard" style:list-style-name="L1">
      <style:text-properties fo:font-variant="normal" fo:text-transform="none" fo:color="#000000" style:text-line-through-style="none" style:text-line-through-type="none" style:font-name="Liberation Serif" fo:font-size="12pt" fo:letter-spacing="normal" fo:font-style="normal" fo:font-weight="normal" officeooo:rsid="0041783c" officeooo:paragraph-rsid="004d92ec" style:font-size-asian="12pt" style:font-size-complex="12pt"/>
    </style:style>
    <style:style style:name="P158" style:family="paragraph" style:parent-style-name="Standard" style:list-style-name="L1">
      <style:text-properties fo:font-variant="normal" fo:text-transform="none" fo:color="#000000" style:text-line-through-style="none" style:text-line-through-type="none" style:font-name="Liberation Serif" fo:font-size="12pt" fo:letter-spacing="normal" fo:font-style="normal" fo:font-weight="normal" officeooo:rsid="00d52080" officeooo:paragraph-rsid="0128c059" style:font-size-asian="10.5pt" style:font-size-complex="12pt"/>
    </style:style>
    <style:style style:name="P159" style:family="paragraph" style:parent-style-name="Standard" style:list-style-name="L1">
      <style:text-properties fo:font-variant="normal" fo:text-transform="none" fo:color="#000000" style:text-line-through-style="none" style:text-line-through-type="none" style:font-name="Liberation Serif" fo:font-size="12pt" fo:letter-spacing="normal" fo:font-style="normal" fo:font-weight="normal" officeooo:rsid="00dca766" officeooo:paragraph-rsid="0128c059" style:font-size-asian="10.5pt" style:font-size-complex="12pt"/>
    </style:style>
    <style:style style:name="P160" style:family="paragraph" style:parent-style-name="Standard" style:list-style-name="L1">
      <style:text-properties fo:font-variant="normal" fo:text-transform="none" fo:color="#222222" style:text-line-through-style="none" style:text-line-through-type="none" style:font-name="Liberation Serif" fo:font-size="12pt" fo:letter-spacing="normal" fo:font-style="normal" fo:font-weight="normal" officeooo:rsid="00d52080" officeooo:paragraph-rsid="00d52080" style:font-size-asian="10.5pt" style:font-size-complex="12pt"/>
    </style:style>
    <style:style style:name="P161" style:family="paragraph" style:parent-style-name="Standard" style:list-style-name="L1">
      <style:paragraph-properties>
        <style:tab-stops>
          <style:tab-stop style:position="0.661cm"/>
        </style:tab-stops>
      </style:paragraph-properties>
      <style:text-properties officeooo:paragraph-rsid="01293184"/>
    </style:style>
    <style:style style:name="P162" style:family="paragraph" style:parent-style-name="Standard" style:list-style-name="L1">
      <style:paragraph-properties>
        <style:tab-stops>
          <style:tab-stop style:position="0.661cm"/>
        </style:tab-stops>
      </style:paragraph-properties>
      <style:text-properties officeooo:paragraph-rsid="006d3f87"/>
    </style:style>
    <style:style style:name="P163" style:family="paragraph" style:parent-style-name="Standard" style:list-style-name="L1">
      <style:paragraph-properties>
        <style:tab-stops>
          <style:tab-stop style:position="0.661cm"/>
        </style:tab-stops>
      </style:paragraph-properties>
      <style:text-properties officeooo:paragraph-rsid="006e3bda"/>
    </style:style>
    <style:style style:name="P164" style:family="paragraph" style:parent-style-name="Standard" style:list-style-name="L1">
      <style:paragraph-properties>
        <style:tab-stops>
          <style:tab-stop style:position="0.661cm"/>
        </style:tab-stops>
      </style:paragraph-properties>
      <style:text-properties officeooo:paragraph-rsid="0071dd1d"/>
    </style:style>
    <style:style style:name="P165" style:family="paragraph" style:parent-style-name="Standard" style:list-style-name="L1">
      <style:paragraph-properties>
        <style:tab-stops>
          <style:tab-stop style:position="0.661cm"/>
        </style:tab-stops>
      </style:paragraph-properties>
      <style:text-properties officeooo:paragraph-rsid="0074f6e9"/>
    </style:style>
    <style:style style:name="P166" style:family="paragraph" style:parent-style-name="Standard" style:list-style-name="L1">
      <style:paragraph-properties>
        <style:tab-stops>
          <style:tab-stop style:position="0.661cm"/>
        </style:tab-stops>
      </style:paragraph-properties>
      <style:text-properties officeooo:paragraph-rsid="0077174f"/>
    </style:style>
    <style:style style:name="P167" style:family="paragraph" style:parent-style-name="Standard" style:list-style-name="L1">
      <style:paragraph-properties>
        <style:tab-stops>
          <style:tab-stop style:position="0.661cm"/>
        </style:tab-stops>
      </style:paragraph-properties>
      <style:text-properties officeooo:paragraph-rsid="0081d8a0"/>
    </style:style>
    <style:style style:name="P168" style:family="paragraph" style:parent-style-name="Standard" style:list-style-name="L1">
      <style:paragraph-properties>
        <style:tab-stops>
          <style:tab-stop style:position="0.661cm"/>
        </style:tab-stops>
      </style:paragraph-properties>
      <style:text-properties officeooo:paragraph-rsid="0085c51b"/>
    </style:style>
    <style:style style:name="P169" style:family="paragraph" style:parent-style-name="Standard" style:list-style-name="L1">
      <style:paragraph-properties>
        <style:tab-stops>
          <style:tab-stop style:position="0.661cm"/>
        </style:tab-stops>
      </style:paragraph-properties>
      <style:text-properties officeooo:paragraph-rsid="0084eba4"/>
    </style:style>
    <style:style style:name="P170" style:family="paragraph" style:parent-style-name="Standard" style:list-style-name="L1">
      <style:paragraph-properties>
        <style:tab-stops>
          <style:tab-stop style:position="0.661cm"/>
        </style:tab-stops>
      </style:paragraph-properties>
      <style:text-properties officeooo:paragraph-rsid="0086491b"/>
    </style:style>
    <style:style style:name="P171" style:family="paragraph" style:parent-style-name="Standard" style:list-style-name="L1">
      <style:paragraph-properties>
        <style:tab-stops>
          <style:tab-stop style:position="0.661cm"/>
        </style:tab-stops>
      </style:paragraph-properties>
      <style:text-properties officeooo:paragraph-rsid="00bde86c"/>
    </style:style>
    <style:style style:name="P172" style:family="paragraph" style:parent-style-name="Standard" style:list-style-name="L1">
      <style:paragraph-properties>
        <style:tab-stops>
          <style:tab-stop style:position="0.661cm"/>
        </style:tab-stops>
      </style:paragraph-properties>
      <style:text-properties officeooo:paragraph-rsid="00c9193f"/>
    </style:style>
    <style:style style:name="P173" style:family="paragraph" style:parent-style-name="Standard" style:list-style-name="L1">
      <style:paragraph-properties>
        <style:tab-stops>
          <style:tab-stop style:position="0.661cm"/>
        </style:tab-stops>
      </style:paragraph-properties>
      <style:text-properties officeooo:paragraph-rsid="00838b52"/>
    </style:style>
    <style:style style:name="P174" style:family="paragraph" style:parent-style-name="Standard" style:list-style-name="L1">
      <style:paragraph-properties>
        <style:tab-stops>
          <style:tab-stop style:position="0.661cm"/>
        </style:tab-stops>
      </style:paragraph-properties>
      <style:text-properties officeooo:paragraph-rsid="00d67217"/>
    </style:style>
    <style:style style:name="P175" style:family="paragraph" style:parent-style-name="Standard" style:list-style-name="L1">
      <style:paragraph-properties>
        <style:tab-stops>
          <style:tab-stop style:position="0.661cm"/>
        </style:tab-stops>
      </style:paragraph-properties>
      <style:text-properties officeooo:paragraph-rsid="008663e9"/>
    </style:style>
    <style:style style:name="P176" style:family="paragraph" style:parent-style-name="Standard" style:list-style-name="L1">
      <style:paragraph-properties>
        <style:tab-stops>
          <style:tab-stop style:position="0.661cm"/>
        </style:tab-stops>
      </style:paragraph-properties>
      <style:text-properties officeooo:paragraph-rsid="00874edc"/>
    </style:style>
    <style:style style:name="P177" style:family="paragraph" style:parent-style-name="Standard" style:list-style-name="L1">
      <style:paragraph-properties>
        <style:tab-stops>
          <style:tab-stop style:position="0.661cm"/>
        </style:tab-stops>
      </style:paragraph-properties>
      <style:text-properties officeooo:paragraph-rsid="0088581d"/>
    </style:style>
    <style:style style:name="P178" style:family="paragraph" style:parent-style-name="Standard" style:list-style-name="L1">
      <style:paragraph-properties>
        <style:tab-stops>
          <style:tab-stop style:position="0.661cm"/>
        </style:tab-stops>
      </style:paragraph-properties>
      <style:text-properties officeooo:paragraph-rsid="0087f34d"/>
    </style:style>
    <style:style style:name="P179" style:family="paragraph" style:parent-style-name="Standard" style:list-style-name="L1">
      <style:paragraph-properties>
        <style:tab-stops>
          <style:tab-stop style:position="0.661cm"/>
        </style:tab-stops>
      </style:paragraph-properties>
      <style:text-properties officeooo:paragraph-rsid="0091258c"/>
    </style:style>
    <style:style style:name="P180" style:family="paragraph" style:parent-style-name="Standard" style:list-style-name="L1">
      <style:paragraph-properties>
        <style:tab-stops>
          <style:tab-stop style:position="0.661cm"/>
        </style:tab-stops>
      </style:paragraph-properties>
      <style:text-properties officeooo:paragraph-rsid="013b82a7"/>
    </style:style>
    <style:style style:name="P181" style:family="paragraph" style:parent-style-name="Standard" style:list-style-name="L1">
      <style:paragraph-properties>
        <style:tab-stops>
          <style:tab-stop style:position="0.661cm"/>
        </style:tab-stops>
      </style:paragraph-properties>
      <style:text-properties officeooo:paragraph-rsid="00894c77"/>
    </style:style>
    <style:style style:name="P182" style:family="paragraph" style:parent-style-name="Standard" style:list-style-name="L1">
      <style:paragraph-properties>
        <style:tab-stops>
          <style:tab-stop style:position="0.661cm"/>
        </style:tab-stops>
      </style:paragraph-properties>
      <style:text-properties officeooo:paragraph-rsid="008b3393"/>
    </style:style>
    <style:style style:name="P183" style:family="paragraph" style:parent-style-name="Standard" style:list-style-name="L1">
      <style:paragraph-properties>
        <style:tab-stops>
          <style:tab-stop style:position="0.661cm"/>
        </style:tab-stops>
      </style:paragraph-properties>
      <style:text-properties officeooo:paragraph-rsid="0131b373"/>
    </style:style>
    <style:style style:name="P184" style:family="paragraph" style:parent-style-name="Standard" style:list-style-name="L1">
      <style:paragraph-properties>
        <style:tab-stops>
          <style:tab-stop style:position="0.661cm"/>
        </style:tab-stops>
      </style:paragraph-properties>
      <style:text-properties officeooo:paragraph-rsid="008d8601"/>
    </style:style>
    <style:style style:name="P185" style:family="paragraph" style:parent-style-name="Standard" style:list-style-name="L1">
      <style:paragraph-properties>
        <style:tab-stops>
          <style:tab-stop style:position="0.661cm"/>
        </style:tab-stops>
      </style:paragraph-properties>
      <style:text-properties officeooo:paragraph-rsid="00c4ccd9"/>
    </style:style>
    <style:style style:name="P186" style:family="paragraph" style:parent-style-name="Standard" style:list-style-name="L1">
      <style:paragraph-properties>
        <style:tab-stops>
          <style:tab-stop style:position="0.661cm"/>
        </style:tab-stops>
      </style:paragraph-properties>
      <style:text-properties officeooo:paragraph-rsid="00f8fc4e"/>
    </style:style>
    <style:style style:name="P187" style:family="paragraph" style:parent-style-name="Standard" style:list-style-name="L1">
      <style:paragraph-properties>
        <style:tab-stops>
          <style:tab-stop style:position="0.661cm"/>
        </style:tab-stops>
      </style:paragraph-properties>
      <style:text-properties officeooo:paragraph-rsid="012e5486"/>
    </style:style>
    <style:style style:name="P188" style:family="paragraph" style:parent-style-name="Standard" style:list-style-name="L1">
      <style:paragraph-properties>
        <style:tab-stops>
          <style:tab-stop style:position="0.661cm"/>
        </style:tab-stops>
      </style:paragraph-properties>
      <style:text-properties officeooo:paragraph-rsid="00f970d6"/>
    </style:style>
    <style:style style:name="P189" style:family="paragraph" style:parent-style-name="Standard" style:list-style-name="L1">
      <style:paragraph-properties>
        <style:tab-stops>
          <style:tab-stop style:position="0.661cm"/>
        </style:tab-stops>
      </style:paragraph-properties>
      <style:text-properties officeooo:paragraph-rsid="00fa837e"/>
    </style:style>
    <style:style style:name="P190" style:family="paragraph" style:parent-style-name="Standard" style:list-style-name="L1">
      <style:paragraph-properties>
        <style:tab-stops>
          <style:tab-stop style:position="0.661cm"/>
        </style:tab-stops>
      </style:paragraph-properties>
      <style:text-properties officeooo:paragraph-rsid="00c68ea2"/>
    </style:style>
    <style:style style:name="P191" style:family="paragraph" style:parent-style-name="Standard" style:list-style-name="L1">
      <style:paragraph-properties>
        <style:tab-stops>
          <style:tab-stop style:position="0.661cm"/>
        </style:tab-stops>
      </style:paragraph-properties>
      <style:text-properties officeooo:paragraph-rsid="00c7afd4"/>
    </style:style>
    <style:style style:name="P192" style:family="paragraph" style:parent-style-name="Standard" style:list-style-name="L1">
      <style:paragraph-properties>
        <style:tab-stops>
          <style:tab-stop style:position="0.661cm"/>
        </style:tab-stops>
      </style:paragraph-properties>
      <style:text-properties officeooo:paragraph-rsid="00c7bf32"/>
    </style:style>
    <style:style style:name="P193" style:family="paragraph" style:parent-style-name="Standard" style:list-style-name="L1">
      <style:paragraph-properties>
        <style:tab-stops>
          <style:tab-stop style:position="0.661cm"/>
        </style:tab-stops>
      </style:paragraph-properties>
      <style:text-properties officeooo:paragraph-rsid="00929aee"/>
    </style:style>
    <style:style style:name="P194" style:family="paragraph" style:parent-style-name="Standard" style:list-style-name="L1">
      <style:paragraph-properties>
        <style:tab-stops>
          <style:tab-stop style:position="0.661cm"/>
        </style:tab-stops>
      </style:paragraph-properties>
      <style:text-properties officeooo:paragraph-rsid="00f17642"/>
    </style:style>
    <style:style style:name="P195" style:family="paragraph" style:parent-style-name="Standard" style:list-style-name="L1">
      <style:paragraph-properties>
        <style:tab-stops>
          <style:tab-stop style:position="0.661cm"/>
        </style:tab-stops>
      </style:paragraph-properties>
      <style:text-properties officeooo:paragraph-rsid="00971832"/>
    </style:style>
    <style:style style:name="P196" style:family="paragraph" style:parent-style-name="Standard" style:list-style-name="L1">
      <style:paragraph-properties>
        <style:tab-stops>
          <style:tab-stop style:position="0.661cm"/>
        </style:tab-stops>
      </style:paragraph-properties>
      <style:text-properties officeooo:paragraph-rsid="00de9b29"/>
    </style:style>
    <style:style style:name="P197" style:family="paragraph" style:parent-style-name="Standard" style:list-style-name="L1">
      <style:paragraph-properties>
        <style:tab-stops>
          <style:tab-stop style:position="0.661cm"/>
        </style:tab-stops>
      </style:paragraph-properties>
      <style:text-properties officeooo:paragraph-rsid="00992d01"/>
    </style:style>
    <style:style style:name="P198" style:family="paragraph" style:parent-style-name="Standard" style:list-style-name="L1">
      <style:paragraph-properties>
        <style:tab-stops>
          <style:tab-stop style:position="0.661cm"/>
        </style:tab-stops>
      </style:paragraph-properties>
      <style:text-properties officeooo:paragraph-rsid="00a00f29"/>
    </style:style>
    <style:style style:name="P199" style:family="paragraph" style:parent-style-name="Standard" style:list-style-name="L1">
      <style:paragraph-properties>
        <style:tab-stops>
          <style:tab-stop style:position="0.661cm"/>
        </style:tab-stops>
      </style:paragraph-properties>
      <style:text-properties officeooo:paragraph-rsid="00e4c518"/>
    </style:style>
    <style:style style:name="P200" style:family="paragraph" style:parent-style-name="Standard" style:list-style-name="L1">
      <style:paragraph-properties>
        <style:tab-stops>
          <style:tab-stop style:position="0.661cm"/>
        </style:tab-stops>
      </style:paragraph-properties>
      <style:text-properties officeooo:paragraph-rsid="012fddb0"/>
    </style:style>
    <style:style style:name="P201" style:family="paragraph" style:parent-style-name="Standard" style:list-style-name="L1">
      <style:paragraph-properties>
        <style:tab-stops>
          <style:tab-stop style:position="0.661cm"/>
        </style:tab-stops>
      </style:paragraph-properties>
      <style:text-properties officeooo:paragraph-rsid="00a1fd76"/>
    </style:style>
    <style:style style:name="P202" style:family="paragraph" style:parent-style-name="Standard" style:list-style-name="L1">
      <style:paragraph-properties>
        <style:tab-stops>
          <style:tab-stop style:position="0.661cm"/>
        </style:tab-stops>
      </style:paragraph-properties>
      <style:text-properties officeooo:paragraph-rsid="00a48836"/>
    </style:style>
    <style:style style:name="P203" style:family="paragraph" style:parent-style-name="Standard" style:list-style-name="L1">
      <style:paragraph-properties>
        <style:tab-stops>
          <style:tab-stop style:position="0.661cm"/>
        </style:tab-stops>
      </style:paragraph-properties>
      <style:text-properties officeooo:paragraph-rsid="00a5a8e3"/>
    </style:style>
    <style:style style:name="P204" style:family="paragraph" style:parent-style-name="Standard" style:list-style-name="L1">
      <style:paragraph-properties>
        <style:tab-stops>
          <style:tab-stop style:position="0.661cm"/>
        </style:tab-stops>
      </style:paragraph-properties>
      <style:text-properties officeooo:paragraph-rsid="00a601ab"/>
    </style:style>
    <style:style style:name="P205" style:family="paragraph" style:parent-style-name="Standard" style:list-style-name="L1">
      <style:paragraph-properties>
        <style:tab-stops>
          <style:tab-stop style:position="0.661cm"/>
        </style:tab-stops>
      </style:paragraph-properties>
      <style:text-properties officeooo:paragraph-rsid="00a6ff5b"/>
    </style:style>
    <style:style style:name="P206" style:family="paragraph" style:parent-style-name="Standard" style:list-style-name="L1">
      <style:paragraph-properties>
        <style:tab-stops>
          <style:tab-stop style:position="0.661cm"/>
        </style:tab-stops>
      </style:paragraph-properties>
      <style:text-properties officeooo:paragraph-rsid="00a83099"/>
    </style:style>
    <style:style style:name="P207" style:family="paragraph" style:parent-style-name="Standard" style:list-style-name="L1">
      <style:paragraph-properties>
        <style:tab-stops>
          <style:tab-stop style:position="0.661cm"/>
        </style:tab-stops>
      </style:paragraph-properties>
      <style:text-properties officeooo:paragraph-rsid="00abbf27"/>
    </style:style>
    <style:style style:name="P208" style:family="paragraph" style:parent-style-name="Text_20_body" style:list-style-name="L1"/>
    <style:style style:name="P209" style:family="paragraph" style:parent-style-name="Text_20_body" style:list-style-name="L1">
      <style:text-properties officeooo:paragraph-rsid="006fef99"/>
    </style:style>
    <style:style style:name="P210" style:family="paragraph" style:parent-style-name="Text_20_body" style:list-style-name="L1">
      <style:text-properties officeooo:paragraph-rsid="00b9979e"/>
    </style:style>
    <style:style style:name="P211" style:family="paragraph" style:parent-style-name="Text_20_body" style:list-style-name="L1">
      <style:text-properties officeooo:paragraph-rsid="0071dd1d"/>
    </style:style>
    <style:style style:name="P212" style:family="paragraph" style:parent-style-name="Text_20_body" style:list-style-name="L1">
      <style:text-properties officeooo:paragraph-rsid="0153dd15"/>
    </style:style>
    <style:style style:name="P213" style:family="paragraph" style:parent-style-name="Text_20_body" style:list-style-name="L1">
      <style:text-properties officeooo:paragraph-rsid="007fcd9f"/>
    </style:style>
    <style:style style:name="P214" style:family="paragraph" style:parent-style-name="Text_20_body" style:list-style-name="L1">
      <style:text-properties officeooo:paragraph-rsid="010fe74f"/>
    </style:style>
    <style:style style:name="P215" style:family="paragraph" style:parent-style-name="Text_20_body" style:list-style-name="L1">
      <style:text-properties officeooo:paragraph-rsid="011478bd"/>
    </style:style>
    <style:style style:name="P216" style:family="paragraph" style:parent-style-name="Text_20_body" style:list-style-name="L1">
      <style:text-properties officeooo:paragraph-rsid="011dfc07"/>
    </style:style>
    <style:style style:name="P217" style:family="paragraph" style:parent-style-name="Text_20_body" style:list-style-name="L1">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218" style:family="paragraph" style:parent-style-name="Text_20_body" style:list-style-name="L1">
      <style:text-properties fo:font-variant="normal" fo:text-transform="none" fo:color="#000000" style:font-name="Liberation Serif" fo:font-size="12pt" fo:letter-spacing="normal" fo:font-style="normal" fo:font-weight="normal" officeooo:paragraph-rsid="01583e1a" style:font-size-asian="12pt" style:font-style-asian="normal" style:font-size-complex="12pt" style:font-style-complex="normal"/>
    </style:style>
    <style:style style:name="P219" style:family="paragraph" style:parent-style-name="Text_20_body" style:list-style-name="L1">
      <style:text-properties fo:font-variant="normal" fo:text-transform="none" fo:color="#000000" style:font-name="UbuntuMono" fo:font-size="11.25pt" fo:letter-spacing="normal" fo:font-style="normal" fo:font-weight="normal" officeooo:rsid="01583e1a" officeooo:paragraph-rsid="01583e1a" style:font-size-asian="12pt" style:font-style-asian="normal" style:font-size-complex="12pt" style:font-style-complex="normal"/>
    </style:style>
    <style:style style:name="P220" style:family="paragraph" style:parent-style-name="Text_20_body" style:list-style-name="L1">
      <style:text-properties fo:font-variant="normal" fo:text-transform="none" fo:color="#000000" style:font-name="UbuntuMono" fo:font-size="11.25pt" fo:letter-spacing="normal" fo:font-style="normal" fo:font-weight="normal" officeooo:paragraph-rsid="01583e1a" style:font-size-asian="12pt" style:font-style-asian="normal" style:font-size-complex="12pt" style:font-style-complex="normal"/>
    </style:style>
    <style:style style:name="P221" style:family="paragraph" style:parent-style-name="Text_20_body" style:list-style-name="L1">
      <style:text-properties fo:font-variant="normal" fo:text-transform="none" fo:color="#222222" style:font-name="Arial" fo:font-size="12pt" fo:letter-spacing="normal" fo:font-style="normal" fo:font-weight="normal"/>
    </style:style>
    <style:style style:name="P222" style:family="paragraph" style:parent-style-name="Text_20_body" style:list-style-name="L1">
      <style:text-properties officeooo:rsid="010fe74f" officeooo:paragraph-rsid="011136af"/>
    </style:style>
    <style:style style:name="P223" style:family="paragraph" style:parent-style-name="Text_20_body" style:list-style-name="L1">
      <style:text-properties officeooo:rsid="011136af" officeooo:paragraph-rsid="011136af"/>
    </style:style>
    <style:style style:name="P224" style:family="paragraph" style:parent-style-name="Text_20_body" style:list-style-name="L1">
      <style:text-properties officeooo:rsid="00971832" officeooo:paragraph-rsid="00971832"/>
    </style:style>
    <style:style style:name="P225" style:family="paragraph" style:parent-style-name="Text_20_body" style:list-style-name="L1">
      <style:text-properties officeooo:rsid="010dfc65" officeooo:paragraph-rsid="010dfc65"/>
    </style:style>
    <style:style style:name="P226" style:family="paragraph" style:parent-style-name="Text_20_body" style:list-style-name="L1">
      <style:text-properties officeooo:rsid="00f4f236" officeooo:paragraph-rsid="00f4f236"/>
    </style:style>
    <style:style style:name="P227" style:family="paragraph" style:parent-style-name="Text_20_body" style:list-style-name="L1">
      <style:text-properties officeooo:rsid="011478bd" officeooo:paragraph-rsid="011478bd"/>
    </style:style>
    <style:style style:name="P228" style:family="paragraph" style:parent-style-name="Text_20_body" style:list-style-name="L1">
      <style:text-properties officeooo:rsid="0115fc54" officeooo:paragraph-rsid="0115fc54"/>
    </style:style>
    <style:style style:name="P229" style:family="paragraph" style:parent-style-name="Text_20_body" style:list-style-name="L1">
      <style:text-properties officeooo:rsid="0095a117" officeooo:paragraph-rsid="0095a117"/>
    </style:style>
    <style:style style:name="P230" style:family="paragraph" style:parent-style-name="Text_20_body" style:list-style-name="L1">
      <style:text-properties officeooo:rsid="011a3f4e" officeooo:paragraph-rsid="011a3f4e"/>
    </style:style>
    <style:style style:name="P231" style:family="paragraph" style:parent-style-name="Text_20_body" style:list-style-name="L1">
      <style:text-properties fo:font-size="14pt" style:text-underline-style="solid" style:text-underline-width="auto" style:text-underline-color="font-color" officeooo:rsid="00e01220" officeooo:paragraph-rsid="00e01220" style:font-size-asian="14pt" style:font-size-complex="14pt"/>
    </style:style>
    <style:style style:name="P232" style:family="paragraph" style:parent-style-name="Text_20_body" style:list-style-name="L1">
      <style:paragraph-properties fo:margin-top="0cm" fo:margin-bottom="0cm" loext:contextual-spacing="false"/>
    </style:style>
    <style:style style:name="P233" style:family="paragraph" style:parent-style-name="Text_20_body" style:list-style-name="L1">
      <style:paragraph-properties fo:margin-top="0cm" fo:margin-bottom="0cm" loext:contextual-spacing="false"/>
      <style:text-properties officeooo:paragraph-rsid="0081c8dd"/>
    </style:style>
    <style:style style:name="P234" style:family="paragraph" style:parent-style-name="Text_20_body" style:list-style-name="L1">
      <style:paragraph-properties fo:margin-top="0cm" fo:margin-bottom="0cm" loext:contextual-spacing="false"/>
      <style:text-properties officeooo:paragraph-rsid="015bd819"/>
    </style:style>
    <style:style style:name="P235" style:family="paragraph" style:parent-style-name="Text_20_body" style:list-style-name="L1">
      <style:paragraph-properties fo:margin-top="0cm" fo:margin-bottom="0cm" loext:contextual-spacing="false"/>
      <style:text-properties officeooo:paragraph-rsid="00f38950"/>
    </style:style>
    <style:style style:name="P236" style:family="paragraph" style:parent-style-name="Text_20_body" style:list-style-name="L1">
      <style:paragraph-properties fo:margin-top="0cm" fo:margin-bottom="0cm" loext:contextual-spacing="false"/>
      <style:text-properties officeooo:paragraph-rsid="011c224a"/>
    </style:style>
    <style:style style:name="P237" style:family="paragraph" style:parent-style-name="Text_20_body" style:list-style-name="L1">
      <style:paragraph-properties fo:margin-top="0cm" fo:margin-bottom="0cm" loext:contextual-spacing="false"/>
      <style:text-properties officeooo:paragraph-rsid="009cc6c9"/>
    </style:style>
    <style:style style:name="P238" style:family="paragraph" style:parent-style-name="Text_20_body" style:list-style-name="L1">
      <style:paragraph-properties fo:margin-top="0cm" fo:margin-bottom="0cm" loext:contextual-spacing="false"/>
      <style:text-properties fo:font-style="normal" officeooo:paragraph-rsid="0081c8dd" style:font-style-asian="normal" style:font-style-complex="normal"/>
    </style:style>
    <style:style style:name="P239" style:family="paragraph" style:parent-style-name="Text_20_body" style:list-style-name="L1">
      <style:paragraph-properties fo:margin-top="0cm" fo:margin-bottom="0cm" loext:contextual-spacing="false"/>
      <style:text-properties officeooo:rsid="0094ab67" officeooo:paragraph-rsid="0094ab67"/>
    </style:style>
    <style:style style:name="P240" style:family="paragraph" style:parent-style-name="Text_20_body" style:list-style-name="L1">
      <style:paragraph-properties fo:margin-top="0cm" fo:margin-bottom="0cm" loext:contextual-spacing="false"/>
      <style:text-properties officeooo:rsid="0095a117" officeooo:paragraph-rsid="0095a117"/>
    </style:style>
    <style:style style:name="P241" style:family="paragraph" style:parent-style-name="Text_20_body" style:list-style-name="L1">
      <style:paragraph-properties fo:margin-top="0cm" fo:margin-bottom="0cm" loext:contextual-spacing="false"/>
      <style:text-properties officeooo:rsid="00f6d4c0" officeooo:paragraph-rsid="00f6d4c0"/>
    </style:style>
    <style:style style:name="P242" style:family="paragraph" style:parent-style-name="Text_20_body" style:list-style-name="L1">
      <style:paragraph-properties fo:margin-top="0cm" fo:margin-bottom="0cm" loext:contextual-spacing="false"/>
      <style:text-properties officeooo:rsid="00971832" officeooo:paragraph-rsid="00971832"/>
    </style:style>
    <style:style style:name="P243" style:family="paragraph" style:parent-style-name="Text_20_body" style:list-style-name="L1">
      <style:paragraph-properties fo:margin-top="0cm" fo:margin-bottom="0cm" loext:contextual-spacing="false"/>
      <style:text-properties officeooo:rsid="011807d1" officeooo:paragraph-rsid="011807d1"/>
    </style:style>
    <style:style style:name="P244" style:family="paragraph" style:parent-style-name="Text_20_body" style:list-style-name="L1">
      <style:paragraph-properties fo:margin-top="0cm" fo:margin-bottom="0cm" loext:contextual-spacing="false"/>
      <style:text-properties officeooo:rsid="014190d1" officeooo:paragraph-rsid="014190d1"/>
    </style:style>
    <style:style style:name="P245" style:family="paragraph" style:parent-style-name="Text_20_body" style:list-style-name="L1">
      <style:paragraph-properties fo:margin-top="0cm" fo:margin-bottom="0cm" loext:contextual-spacing="false"/>
      <style:text-properties officeooo:rsid="00f6cca5" officeooo:paragraph-rsid="00f6cca5"/>
    </style:style>
    <style:style style:name="P246" style:family="paragraph" style:parent-style-name="Text_20_body" style:list-style-name="L1">
      <style:paragraph-properties fo:margin-top="0cm" fo:margin-bottom="0cm" loext:contextual-spacing="false"/>
      <style:text-properties officeooo:rsid="00f6cca5" officeooo:paragraph-rsid="00f6d4c0"/>
    </style:style>
    <style:style style:name="P247" style:family="paragraph" style:parent-style-name="Text_20_body" style:list-style-name="L1">
      <style:paragraph-properties fo:margin-top="0cm" fo:margin-bottom="0cm" loext:contextual-spacing="false"/>
      <style:text-properties officeooo:rsid="00f38950" officeooo:paragraph-rsid="00f38950"/>
    </style:style>
    <style:style style:name="P248" style:family="paragraph" style:parent-style-name="Text_20_body" style:list-style-name="L1">
      <style:paragraph-properties fo:margin-top="0cm" fo:margin-bottom="0cm" loext:contextual-spacing="false"/>
      <style:text-properties fo:color="#000000" style:font-name="Liberation Serif" fo:font-size="12pt" officeooo:paragraph-rsid="00f38950" style:font-size-asian="12pt" style:font-size-complex="12pt"/>
    </style:style>
    <style:style style:name="P249" style:family="paragraph" style:parent-style-name="Text_20_body" style:list-style-name="L1">
      <style:paragraph-properties fo:margin-top="0cm" fo:margin-bottom="0cm" loext:contextual-spacing="false"/>
      <style:text-properties fo:color="#000000" style:font-name="Liberation Serif" fo:font-size="12pt" officeooo:paragraph-rsid="0122db7a" style:font-size-asian="12pt" style:font-size-complex="12pt"/>
    </style:style>
    <style:style style:name="P250" style:family="paragraph" style:parent-style-name="Text_20_body" style:list-style-name="L1">
      <style:paragraph-properties fo:margin-top="0cm" fo:margin-bottom="0cm" loext:contextual-spacing="false"/>
      <style:text-properties officeooo:rsid="011a3f4e" officeooo:paragraph-rsid="011a3f4e"/>
    </style:style>
    <style:style style:name="P251" style:family="paragraph" style:parent-style-name="Text_20_body" style:list-style-name="L1">
      <style:paragraph-properties fo:margin-top="0cm" fo:margin-bottom="0cm" loext:contextual-spacing="false"/>
      <style:text-properties officeooo:rsid="009cc6c9" officeooo:paragraph-rsid="009cc6c9"/>
    </style:style>
    <style:style style:name="P252" style:family="paragraph" style:parent-style-name="Text_20_body" style:list-style-name="L1">
      <style:paragraph-properties fo:margin-top="0cm" fo:margin-bottom="0cm" loext:contextual-spacing="false"/>
      <style:text-properties fo:font-variant="normal" fo:text-transform="none" fo:color="#222222" style:font-name="arial" fo:font-size="12pt" fo:letter-spacing="normal" fo:font-style="normal" fo:font-weight="normal"/>
    </style:style>
    <style:style style:name="P253" style:family="paragraph" style:parent-style-name="Text_20_body" style:list-style-name="L2">
      <style:paragraph-properties fo:margin-left="0cm" fo:margin-right="0cm" fo:margin-top="0cm" fo:margin-bottom="0cm" loext:contextual-spacing="false" fo:orphans="2" fo:widows="2" fo:text-indent="0cm" style:auto-text-indent="false"/>
    </style:style>
    <style:style style:name="P254" style:family="paragraph" style:parent-style-name="Text_20_body" style:list-style-name="L2">
      <style:paragraph-properties fo:margin-left="0cm" fo:margin-right="0cm" fo:margin-top="0cm" fo:margin-bottom="0cm" loext:contextual-spacing="false" fo:orphans="2" fo:widows="2" fo:text-indent="0cm" style:auto-text-indent="false"/>
      <style:text-properties officeooo:paragraph-rsid="01409042"/>
    </style:style>
    <style:style style:name="T1" style:family="text">
      <style:text-properties officeooo:rsid="001a3929"/>
    </style:style>
    <style:style style:name="T2" style:family="text">
      <style:text-properties officeooo:rsid="001a3eae"/>
    </style:style>
    <style:style style:name="T3" style:family="text">
      <style:text-properties officeooo:rsid="001b6492"/>
    </style:style>
    <style:style style:name="T4" style:family="text">
      <style:text-properties style:text-line-through-style="none" style:text-line-through-type="none"/>
    </style:style>
    <style:style style:name="T5" style:family="text">
      <style:text-properties style:text-line-through-style="none" style:text-line-through-type="none" officeooo:rsid="001cb960"/>
    </style:style>
    <style:style style:name="T6" style:family="text">
      <style:text-properties style:text-line-through-style="none" style:text-line-through-type="none" officeooo:rsid="002fbb6f"/>
    </style:style>
    <style:style style:name="T7" style:family="text">
      <style:text-properties style:text-line-through-style="none" style:text-line-through-type="none" fo:font-size="12pt" officeooo:rsid="0074f6e9" style:font-size-asian="10.5pt" style:font-size-complex="12pt"/>
    </style:style>
    <style:style style:name="T8" style:family="text">
      <style:text-properties style:text-line-through-style="none" style:text-line-through-type="none" fo:font-size="12pt" fo:font-style="normal" style:text-underline-style="none" fo:font-weight="normal" officeooo:rsid="008663e9" style:font-size-asian="10.5pt" style:font-style-asian="normal" style:font-weight-asian="normal" style:font-size-complex="12pt" style:font-style-complex="normal" style:font-weight-complex="normal"/>
    </style:style>
    <style:style style:name="T9" style:family="text">
      <style:text-properties style:text-line-through-style="none" style:text-line-through-type="none" fo:font-size="12pt" fo:font-style="normal" style:text-underline-style="none" fo:font-weight="normal" officeooo:rsid="00838b52" style:font-size-asian="10.5pt" style:font-style-asian="normal" style:font-weight-asian="normal" style:font-size-complex="12pt" style:font-style-complex="normal" style:font-weight-complex="normal"/>
    </style:style>
    <style:style style:name="T10" style:family="text">
      <style:text-properties style:text-line-through-style="none" style:text-line-through-type="none" fo:font-size="12pt" fo:font-style="normal" style:text-underline-style="none" fo:font-weight="normal" officeooo:rsid="00929aee" style:font-size-asian="10.5pt" style:font-style-asian="normal" style:font-weight-asian="normal" style:font-size-complex="12pt" style:font-style-complex="normal" style:font-weight-complex="normal"/>
    </style:style>
    <style:style style:name="T11" style:family="text">
      <style:text-properties style:text-line-through-style="none" style:text-line-through-type="none" fo:font-size="12pt" fo:font-style="normal" style:text-underline-style="none" fo:font-weight="normal" officeooo:rsid="00a1fd76" style:font-size-asian="10.5pt" style:font-style-asian="normal" style:font-weight-asian="normal" style:font-size-complex="12pt" style:font-style-complex="normal" style:font-weight-complex="normal"/>
    </style:style>
    <style:style style:name="T12" style:family="text">
      <style:text-properties style:text-line-through-style="none" style:text-line-through-type="none" fo:font-size="12pt" fo:font-style="normal" style:text-underline-style="none" fo:font-weight="normal" officeooo:rsid="00a5a8e3" style:font-size-asian="10.5pt" style:font-style-asian="normal" style:font-weight-asian="normal" style:font-size-complex="12pt" style:font-style-complex="normal" style:font-weight-complex="normal"/>
    </style:style>
    <style:style style:name="T13" style:family="text">
      <style:text-properties style:text-line-through-style="none" style:text-line-through-type="none" fo:font-size="12pt" fo:font-style="normal" style:text-underline-style="none" fo:font-weight="bold" officeooo:rsid="008663e9" style:font-size-asian="10.5pt" style:font-style-asian="normal" style:font-weight-asian="bold" style:font-size-complex="12pt" style:font-style-complex="normal" style:font-weight-complex="bold"/>
    </style:style>
    <style:style style:name="T14" style:family="text">
      <style:text-properties style:text-line-through-style="none" style:text-line-through-type="none" fo:font-size="12pt" fo:font-weight="normal" officeooo:rsid="01492354" style:font-size-asian="12pt" style:font-weight-asian="normal" style:font-size-complex="12pt" style:font-weight-complex="normal"/>
    </style:style>
    <style:style style:name="T15" style:family="text">
      <style:text-properties style:text-line-through-style="none" style:text-line-through-type="none" fo:font-size="12pt" fo:font-weight="normal" officeooo:rsid="014ad1f6" style:font-size-asian="12pt" style:font-weight-asian="normal" style:font-size-complex="12pt" style:font-weight-complex="normal"/>
    </style:style>
    <style:style style:name="T16" style:family="text">
      <style:text-properties style:text-line-through-style="none" style:text-line-through-type="none" fo:font-size="12pt" fo:font-weight="normal" officeooo:rsid="01498728" style:font-size-asian="12pt" style:font-weight-asian="normal" style:font-size-complex="12pt" style:font-weight-complex="normal"/>
    </style:style>
    <style:style style:name="T17" style:family="text">
      <style:text-properties style:text-line-through-style="none" style:text-line-through-type="none" style:font-name="Liberation Serif" fo:font-size="12pt" officeooo:rsid="006d3f87" style:font-size-asian="10.5pt" style:font-size-complex="12pt"/>
    </style:style>
    <style:style style:name="T18" style:family="text">
      <style:text-properties style:text-line-through-style="none" style:text-line-through-type="none" style:font-name="Liberation Serif" fo:font-size="12pt" officeooo:rsid="006a4d10" style:font-size-asian="10.5pt" style:font-size-complex="12pt"/>
    </style:style>
    <style:style style:name="T19" style:family="text">
      <style:text-properties style:text-line-through-style="none" style:text-line-through-type="none" style:font-name="Liberation Serif" fo:font-size="12pt" officeooo:rsid="0071dd1d" style:font-size-asian="10.5pt" style:font-size-complex="12pt"/>
    </style:style>
    <style:style style:name="T20" style:family="text">
      <style:text-properties style:text-line-through-style="none" style:text-line-through-type="none" style:font-name="Liberation Serif" fo:font-size="12pt" officeooo:rsid="007300ab" style:font-size-asian="10.5pt" style:font-size-complex="12pt"/>
    </style:style>
    <style:style style:name="T21" style:family="text">
      <style:text-properties style:text-line-through-style="none" style:text-line-through-type="none" style:font-name="Liberation Serif" fo:font-size="12pt" officeooo:rsid="0074f6e9" style:font-size-asian="10.5pt" style:font-size-complex="12pt"/>
    </style:style>
    <style:style style:name="T22" style:family="text">
      <style:text-properties style:text-line-through-style="none" style:text-line-through-type="none" style:font-name="Liberation Serif" fo:font-size="12pt" officeooo:rsid="0077174f" style:font-size-asian="10.5pt" style:font-size-complex="12pt"/>
    </style:style>
    <style:style style:name="T23" style:family="text">
      <style:text-properties style:text-line-through-style="none" style:text-line-through-type="none" style:font-name="Liberation Serif" fo:font-size="12pt" officeooo:rsid="0078e786" style:font-size-asian="10.5pt" style:font-size-complex="12pt"/>
    </style:style>
    <style:style style:name="T24" style:family="text">
      <style:text-properties style:text-line-through-style="none" style:text-line-through-type="none" style:font-name="Liberation Serif" fo:font-size="12pt" officeooo:rsid="007a07a6" style:font-size-asian="10.5pt" style:font-size-complex="12pt"/>
    </style:style>
    <style:style style:name="T25" style:family="text">
      <style:text-properties style:text-line-through-style="none" style:text-line-through-type="none" style:font-name="Liberation Serif" fo:font-size="12pt" officeooo:rsid="00d3c26f" style:font-size-asian="10.5pt" style:font-size-complex="12pt"/>
    </style:style>
    <style:style style:name="T26" style:family="text">
      <style:text-properties style:text-line-through-style="none" style:text-line-through-type="none" style:font-name="Liberation Serif" fo:font-size="12pt" officeooo:rsid="0131b373" style:font-size-asian="10.5pt" style:font-size-complex="12pt"/>
    </style:style>
    <style:style style:name="T27" style:family="text">
      <style:text-properties style:text-line-through-style="none" style:text-line-through-type="none" style:font-name="Liberation Serif" fo:font-size="12pt" fo:font-weight="bold" officeooo:rsid="006a4d10" style:font-size-asian="10.5pt" style:font-weight-asian="bold" style:font-size-complex="12pt" style:font-weight-complex="bold"/>
    </style:style>
    <style:style style:name="T28" style:family="text">
      <style:text-properties style:text-line-through-style="none" style:text-line-through-type="none" style:font-name="Liberation Serif" fo:font-size="12pt" fo:font-weight="bold" officeooo:rsid="0074f6e9" style:font-size-asian="10.5pt" style:font-weight-asian="bold" style:font-size-complex="12pt" style:font-weight-complex="bold"/>
    </style:style>
    <style:style style:name="T29" style:family="text">
      <style:text-properties style:text-line-through-style="none" style:text-line-through-type="none" style:font-name="Liberation Serif" fo:font-size="12pt" fo:font-weight="bold" officeooo:rsid="0077174f" style:font-size-asian="10.5pt" style:font-weight-asian="bold" style:font-size-complex="12pt" style:font-weight-complex="bold"/>
    </style:style>
    <style:style style:name="T30" style:family="text">
      <style:text-properties style:text-line-through-style="none" style:text-line-through-type="none" style:font-name="Liberation Serif" fo:font-size="12pt" fo:font-weight="bold" officeooo:rsid="012ae176" style:font-size-asian="10.5pt" style:font-weight-asian="bold" style:font-size-complex="12pt" style:font-weight-complex="bold"/>
    </style:style>
    <style:style style:name="T31" style:family="text">
      <style:text-properties style:text-line-through-style="none" style:text-line-through-type="none" style:font-name="Liberation Serif" fo:font-size="12pt" fo:font-weight="bold" officeooo:rsid="004bfd24" style:font-size-asian="12pt" style:font-weight-asian="bold" style:font-size-complex="12pt" style:font-weight-complex="bold"/>
    </style:style>
    <style:style style:name="T32" style:family="text">
      <style:text-properties style:text-line-through-style="none" style:text-line-through-type="none" style:font-name="Liberation Serif" fo:font-size="12pt" fo:font-weight="bold" officeooo:rsid="0046439f" style:font-size-asian="12pt" style:font-weight-asian="bold" style:font-size-complex="12pt" style:font-weight-complex="bold"/>
    </style:style>
    <style:style style:name="T33" style:family="text">
      <style:text-properties style:text-line-through-style="none" style:text-line-through-type="none" style:font-name="Liberation Serif" fo:font-size="12pt" fo:font-weight="bold" officeooo:rsid="00755226" style:font-size-asian="12pt" style:font-weight-asian="bold" style:font-size-complex="12pt" style:font-weight-complex="bold"/>
    </style:style>
    <style:style style:name="T34" style:family="text">
      <style:text-properties style:text-line-through-style="none" style:text-line-through-type="none" style:font-name="Liberation Serif" fo:font-size="12pt" fo:font-style="normal" style:text-underline-style="solid" style:text-underline-width="auto" style:text-underline-color="font-color" fo:font-weight="normal" officeooo:rsid="0085c51b" style:font-size-asian="10.5pt" style:font-style-asian="normal" style:font-weight-asian="normal" style:font-size-complex="12pt" style:font-style-complex="normal" style:font-weight-complex="normal"/>
    </style:style>
    <style:style style:name="T35" style:family="text">
      <style:text-properties style:text-line-through-style="none" style:text-line-through-type="none" style:font-name="Liberation Serif" fo:font-size="12pt" fo:font-style="normal" style:text-underline-style="solid" style:text-underline-width="auto" style:text-underline-color="font-color" fo:font-weight="normal" officeooo:rsid="008b3393" style:font-size-asian="10.5pt" style:font-style-asian="normal" style:font-weight-asian="normal" style:font-size-complex="12pt" style:font-style-complex="normal" style:font-weight-complex="normal"/>
    </style:style>
    <style:style style:name="T36" style:family="text">
      <style:text-properties style:text-line-through-style="none" style:text-line-through-type="none" style:font-name="Liberation Serif" fo:font-size="12pt" fo:font-style="normal" style:text-underline-style="solid" style:text-underline-width="auto" style:text-underline-color="font-color" fo:font-weight="bold" officeooo:rsid="008663e9" style:font-size-asian="10.5pt" style:font-style-asian="normal" style:font-weight-asian="bold" style:font-size-complex="12pt" style:font-style-complex="normal" style:font-weight-complex="bold"/>
    </style:style>
    <style:style style:name="T37" style:family="text">
      <style:text-properties style:text-line-through-style="none" style:text-line-through-type="none" style:font-name="Liberation Serif" fo:font-size="12pt" fo:font-style="normal" style:text-underline-style="none" fo:font-weight="normal" officeooo:rsid="0081d8a0" style:font-size-asian="10.5pt" style:font-style-asian="normal" style:font-weight-asian="normal" style:font-size-complex="12pt" style:font-style-complex="normal" style:font-weight-complex="normal"/>
    </style:style>
    <style:style style:name="T38" style:family="text">
      <style:text-properties style:text-line-through-style="none" style:text-line-through-type="none" style:font-name="Liberation Serif" fo:font-size="12pt" fo:font-style="normal" style:text-underline-style="none" fo:font-weight="normal" officeooo:rsid="00838b52" style:font-size-asian="10.5pt" style:font-style-asian="normal" style:font-weight-asian="normal" style:font-size-complex="12pt" style:font-style-complex="normal" style:font-weight-complex="normal"/>
    </style:style>
    <style:style style:name="T39" style:family="text">
      <style:text-properties style:text-line-through-style="none" style:text-line-through-type="none" style:font-name="Liberation Serif" fo:font-size="12pt" fo:font-style="normal" style:text-underline-style="none" fo:font-weight="normal" officeooo:rsid="0085c51b" style:font-size-asian="10.5pt" style:font-style-asian="normal" style:font-weight-asian="normal" style:font-size-complex="12pt" style:font-style-complex="normal" style:font-weight-complex="normal"/>
    </style:style>
    <style:style style:name="T40" style:family="text">
      <style:text-properties style:text-line-through-style="none" style:text-line-through-type="none" style:font-name="Liberation Serif" fo:font-size="12pt" fo:font-style="normal" style:text-underline-style="none" fo:font-weight="normal" officeooo:rsid="0086491b" style:font-size-asian="10.5pt" style:font-style-asian="normal" style:font-weight-asian="normal" style:font-size-complex="12pt" style:font-style-complex="normal" style:font-weight-complex="normal"/>
    </style:style>
    <style:style style:name="T41" style:family="text">
      <style:text-properties style:text-line-through-style="none" style:text-line-through-type="none" style:font-name="Liberation Serif" fo:font-size="12pt" fo:font-style="normal" style:text-underline-style="none" fo:font-weight="normal" officeooo:rsid="008663e9" style:font-size-asian="10.5pt" style:font-style-asian="normal" style:font-weight-asian="normal" style:font-size-complex="12pt" style:font-style-complex="normal" style:font-weight-complex="normal"/>
    </style:style>
    <style:style style:name="T42" style:family="text">
      <style:text-properties style:text-line-through-style="none" style:text-line-through-type="none" style:font-name="Liberation Serif" fo:font-size="12pt" fo:font-style="normal" style:text-underline-style="none" fo:font-weight="normal" officeooo:rsid="00874edc" style:font-size-asian="10.5pt" style:font-style-asian="normal" style:font-weight-asian="normal" style:font-size-complex="12pt" style:font-style-complex="normal" style:font-weight-complex="normal"/>
    </style:style>
    <style:style style:name="T43" style:family="text">
      <style:text-properties style:text-line-through-style="none" style:text-line-through-type="none" style:font-name="Liberation Serif" fo:font-size="12pt" fo:font-style="normal" style:text-underline-style="none" fo:font-weight="normal" officeooo:rsid="0087f34d" style:font-size-asian="10.5pt" style:font-style-asian="normal" style:font-weight-asian="normal" style:font-size-complex="12pt" style:font-style-complex="normal" style:font-weight-complex="normal"/>
    </style:style>
    <style:style style:name="T44" style:family="text">
      <style:text-properties style:text-line-through-style="none" style:text-line-through-type="none" style:font-name="Liberation Serif" fo:font-size="12pt" fo:font-style="normal" style:text-underline-style="none" fo:font-weight="normal" officeooo:rsid="0088581d" style:font-size-asian="10.5pt" style:font-style-asian="normal" style:font-weight-asian="normal" style:font-size-complex="12pt" style:font-style-complex="normal" style:font-weight-complex="normal"/>
    </style:style>
    <style:style style:name="T45" style:family="text">
      <style:text-properties style:text-line-through-style="none" style:text-line-through-type="none" style:font-name="Liberation Serif" fo:font-size="12pt" fo:font-style="normal" style:text-underline-style="none" fo:font-weight="normal" officeooo:rsid="00894c77" style:font-size-asian="10.5pt" style:font-style-asian="normal" style:font-weight-asian="normal" style:font-size-complex="12pt" style:font-style-complex="normal" style:font-weight-complex="normal"/>
    </style:style>
    <style:style style:name="T46" style:family="text">
      <style:text-properties style:text-line-through-style="none" style:text-line-through-type="none" style:font-name="Liberation Serif" fo:font-size="12pt" fo:font-style="normal" style:text-underline-style="none" fo:font-weight="normal" officeooo:rsid="008a2ba7" style:font-size-asian="10.5pt" style:font-style-asian="normal" style:font-weight-asian="normal" style:font-size-complex="12pt" style:font-style-complex="normal" style:font-weight-complex="normal"/>
    </style:style>
    <style:style style:name="T47" style:family="text">
      <style:text-properties style:text-line-through-style="none" style:text-line-through-type="none" style:font-name="Liberation Serif" fo:font-size="12pt" fo:font-style="normal" style:text-underline-style="none" fo:font-weight="normal" officeooo:rsid="008b3393" style:font-size-asian="10.5pt" style:font-style-asian="normal" style:font-weight-asian="normal" style:font-size-complex="12pt" style:font-style-complex="normal" style:font-weight-complex="normal"/>
    </style:style>
    <style:style style:name="T48" style:family="text">
      <style:text-properties style:text-line-through-style="none" style:text-line-through-type="none" style:font-name="Liberation Serif" fo:font-size="12pt" fo:font-style="normal" style:text-underline-style="none" fo:font-weight="normal" officeooo:rsid="008bcc8d" style:font-size-asian="10.5pt" style:font-style-asian="normal" style:font-weight-asian="normal" style:font-size-complex="12pt" style:font-style-complex="normal" style:font-weight-complex="normal"/>
    </style:style>
    <style:style style:name="T49" style:family="text">
      <style:text-properties style:text-line-through-style="none" style:text-line-through-type="none" style:font-name="Liberation Serif" fo:font-size="12pt" fo:font-style="normal" style:text-underline-style="none" fo:font-weight="normal" officeooo:rsid="008d66eb" style:font-size-asian="10.5pt" style:font-style-asian="normal" style:font-weight-asian="normal" style:font-size-complex="12pt" style:font-style-complex="normal" style:font-weight-complex="normal"/>
    </style:style>
    <style:style style:name="T50" style:family="text">
      <style:text-properties style:text-line-through-style="none" style:text-line-through-type="none" style:font-name="Liberation Serif" fo:font-size="12pt" fo:font-style="normal" style:text-underline-style="none" fo:font-weight="normal" officeooo:rsid="008d8601" style:font-size-asian="10.5pt" style:font-style-asian="normal" style:font-weight-asian="normal" style:font-size-complex="12pt" style:font-style-complex="normal" style:font-weight-complex="normal"/>
    </style:style>
    <style:style style:name="T51" style:family="text">
      <style:text-properties style:text-line-through-style="none" style:text-line-through-type="none" style:font-name="Liberation Serif" fo:font-size="12pt" fo:font-style="normal" style:text-underline-style="none" fo:font-weight="normal" officeooo:rsid="008fb437" style:font-size-asian="10.5pt" style:font-style-asian="normal" style:font-weight-asian="normal" style:font-size-complex="12pt" style:font-style-complex="normal" style:font-weight-complex="normal"/>
    </style:style>
    <style:style style:name="T52" style:family="text">
      <style:text-properties style:text-line-through-style="none" style:text-line-through-type="none" style:font-name="Liberation Serif" fo:font-size="12pt" fo:font-style="normal" style:text-underline-style="none" fo:font-weight="normal" officeooo:rsid="0091258c" style:font-size-asian="10.5pt" style:font-style-asian="normal" style:font-weight-asian="normal" style:font-size-complex="12pt" style:font-style-complex="normal" style:font-weight-complex="normal"/>
    </style:style>
    <style:style style:name="T53" style:family="text">
      <style:text-properties style:text-line-through-style="none" style:text-line-through-type="none" style:font-name="Liberation Serif" fo:font-size="12pt" fo:font-style="normal" style:text-underline-style="none" fo:font-weight="normal" officeooo:rsid="00929aee" style:font-size-asian="10.5pt" style:font-style-asian="normal" style:font-weight-asian="normal" style:font-size-complex="12pt" style:font-style-complex="normal" style:font-weight-complex="normal"/>
    </style:style>
    <style:style style:name="T54" style:family="text">
      <style:text-properties style:text-line-through-style="none" style:text-line-through-type="none" style:font-name="Liberation Serif" fo:font-size="12pt" fo:font-style="normal" style:text-underline-style="none" fo:font-weight="normal" officeooo:rsid="00971832" style:font-size-asian="10.5pt" style:font-style-asian="normal" style:font-weight-asian="normal" style:font-size-complex="12pt" style:font-style-complex="normal" style:font-weight-complex="normal"/>
    </style:style>
    <style:style style:name="T55" style:family="text">
      <style:text-properties style:text-line-through-style="none" style:text-line-through-type="none" style:font-name="Liberation Serif" fo:font-size="12pt" fo:font-style="normal" style:text-underline-style="none" fo:font-weight="normal" officeooo:rsid="00992d01" style:font-size-asian="10.5pt" style:font-style-asian="normal" style:font-weight-asian="normal" style:font-size-complex="12pt" style:font-style-complex="normal" style:font-weight-complex="normal"/>
    </style:style>
    <style:style style:name="T56" style:family="text">
      <style:text-properties style:text-line-through-style="none" style:text-line-through-type="none" style:font-name="Liberation Serif" fo:font-size="12pt" fo:font-style="normal" style:text-underline-style="none" fo:font-weight="normal" officeooo:rsid="009cc6c9" style:font-size-asian="10.5pt" style:font-style-asian="normal" style:font-weight-asian="normal" style:font-size-complex="12pt" style:font-style-complex="normal" style:font-weight-complex="normal"/>
    </style:style>
    <style:style style:name="T57" style:family="text">
      <style:text-properties style:text-line-through-style="none" style:text-line-through-type="none" style:font-name="Liberation Serif" fo:font-size="12pt" fo:font-style="normal" style:text-underline-style="none" fo:font-weight="normal" officeooo:rsid="00a00f29" style:font-size-asian="10.5pt" style:font-style-asian="normal" style:font-weight-asian="normal" style:font-size-complex="12pt" style:font-style-complex="normal" style:font-weight-complex="normal"/>
    </style:style>
    <style:style style:name="T58" style:family="text">
      <style:text-properties style:text-line-through-style="none" style:text-line-through-type="none" style:font-name="Liberation Serif" fo:font-size="12pt" fo:font-style="normal" style:text-underline-style="none" fo:font-weight="normal" officeooo:rsid="00a1fd76" style:font-size-asian="10.5pt" style:font-style-asian="normal" style:font-weight-asian="normal" style:font-size-complex="12pt" style:font-style-complex="normal" style:font-weight-complex="normal"/>
    </style:style>
    <style:style style:name="T59" style:family="text">
      <style:text-properties style:text-line-through-style="none" style:text-line-through-type="none" style:font-name="Liberation Serif" fo:font-size="12pt" fo:font-style="normal" style:text-underline-style="none" fo:font-weight="normal" officeooo:rsid="00a48836" style:font-size-asian="10.5pt" style:font-style-asian="normal" style:font-weight-asian="normal" style:font-size-complex="12pt" style:font-style-complex="normal" style:font-weight-complex="normal"/>
    </style:style>
    <style:style style:name="T60" style:family="text">
      <style:text-properties style:text-line-through-style="none" style:text-line-through-type="none" style:font-name="Liberation Serif" fo:font-size="12pt" fo:font-style="normal" style:text-underline-style="none" fo:font-weight="normal" officeooo:rsid="00a5a8e3" style:font-size-asian="10.5pt" style:font-style-asian="normal" style:font-weight-asian="normal" style:font-size-complex="12pt" style:font-style-complex="normal" style:font-weight-complex="normal"/>
    </style:style>
    <style:style style:name="T61" style:family="text">
      <style:text-properties style:text-line-through-style="none" style:text-line-through-type="none" style:font-name="Liberation Serif" fo:font-size="12pt" fo:font-style="normal" style:text-underline-style="none" fo:font-weight="normal" officeooo:rsid="00a601ab" style:font-size-asian="10.5pt" style:font-style-asian="normal" style:font-weight-asian="normal" style:font-size-complex="12pt" style:font-style-complex="normal" style:font-weight-complex="normal"/>
    </style:style>
    <style:style style:name="T62" style:family="text">
      <style:text-properties style:text-line-through-style="none" style:text-line-through-type="none" style:font-name="Liberation Serif" fo:font-size="12pt" fo:font-style="normal" style:text-underline-style="none" fo:font-weight="normal" officeooo:rsid="00a6ff5b" style:font-size-asian="10.5pt" style:font-style-asian="normal" style:font-weight-asian="normal" style:font-size-complex="12pt" style:font-style-complex="normal" style:font-weight-complex="normal"/>
    </style:style>
    <style:style style:name="T63" style:family="text">
      <style:text-properties style:text-line-through-style="none" style:text-line-through-type="none" style:font-name="Liberation Serif" fo:font-size="12pt" fo:font-style="normal" style:text-underline-style="none" fo:font-weight="normal" officeooo:rsid="00a83099" style:font-size-asian="10.5pt" style:font-style-asian="normal" style:font-weight-asian="normal" style:font-size-complex="12pt" style:font-style-complex="normal" style:font-weight-complex="normal"/>
    </style:style>
    <style:style style:name="T64" style:family="text">
      <style:text-properties style:text-line-through-style="none" style:text-line-through-type="none" style:font-name="Liberation Serif" fo:font-size="12pt" fo:font-style="normal" style:text-underline-style="none" fo:font-weight="normal" officeooo:rsid="00abbf27" style:font-size-asian="10.5pt" style:font-style-asian="normal" style:font-weight-asian="normal" style:font-size-complex="12pt" style:font-style-complex="normal" style:font-weight-complex="normal"/>
    </style:style>
    <style:style style:name="T65" style:family="text">
      <style:text-properties style:text-line-through-style="none" style:text-line-through-type="none" style:font-name="Liberation Serif" fo:font-size="12pt" fo:font-style="normal" style:text-underline-style="none" fo:font-weight="normal" officeooo:rsid="00bbf0ca" style:font-size-asian="10.5pt" style:font-style-asian="normal" style:font-weight-asian="normal" style:font-size-complex="12pt" style:font-style-complex="normal" style:font-weight-complex="normal"/>
    </style:style>
    <style:style style:name="T66" style:family="text">
      <style:text-properties style:text-line-through-style="none" style:text-line-through-type="none" style:font-name="Liberation Serif" fo:font-size="12pt" fo:font-style="normal" style:text-underline-style="none" fo:font-weight="normal" officeooo:rsid="00bde86c" style:font-size-asian="10.5pt" style:font-style-asian="normal" style:font-weight-asian="normal" style:font-size-complex="12pt" style:font-style-complex="normal" style:font-weight-complex="normal"/>
    </style:style>
    <style:style style:name="T67" style:family="text">
      <style:text-properties style:text-line-through-style="none" style:text-line-through-type="none" style:font-name="Liberation Serif" fo:font-size="12pt" fo:font-style="normal" style:text-underline-style="none" fo:font-weight="normal" officeooo:rsid="00bf174c" style:font-size-asian="10.5pt" style:font-style-asian="normal" style:font-weight-asian="normal" style:font-size-complex="12pt" style:font-style-complex="normal" style:font-weight-complex="normal"/>
    </style:style>
    <style:style style:name="T68" style:family="text">
      <style:text-properties style:text-line-through-style="none" style:text-line-through-type="none" style:font-name="Liberation Serif" fo:font-size="12pt" fo:font-style="normal" style:text-underline-style="none" fo:font-weight="normal" officeooo:rsid="00c10980" style:font-size-asian="10.5pt" style:font-style-asian="normal" style:font-weight-asian="normal" style:font-size-complex="12pt" style:font-style-complex="normal" style:font-weight-complex="normal"/>
    </style:style>
    <style:style style:name="T69" style:family="text">
      <style:text-properties style:text-line-through-style="none" style:text-line-through-type="none" style:font-name="Liberation Serif" fo:font-size="12pt" fo:font-style="normal" style:text-underline-style="none" fo:font-weight="normal" officeooo:rsid="00c4ccd9" style:font-size-asian="10.5pt" style:font-style-asian="normal" style:font-weight-asian="normal" style:font-size-complex="12pt" style:font-style-complex="normal" style:font-weight-complex="normal"/>
    </style:style>
    <style:style style:name="T70" style:family="text">
      <style:text-properties style:text-line-through-style="none" style:text-line-through-type="none" style:font-name="Liberation Serif" fo:font-size="12pt" fo:font-style="normal" style:text-underline-style="none" fo:font-weight="normal" officeooo:rsid="00c57d9d" style:font-size-asian="10.5pt" style:font-style-asian="normal" style:font-weight-asian="normal" style:font-size-complex="12pt" style:font-style-complex="normal" style:font-weight-complex="normal"/>
    </style:style>
    <style:style style:name="T71" style:family="text">
      <style:text-properties style:text-line-through-style="none" style:text-line-through-type="none" style:font-name="Liberation Serif" fo:font-size="12pt" fo:font-style="normal" style:text-underline-style="none" fo:font-weight="normal" officeooo:rsid="00c9193f" style:font-size-asian="10.5pt" style:font-style-asian="normal" style:font-weight-asian="normal" style:font-size-complex="12pt" style:font-style-complex="normal" style:font-weight-complex="normal"/>
    </style:style>
    <style:style style:name="T72" style:family="text">
      <style:text-properties style:text-line-through-style="none" style:text-line-through-type="none" style:font-name="Liberation Serif" fo:font-size="12pt" fo:font-style="normal" style:text-underline-style="none" fo:font-weight="normal" officeooo:rsid="00d67217" style:font-size-asian="10.5pt" style:font-style-asian="normal" style:font-weight-asian="normal" style:font-size-complex="12pt" style:font-style-complex="normal" style:font-weight-complex="normal"/>
    </style:style>
    <style:style style:name="T73" style:family="text">
      <style:text-properties style:text-line-through-style="none" style:text-line-through-type="none" style:font-name="Liberation Serif" fo:font-size="12pt" fo:font-style="normal" style:text-underline-style="none" fo:font-weight="normal" officeooo:rsid="00d746be" style:font-size-asian="10.5pt" style:font-style-asian="normal" style:font-weight-asian="normal" style:font-size-complex="12pt" style:font-style-complex="normal" style:font-weight-complex="normal"/>
    </style:style>
    <style:style style:name="T74" style:family="text">
      <style:text-properties style:text-line-through-style="none" style:text-line-through-type="none" style:font-name="Liberation Serif" fo:font-size="12pt" fo:font-style="normal" style:text-underline-style="none" fo:font-weight="normal" officeooo:rsid="00de9b29" style:font-size-asian="10.5pt" style:font-style-asian="normal" style:font-weight-asian="normal" style:font-size-complex="12pt" style:font-style-complex="normal" style:font-weight-complex="normal"/>
    </style:style>
    <style:style style:name="T75" style:family="text">
      <style:text-properties style:text-line-through-style="none" style:text-line-through-type="none" style:font-name="Liberation Serif" fo:font-size="12pt" fo:font-style="normal" style:text-underline-style="none" fo:font-weight="normal" officeooo:rsid="00e01220" style:font-size-asian="10.5pt" style:font-style-asian="normal" style:font-weight-asian="normal" style:font-size-complex="12pt" style:font-style-complex="normal" style:font-weight-complex="normal"/>
    </style:style>
    <style:style style:name="T76" style:family="text">
      <style:text-properties style:text-line-through-style="none" style:text-line-through-type="none" style:font-name="Liberation Serif" fo:font-size="12pt" fo:font-style="normal" style:text-underline-style="none" fo:font-weight="normal" officeooo:rsid="00e1db38" style:font-size-asian="10.5pt" style:font-style-asian="normal" style:font-weight-asian="normal" style:font-size-complex="12pt" style:font-style-complex="normal" style:font-weight-complex="normal"/>
    </style:style>
    <style:style style:name="T77" style:family="text">
      <style:text-properties style:text-line-through-style="none" style:text-line-through-type="none" style:font-name="Liberation Serif" fo:font-size="12pt" fo:font-style="normal" style:text-underline-style="none" fo:font-weight="normal" officeooo:rsid="00e3233b" style:font-size-asian="10.5pt" style:font-style-asian="normal" style:font-weight-asian="normal" style:font-size-complex="12pt" style:font-style-complex="normal" style:font-weight-complex="normal"/>
    </style:style>
    <style:style style:name="T78" style:family="text">
      <style:text-properties style:text-line-through-style="none" style:text-line-through-type="none" style:font-name="Liberation Serif" fo:font-size="12pt" fo:font-style="normal" style:text-underline-style="none" fo:font-weight="normal" officeooo:rsid="00e4c518" style:font-size-asian="10.5pt" style:font-style-asian="normal" style:font-weight-asian="normal" style:font-size-complex="12pt" style:font-style-complex="normal" style:font-weight-complex="normal"/>
    </style:style>
    <style:style style:name="T79" style:family="text">
      <style:text-properties style:text-line-through-style="none" style:text-line-through-type="none" style:font-name="Liberation Serif" fo:font-size="12pt" fo:font-style="normal" style:text-underline-style="none" fo:font-weight="normal" officeooo:rsid="00f17642" style:font-size-asian="10.5pt" style:font-style-asian="normal" style:font-weight-asian="normal" style:font-size-complex="12pt" style:font-style-complex="normal" style:font-weight-complex="normal"/>
    </style:style>
    <style:style style:name="T80" style:family="text">
      <style:text-properties style:text-line-through-style="none" style:text-line-through-type="none" style:font-name="Liberation Serif" fo:font-size="12pt" fo:font-style="normal" style:text-underline-style="none" fo:font-weight="normal" officeooo:rsid="00f8fc4e" style:font-size-asian="10.5pt" style:font-style-asian="normal" style:font-weight-asian="normal" style:font-size-complex="12pt" style:font-style-complex="normal" style:font-weight-complex="normal"/>
    </style:style>
    <style:style style:name="T81" style:family="text">
      <style:text-properties style:text-line-through-style="none" style:text-line-through-type="none" style:font-name="Liberation Serif" fo:font-size="12pt" fo:font-style="normal" style:text-underline-style="none" fo:font-weight="normal" officeooo:rsid="00fa3c86" style:font-size-asian="10.5pt" style:font-style-asian="normal" style:font-weight-asian="normal" style:font-size-complex="12pt" style:font-style-complex="normal" style:font-weight-complex="normal"/>
    </style:style>
    <style:style style:name="T82" style:family="text">
      <style:text-properties style:text-line-through-style="none" style:text-line-through-type="none" style:font-name="Liberation Serif" fo:font-size="12pt" fo:font-style="normal" style:text-underline-style="none" fo:font-weight="normal" officeooo:rsid="00fa837e" style:font-size-asian="10.5pt" style:font-style-asian="normal" style:font-weight-asian="normal" style:font-size-complex="12pt" style:font-style-complex="normal" style:font-weight-complex="normal"/>
    </style:style>
    <style:style style:name="T83" style:family="text">
      <style:text-properties style:text-line-through-style="none" style:text-line-through-type="none" style:font-name="Liberation Serif" fo:font-size="12pt" fo:font-style="normal" style:text-underline-style="none" fo:font-weight="normal" officeooo:rsid="012fae7a" style:font-size-asian="10.5pt" style:font-style-asian="normal" style:font-weight-asian="normal" style:font-size-complex="12pt" style:font-style-complex="normal" style:font-weight-complex="normal"/>
    </style:style>
    <style:style style:name="T84" style:family="text">
      <style:text-properties style:text-line-through-style="none" style:text-line-through-type="none" style:font-name="Liberation Serif" fo:font-size="12pt" fo:font-style="normal" style:text-underline-style="none" fo:font-weight="normal" officeooo:rsid="0131b373" style:font-size-asian="10.5pt" style:font-style-asian="normal" style:font-weight-asian="normal" style:font-size-complex="12pt" style:font-style-complex="normal" style:font-weight-complex="normal"/>
    </style:style>
    <style:style style:name="T85" style:family="text">
      <style:text-properties style:text-line-through-style="none" style:text-line-through-type="none" style:font-name="Liberation Serif" fo:font-size="12pt" fo:font-style="normal" style:text-underline-style="none" fo:font-weight="normal" officeooo:rsid="013a3493" style:font-size-asian="10.5pt" style:font-style-asian="normal" style:font-weight-asian="normal" style:font-size-complex="12pt" style:font-style-complex="normal" style:font-weight-complex="normal"/>
    </style:style>
    <style:style style:name="T86" style:family="text">
      <style:text-properties style:text-line-through-style="none" style:text-line-through-type="none" style:font-name="Liberation Serif" fo:font-size="12pt" fo:font-style="normal" style:text-underline-style="none" fo:font-weight="normal" officeooo:rsid="013b82a7" style:font-size-asian="10.5pt" style:font-style-asian="normal" style:font-weight-asian="normal" style:font-size-complex="12pt" style:font-style-complex="normal" style:font-weight-complex="normal"/>
    </style:style>
    <style:style style:name="T87" style:family="text">
      <style:text-properties style:text-line-through-style="none" style:text-line-through-type="none" style:font-name="Liberation Serif" fo:font-size="12pt" fo:font-style="normal" style:text-underline-style="none" fo:font-weight="normal" officeooo:rsid="013c46b0" style:font-size-asian="10.5pt" style:font-style-asian="normal" style:font-weight-asian="normal" style:font-size-complex="12pt" style:font-style-complex="normal" style:font-weight-complex="normal"/>
    </style:style>
    <style:style style:name="T88" style:family="text">
      <style:text-properties style:text-line-through-style="none" style:text-line-through-type="none" style:font-name="Liberation Serif" fo:font-size="12pt" fo:font-style="normal" style:text-underline-style="none" fo:font-weight="normal" officeooo:rsid="013ef398" style:font-size-asian="10.5pt" style:font-style-asian="normal" style:font-weight-asian="normal" style:font-size-complex="12pt" style:font-style-complex="normal" style:font-weight-complex="normal"/>
    </style:style>
    <style:style style:name="T89" style:family="text">
      <style:text-properties style:text-line-through-style="none" style:text-line-through-type="none" style:font-name="Liberation Serif" fo:font-size="12pt" fo:font-style="normal" style:text-underline-style="none" fo:font-weight="bold" officeooo:rsid="008663e9" style:font-size-asian="10.5pt" style:font-style-asian="normal" style:font-weight-asian="normal" style:font-size-complex="12pt" style:font-style-complex="normal" style:font-weight-complex="normal"/>
    </style:style>
    <style:style style:name="T90" style:family="text">
      <style:text-properties style:text-line-through-style="none" style:text-line-through-type="none" style:font-name="Liberation Serif" fo:font-size="12pt" fo:font-style="normal" style:text-underline-style="none" fo:font-weight="bold" officeooo:rsid="0088581d" style:font-size-asian="10.5pt" style:font-style-asian="normal" style:font-weight-asian="normal" style:font-size-complex="12pt" style:font-style-complex="normal" style:font-weight-complex="normal"/>
    </style:style>
    <style:style style:name="T91" style:family="text">
      <style:text-properties style:text-line-through-style="none" style:text-line-through-type="none" style:font-name="Liberation Serif" fo:font-size="12pt" fo:font-style="normal" style:text-underline-style="none" fo:font-weight="bold" officeooo:rsid="0081d8a0" style:font-size-asian="10.5pt" style:font-style-asian="normal" style:font-weight-asian="bold" style:font-size-complex="12pt" style:font-style-complex="normal" style:font-weight-complex="bold"/>
    </style:style>
    <style:style style:name="T92" style:family="text">
      <style:text-properties style:text-line-through-style="none" style:text-line-through-type="none" style:font-name="Liberation Serif" fo:font-size="12pt" fo:font-style="normal" style:text-underline-style="none" fo:font-weight="bold" officeooo:rsid="0084eba4" style:font-size-asian="10.5pt" style:font-style-asian="normal" style:font-weight-asian="bold" style:font-size-complex="12pt" style:font-style-complex="normal" style:font-weight-complex="bold"/>
    </style:style>
    <style:style style:name="T93" style:family="text">
      <style:text-properties style:text-line-through-style="none" style:text-line-through-type="none" style:font-name="Liberation Serif" fo:font-size="12pt" fo:font-style="normal" style:text-underline-style="none" fo:font-weight="bold" officeooo:rsid="00c9193f" style:font-size-asian="10.5pt" style:font-style-asian="normal" style:font-weight-asian="bold" style:font-size-complex="12pt" style:font-style-complex="normal" style:font-weight-complex="bold"/>
    </style:style>
    <style:style style:name="T94" style:family="text">
      <style:text-properties style:text-line-through-style="none" style:text-line-through-type="none" style:font-name="Liberation Serif" fo:font-size="12pt" fo:font-style="normal" style:text-underline-style="none" fo:font-weight="bold" officeooo:rsid="00bde86c" style:font-size-asian="10.5pt" style:font-style-asian="normal" style:font-weight-asian="bold" style:font-size-complex="12pt" style:font-style-complex="normal" style:font-weight-complex="bold"/>
    </style:style>
    <style:style style:name="T95" style:family="text">
      <style:text-properties style:text-line-through-style="none" style:text-line-through-type="none" style:font-name="Liberation Serif" fo:font-size="12pt" fo:font-style="normal" style:text-underline-style="none" fo:font-weight="bold" officeooo:rsid="00838b52" style:font-size-asian="10.5pt" style:font-style-asian="normal" style:font-weight-asian="bold" style:font-size-complex="12pt" style:font-style-complex="normal" style:font-weight-complex="bold"/>
    </style:style>
    <style:style style:name="T96" style:family="text">
      <style:text-properties style:text-line-through-style="none" style:text-line-through-type="none" style:font-name="Liberation Serif" fo:font-size="12pt" fo:font-style="normal" style:text-underline-style="none" fo:font-weight="bold" officeooo:rsid="0086491b" style:font-size-asian="10.5pt" style:font-style-asian="normal" style:font-weight-asian="bold" style:font-size-complex="12pt" style:font-style-complex="normal" style:font-weight-complex="bold"/>
    </style:style>
    <style:style style:name="T97" style:family="text">
      <style:text-properties style:text-line-through-style="none" style:text-line-through-type="none" style:font-name="Liberation Serif" fo:font-size="12pt" fo:font-style="normal" style:text-underline-style="none" fo:font-weight="bold" officeooo:rsid="00d67217" style:font-size-asian="10.5pt" style:font-style-asian="normal" style:font-weight-asian="bold" style:font-size-complex="12pt" style:font-style-complex="normal" style:font-weight-complex="bold"/>
    </style:style>
    <style:style style:name="T98" style:family="text">
      <style:text-properties style:text-line-through-style="none" style:text-line-through-type="none" style:font-name="Liberation Serif" fo:font-size="12pt" fo:font-style="normal" style:text-underline-style="none" fo:font-weight="bold" officeooo:rsid="008d8601" style:font-size-asian="10.5pt" style:font-style-asian="normal" style:font-weight-asian="bold" style:font-size-complex="12pt" style:font-style-complex="normal" style:font-weight-complex="bold"/>
    </style:style>
    <style:style style:name="T99" style:family="text">
      <style:text-properties style:text-line-through-style="none" style:text-line-through-type="none" style:font-name="Liberation Serif" fo:font-size="12pt" fo:font-style="normal" style:text-underline-style="none" fo:font-weight="bold" officeooo:rsid="008b3393" style:font-size-asian="10.5pt" style:font-style-asian="normal" style:font-weight-asian="bold" style:font-size-complex="12pt" style:font-style-complex="normal" style:font-weight-complex="bold"/>
    </style:style>
    <style:style style:name="T100" style:family="text">
      <style:text-properties style:text-line-through-style="none" style:text-line-through-type="none" style:font-name="Liberation Serif" fo:font-size="12pt" fo:font-style="normal" style:text-underline-style="none" fo:font-weight="bold" officeooo:rsid="00f8fc4e" style:font-size-asian="10.5pt" style:font-style-asian="normal" style:font-weight-asian="bold" style:font-size-complex="12pt" style:font-style-complex="normal" style:font-weight-complex="bold"/>
    </style:style>
    <style:style style:name="T101" style:family="text">
      <style:text-properties style:text-line-through-style="none" style:text-line-through-type="none" style:font-name="Liberation Serif" fo:font-size="12pt" fo:font-style="normal" style:text-underline-style="none" fo:font-weight="bold" officeooo:rsid="00fa837e" style:font-size-asian="10.5pt" style:font-style-asian="normal" style:font-weight-asian="bold" style:font-size-complex="12pt" style:font-style-complex="normal" style:font-weight-complex="bold"/>
    </style:style>
    <style:style style:name="T102" style:family="text">
      <style:text-properties style:text-line-through-style="none" style:text-line-through-type="none" style:font-name="Liberation Serif" fo:font-size="12pt" fo:font-style="normal" style:text-underline-style="none" fo:font-weight="bold" officeooo:rsid="00e01220" style:font-size-asian="10.5pt" style:font-style-asian="normal" style:font-weight-asian="bold" style:font-size-complex="12pt" style:font-style-complex="normal" style:font-weight-complex="bold"/>
    </style:style>
    <style:style style:name="T103" style:family="text">
      <style:text-properties style:text-line-through-style="none" style:text-line-through-type="none" style:font-name="Liberation Serif" fo:font-size="12pt" fo:font-style="normal" style:text-underline-style="none" fo:font-weight="bold" officeooo:rsid="00e4c518" style:font-size-asian="10.5pt" style:font-style-asian="normal" style:font-weight-asian="bold" style:font-size-complex="12pt" style:font-style-complex="normal" style:font-weight-complex="bold"/>
    </style:style>
    <style:style style:name="T104" style:family="text">
      <style:text-properties style:text-line-through-style="none" style:text-line-through-type="none" style:font-name="Liberation Serif" fo:font-size="12pt" fo:font-style="normal" style:text-underline-style="none" fo:font-weight="bold" officeooo:rsid="00e3233b" style:font-size-asian="10.5pt" style:font-style-asian="normal" style:font-weight-asian="bold" style:font-size-complex="12pt" style:font-style-complex="normal" style:font-weight-complex="bold"/>
    </style:style>
    <style:style style:name="T105" style:family="text">
      <style:text-properties style:text-line-through-style="none" style:text-line-through-type="none" style:font-name="Liberation Serif" fo:font-size="12pt" fo:font-style="normal" style:text-underline-style="none" fo:font-weight="bold" officeooo:rsid="00e1db38" style:font-size-asian="10.5pt" style:font-style-asian="normal" style:font-weight-asian="bold" style:font-size-complex="12pt" style:font-style-complex="normal" style:font-weight-complex="bold"/>
    </style:style>
    <style:style style:name="T106" style:family="text">
      <style:text-properties style:text-line-through-style="none" style:text-line-through-type="none" style:font-name="Liberation Serif" fo:font-size="12pt" fo:font-style="normal" style:text-underline-style="none" fo:font-weight="bold" officeooo:rsid="00a1fd76" style:font-size-asian="10.5pt" style:font-style-asian="normal" style:font-weight-asian="bold" style:font-size-complex="12pt" style:font-style-complex="normal" style:font-weight-complex="bold"/>
    </style:style>
    <style:style style:name="T107" style:family="text">
      <style:text-properties style:text-line-through-style="none" style:text-line-through-type="none" style:font-name="Liberation Serif" fo:font-size="12pt" fo:font-style="normal" style:text-underline-style="none" fo:font-weight="bold" officeooo:rsid="00a00f29" style:font-size-asian="10.5pt" style:font-style-asian="normal" style:font-weight-asian="bold" style:font-size-complex="12pt" style:font-style-complex="normal" style:font-weight-complex="bold"/>
    </style:style>
    <style:style style:name="T108" style:family="text">
      <style:text-properties style:text-line-through-style="none" style:text-line-through-type="none" style:font-name="Liberation Serif" fo:font-size="12pt" fo:font-style="normal" style:text-underline-style="none" fo:font-weight="bold" officeooo:rsid="00a48836" style:font-size-asian="10.5pt" style:font-style-asian="normal" style:font-weight-asian="bold" style:font-size-complex="12pt" style:font-style-complex="normal" style:font-weight-complex="bold"/>
    </style:style>
    <style:style style:name="T109" style:family="text">
      <style:text-properties style:text-line-through-style="none" style:text-line-through-type="none" style:font-name="Liberation Serif" fo:font-size="12pt" fo:font-style="normal" style:text-underline-style="none" fo:font-weight="bold" officeooo:rsid="00a601ab" style:font-size-asian="10.5pt" style:font-style-asian="normal" style:font-weight-asian="bold" style:font-size-complex="12pt" style:font-style-complex="normal" style:font-weight-complex="bold"/>
    </style:style>
    <style:style style:name="T110" style:family="text">
      <style:text-properties style:text-line-through-style="none" style:text-line-through-type="none" style:font-name="Liberation Serif" fo:font-size="12pt" fo:font-style="normal" style:text-underline-style="none" fo:font-weight="bold" officeooo:rsid="00a6ff5b" style:font-size-asian="10.5pt" style:font-style-asian="normal" style:font-weight-asian="bold" style:font-size-complex="12pt" style:font-style-complex="normal" style:font-weight-complex="bold"/>
    </style:style>
    <style:style style:name="T111" style:family="text">
      <style:text-properties style:text-line-through-style="none" style:text-line-through-type="none" style:font-name="Liberation Serif" fo:font-size="12pt" fo:font-style="normal" style:text-underline-style="none" fo:font-weight="bold" officeooo:rsid="00a83099" style:font-size-asian="10.5pt" style:font-style-asian="normal" style:font-weight-asian="bold" style:font-size-complex="12pt" style:font-style-complex="normal" style:font-weight-complex="bold"/>
    </style:style>
    <style:style style:name="T112" style:family="text">
      <style:text-properties style:text-line-through-style="none" style:text-line-through-type="none" style:font-name="Liberation Serif" fo:font-size="12pt" fo:font-style="normal" style:text-underline-style="none" fo:font-weight="bold" officeooo:rsid="0087f34d" style:font-size-asian="10.5pt" style:font-style-asian="normal" style:font-weight-asian="bold" style:font-size-complex="12pt" style:font-style-complex="normal" style:font-weight-complex="bold"/>
    </style:style>
    <style:style style:name="T113" style:family="text">
      <style:text-properties style:text-line-through-style="none" style:text-line-through-type="none" style:font-name="Liberation Serif" fo:font-size="12pt" fo:font-style="normal" style:text-underline-style="none" fo:font-weight="bold" officeooo:rsid="0091258c" style:font-size-asian="10.5pt" style:font-style-asian="normal" style:font-weight-asian="bold" style:font-size-complex="12pt" style:font-style-complex="normal" style:font-weight-complex="bold"/>
    </style:style>
    <style:style style:name="T114" style:family="text">
      <style:text-properties style:text-line-through-style="none" style:text-line-through-type="none" style:font-name="Liberation Serif" fo:font-size="12pt" fo:font-style="normal" style:text-underline-style="none" fo:font-weight="bold" officeooo:rsid="00874edc" style:font-size-asian="10.5pt" style:font-style-asian="normal" style:font-weight-asian="bold" style:font-size-complex="12pt" style:font-style-complex="normal" style:font-weight-complex="bold"/>
    </style:style>
    <style:style style:name="T115" style:family="text">
      <style:text-properties style:text-line-through-style="none" style:text-line-through-type="none" style:font-name="Liberation Serif" fo:font-size="12pt" fo:font-style="normal" style:text-underline-style="none" fo:font-weight="bold" officeooo:rsid="0088581d" style:font-size-asian="10.5pt" style:font-style-asian="normal" style:font-weight-asian="bold" style:font-size-complex="12pt" style:font-style-complex="normal" style:font-weight-complex="bold"/>
    </style:style>
    <style:style style:name="T116" style:family="text">
      <style:text-properties style:text-line-through-style="none" style:text-line-through-type="none" style:font-name="Liberation Serif" fo:font-size="12pt" fo:font-style="normal" style:text-underline-style="none" fo:font-weight="bold" officeooo:rsid="008663e9" style:font-size-asian="10.5pt" style:font-style-asian="normal" style:font-weight-asian="bold" style:font-size-complex="12pt" style:font-style-complex="normal" style:font-weight-complex="bold"/>
    </style:style>
    <style:style style:name="T117" style:family="text">
      <style:text-properties style:text-line-through-style="none" style:text-line-through-type="none" style:font-name="Liberation Serif" fo:font-size="12pt" fo:font-style="normal" style:text-underline-style="none" fo:font-weight="bold" officeooo:rsid="013b82a7" style:font-size-asian="10.5pt" style:font-style-asian="normal" style:font-weight-asian="bold" style:font-size-complex="12pt" style:font-style-complex="normal" style:font-weight-complex="bold"/>
    </style:style>
    <style:style style:name="T118" style:family="text">
      <style:text-properties style:text-line-through-style="none" style:text-line-through-type="none" style:font-name="Liberation Serif" fo:font-size="12pt" fo:font-style="normal" style:text-underline-style="none" officeooo:rsid="00992d01" style:font-size-asian="10.5pt" style:font-style-asian="normal" style:font-size-complex="12pt" style:font-style-complex="normal"/>
    </style:style>
    <style:style style:name="T119" style:family="text">
      <style:text-properties style:text-line-through-style="none" style:text-line-through-type="none" style:font-name="Liberation Serif" fo:font-size="12pt" style:text-underline-style="none" fo:font-weight="normal" officeooo:rsid="00a1fd76" style:font-size-asian="10.5pt" style:font-weight-asian="normal" style:font-size-complex="12pt" style:font-weight-complex="normal"/>
    </style:style>
    <style:style style:name="T120" style:family="text">
      <style:text-properties style:text-line-through-style="none" style:text-line-through-type="none" style:font-name="Liberation Serif" fo:font-size="12pt" officeooo:rsid="0046439f" style:font-size-asian="12pt" style:font-size-complex="12pt"/>
    </style:style>
    <style:style style:name="T121" style:family="text">
      <style:text-properties style:text-line-through-style="none" style:text-line-through-type="none" style:font-name="Liberation Serif" fo:font-size="12pt" officeooo:rsid="00755226" style:font-size-asian="12pt" style:font-size-complex="12pt"/>
    </style:style>
    <style:style style:name="T122" style:family="text">
      <style:text-properties style:text-line-through-style="none" style:text-line-through-type="none" style:font-name="Liberation Serif" fo:font-size="14pt" fo:font-weight="bold" officeooo:rsid="0071dd1d" style:font-size-asian="14pt" style:font-weight-asian="bold" style:font-size-complex="14pt" style:font-weight-complex="bold"/>
    </style:style>
    <style:style style:name="T123" style:family="text">
      <style:text-properties style:text-line-through-style="none" style:text-line-through-type="none" style:font-name="Liberation Serif" fo:font-size="14pt" fo:font-style="normal" style:text-underline-style="solid" style:text-underline-width="auto" style:text-underline-color="font-color" fo:font-weight="bold" officeooo:rsid="0081d8a0" style:font-size-asian="14pt" style:font-style-asian="normal" style:font-weight-asian="bold" style:font-size-complex="14pt" style:font-style-complex="normal" style:font-weight-complex="bold"/>
    </style:style>
    <style:style style:name="T124" style:family="text">
      <style:text-properties style:text-line-through-style="none" style:text-line-through-type="none" style:font-name="Liberation Serif" fo:font-size="14pt" fo:font-style="normal" style:text-underline-style="solid" style:text-underline-width="auto" style:text-underline-color="font-color" fo:font-weight="bold" officeooo:rsid="00929aee" style:font-size-asian="14pt" style:font-style-asian="normal" style:font-weight-asian="bold" style:font-size-complex="14pt" style:font-style-complex="normal" style:font-weight-complex="bold"/>
    </style:style>
    <style:style style:name="T125" style:family="text">
      <style:text-properties style:text-line-through-style="none" style:text-line-through-type="none" style:font-name="Liberation Serif" fo:font-size="14pt" fo:font-style="normal" style:text-underline-style="solid" style:text-underline-width="auto" style:text-underline-color="font-color" fo:font-weight="bold" officeooo:rsid="00abbf27" style:font-size-asian="14pt" style:font-style-asian="normal" style:font-weight-asian="bold" style:font-size-complex="14pt" style:font-style-complex="normal" style:font-weight-complex="bold"/>
    </style:style>
    <style:style style:name="T126" style:family="text">
      <style:text-properties style:text-line-through-style="none" style:text-line-through-type="none" style:font-name="Liberation Serif" fo:font-size="14pt" fo:font-style="normal" style:text-underline-style="solid" style:text-underline-width="auto" style:text-underline-color="font-color" fo:font-weight="bold" officeooo:rsid="00c4ccd9" style:font-size-asian="14pt" style:font-style-asian="normal" style:font-weight-asian="bold" style:font-size-complex="14pt" style:font-style-complex="normal" style:font-weight-complex="bold"/>
    </style:style>
    <style:style style:name="T127" style:family="text">
      <style:text-properties style:text-line-through-style="none" style:text-line-through-type="none" style:font-name="Liberation Serif" fo:font-size="14pt" fo:font-style="normal" style:text-underline-style="none" fo:font-weight="normal" officeooo:rsid="0081d8a0" style:font-size-asian="14pt" style:font-style-asian="normal" style:font-weight-asian="normal" style:font-size-complex="14pt" style:font-style-complex="normal" style:font-weight-complex="normal"/>
    </style:style>
    <style:style style:name="T128" style:family="text">
      <style:text-properties style:text-line-through-style="none" style:text-line-through-type="none" style:font-name="Liberation Serif" fo:font-size="14pt" fo:font-style="normal" style:text-underline-style="none" fo:font-weight="normal" officeooo:rsid="00c4ccd9" style:font-size-asian="14pt" style:font-style-asian="normal" style:font-weight-asian="normal" style:font-size-complex="14pt" style:font-style-complex="normal" style:font-weight-complex="normal"/>
    </style:style>
    <style:style style:name="T129" style:family="text">
      <style:text-properties style:text-line-through-style="none" style:text-line-through-type="none" style:font-name="Liberation Serif" fo:font-size="14pt" fo:font-style="normal" style:text-underline-style="none" fo:font-weight="normal" officeooo:rsid="00929aee" style:font-size-asian="14pt" style:font-style-asian="normal" style:font-weight-asian="normal" style:font-size-complex="14pt" style:font-style-complex="normal" style:font-weight-complex="normal"/>
    </style:style>
    <style:style style:name="T130" style:family="text">
      <style:text-properties style:text-line-through-style="none" style:text-line-through-type="none" style:font-name="Liberation Serif" fo:font-size="14pt" fo:font-style="normal" style:text-underline-style="none" fo:font-weight="normal" officeooo:rsid="00abbf27" style:font-size-asian="14pt" style:font-style-asian="normal" style:font-weight-asian="normal" style:font-size-complex="14pt" style:font-style-complex="normal" style:font-weight-complex="normal"/>
    </style:style>
    <style:style style:name="T131" style:family="text">
      <style:text-properties style:text-line-through-style="none" style:text-line-through-type="none" style:font-name="Liberation Serif" fo:font-size="14pt" fo:font-style="normal" style:text-underline-style="none" fo:font-weight="bold" officeooo:rsid="00992d01" style:font-size-asian="14pt" style:font-style-asian="normal" style:font-weight-asian="bold" style:font-size-complex="14pt" style:font-style-complex="normal" style:font-weight-complex="bold"/>
    </style:style>
    <style:style style:name="T132" style:family="text">
      <style:text-properties style:text-line-through-style="none" style:text-line-through-type="none" style:font-name="Liberation Mono" fo:font-size="12pt" fo:font-style="normal" style:text-underline-style="none" fo:font-weight="normal" officeooo:rsid="00a24c71" style:font-name-asian="Noto Sans Mono CJK SC" style:font-size-asian="10.5pt" style:font-style-asian="normal" style:font-weight-asian="normal" style:font-name-complex="Liberation Mono" style:font-size-complex="12pt" style:font-style-complex="normal" style:font-weight-complex="normal"/>
    </style:style>
    <style:style style:name="T133" style:family="text">
      <style:text-properties officeooo:rsid="001f8db0"/>
    </style:style>
    <style:style style:name="T134" style:family="text">
      <style:text-properties officeooo:rsid="0021515c"/>
    </style:style>
    <style:style style:name="T135" style:family="text">
      <style:text-properties officeooo:rsid="00225088"/>
    </style:style>
    <style:style style:name="T136" style:family="text">
      <style:text-properties officeooo:rsid="00230395"/>
    </style:style>
    <style:style style:name="T137" style:family="text">
      <style:text-properties officeooo:rsid="00254b4a"/>
    </style:style>
    <style:style style:name="T138" style:family="text">
      <style:text-properties officeooo:rsid="0026ec65"/>
    </style:style>
    <style:style style:name="T139" style:family="text">
      <style:text-properties officeooo:rsid="002c4838"/>
    </style:style>
    <style:style style:name="T140" style:family="text">
      <style:text-properties officeooo:rsid="002d66e1"/>
    </style:style>
    <style:style style:name="T141" style:family="text">
      <style:text-properties officeooo:rsid="00330f35"/>
    </style:style>
    <style:style style:name="T142" style:family="text">
      <style:text-properties style:text-position="super 58%"/>
    </style:style>
    <style:style style:name="T143" style:family="text">
      <style:text-properties style:text-position="super 58%" officeooo:rsid="00e86edf"/>
    </style:style>
    <style:style style:name="T144" style:family="text">
      <style:text-properties style:text-position="super 58%" officeooo:rsid="0116c694"/>
    </style:style>
    <style:style style:name="T145" style:family="text">
      <style:text-properties officeooo:rsid="0037fce5"/>
    </style:style>
    <style:style style:name="T146" style:family="text">
      <style:text-properties officeooo:rsid="003865bf"/>
    </style:style>
    <style:style style:name="T147" style:family="text">
      <style:text-properties officeooo:rsid="003d6100"/>
    </style:style>
    <style:style style:name="T148" style:family="text">
      <style:text-properties officeooo:rsid="003dbf7f"/>
    </style:style>
    <style:style style:name="T149" style:family="text">
      <style:text-properties officeooo:rsid="003f7f30"/>
    </style:style>
    <style:style style:name="T150" style:family="text">
      <style:text-properties officeooo:rsid="00418d24"/>
    </style:style>
    <style:style style:name="T151" style:family="text">
      <style:text-properties officeooo:rsid="00455f78"/>
    </style:style>
    <style:style style:name="T152" style:family="text">
      <style:text-properties officeooo:rsid="0046439f"/>
    </style:style>
    <style:style style:name="T153" style:family="text">
      <style:text-properties officeooo:rsid="00471411"/>
    </style:style>
    <style:style style:name="T154" style:family="text">
      <style:text-properties officeooo:rsid="00482086"/>
    </style:style>
    <style:style style:name="T155" style:family="text">
      <style:text-properties officeooo:rsid="004e31af"/>
    </style:style>
    <style:style style:name="T156" style:family="text">
      <style:text-properties officeooo:rsid="005067b5"/>
    </style:style>
    <style:style style:name="T157" style:family="text">
      <style:text-properties officeooo:rsid="0050dd3b"/>
    </style:style>
    <style:style style:name="T158" style:family="text">
      <style:text-properties officeooo:rsid="00527411"/>
    </style:style>
    <style:style style:name="T159" style:family="text">
      <style:text-properties officeooo:rsid="00540796"/>
    </style:style>
    <style:style style:name="T160" style:family="text">
      <style:text-properties officeooo:rsid="0054b1d4"/>
    </style:style>
    <style:style style:name="T161" style:family="text">
      <style:text-properties officeooo:rsid="00561ba4"/>
    </style:style>
    <style:style style:name="T162" style:family="text">
      <style:text-properties officeooo:rsid="005635ba"/>
    </style:style>
    <style:style style:name="T163" style:family="text">
      <style:text-properties officeooo:rsid="0057e443"/>
    </style:style>
    <style:style style:name="T164" style:family="text">
      <style:text-properties officeooo:rsid="0059c56d"/>
    </style:style>
    <style:style style:name="T165" style:family="text">
      <style:text-properties officeooo:rsid="005b5137"/>
    </style:style>
    <style:style style:name="T166" style:family="text">
      <style:text-properties officeooo:rsid="005bc51a"/>
    </style:style>
    <style:style style:name="T167" style:family="text">
      <style:text-properties officeooo:rsid="005d1f25"/>
    </style:style>
    <style:style style:name="T168" style:family="text">
      <style:text-properties officeooo:rsid="005d9673"/>
    </style:style>
    <style:style style:name="T169" style:family="text">
      <style:text-properties officeooo:rsid="005e6c57"/>
    </style:style>
    <style:style style:name="T170" style:family="text">
      <style:text-properties officeooo:rsid="006047be"/>
    </style:style>
    <style:style style:name="T171" style:family="text">
      <style:text-properties officeooo:rsid="0060fd5e"/>
    </style:style>
    <style:style style:name="T172" style:family="text">
      <style:text-properties officeooo:rsid="0062023f"/>
    </style:style>
    <style:style style:name="T173" style:family="text">
      <style:text-properties officeooo:rsid="006343f1"/>
    </style:style>
    <style:style style:name="T174" style:family="text">
      <style:text-properties officeooo:rsid="006488b3"/>
    </style:style>
    <style:style style:name="T175" style:family="text">
      <style:text-properties fo:font-weight="bold" style:font-weight-asian="bold" style:font-weight-complex="bold"/>
    </style:style>
    <style:style style:name="T176" style:family="text">
      <style:text-properties fo:font-weight="bold" officeooo:rsid="0059c56d" style:font-weight-asian="bold" style:font-weight-complex="bold"/>
    </style:style>
    <style:style style:name="T177" style:family="text">
      <style:text-properties fo:font-weight="bold" officeooo:rsid="0057e443" style:font-weight-asian="bold" style:font-weight-complex="bold"/>
    </style:style>
    <style:style style:name="T178" style:family="text">
      <style:text-properties fo:font-weight="bold" officeooo:rsid="00561ba4" style:font-weight-asian="bold" style:font-weight-complex="bold"/>
    </style:style>
    <style:style style:name="T179" style:family="text">
      <style:text-properties fo:font-weight="bold" officeooo:rsid="0054b1d4" style:font-weight-asian="bold" style:font-weight-complex="bold"/>
    </style:style>
    <style:style style:name="T180" style:family="text">
      <style:text-properties fo:font-weight="bold" officeooo:rsid="005635ba" style:font-weight-asian="bold" style:font-weight-complex="bold"/>
    </style:style>
    <style:style style:name="T181" style:family="text">
      <style:text-properties fo:font-weight="bold" officeooo:rsid="0050dd3b" style:font-weight-asian="bold" style:font-weight-complex="bold"/>
    </style:style>
    <style:style style:name="T182" style:family="text">
      <style:text-properties fo:font-weight="bold" officeooo:rsid="005b5137" style:font-weight-asian="bold" style:font-weight-complex="bold"/>
    </style:style>
    <style:style style:name="T183" style:family="text">
      <style:text-properties fo:font-weight="bold" officeooo:rsid="005bc51a" style:font-weight-asian="bold" style:font-weight-complex="bold"/>
    </style:style>
    <style:style style:name="T184" style:family="text">
      <style:text-properties fo:font-weight="bold" officeooo:rsid="005d1f25" style:font-weight-asian="bold" style:font-weight-complex="bold"/>
    </style:style>
    <style:style style:name="T185" style:family="text">
      <style:text-properties fo:font-weight="bold" officeooo:rsid="005d9673" style:font-weight-asian="bold" style:font-weight-complex="bold"/>
    </style:style>
    <style:style style:name="T186" style:family="text">
      <style:text-properties fo:font-weight="bold" officeooo:rsid="0065a8b1" style:font-weight-asian="bold" style:font-weight-complex="bold"/>
    </style:style>
    <style:style style:name="T187" style:family="text">
      <style:text-properties fo:font-weight="bold" officeooo:rsid="005e6c57" style:font-weight-asian="bold" style:font-weight-complex="bold"/>
    </style:style>
    <style:style style:name="T188" style:family="text">
      <style:text-properties fo:font-weight="bold" officeooo:rsid="006047be" style:font-weight-asian="bold" style:font-weight-complex="bold"/>
    </style:style>
    <style:style style:name="T189" style:family="text">
      <style:text-properties fo:font-weight="bold" officeooo:rsid="00673d7e" style:font-weight-asian="bold" style:font-weight-complex="bold"/>
    </style:style>
    <style:style style:name="T190" style:family="text">
      <style:text-properties fo:font-weight="bold" officeooo:rsid="00527411" style:font-weight-asian="bold" style:font-weight-complex="bold"/>
    </style:style>
    <style:style style:name="T191" style:family="text">
      <style:text-properties fo:font-weight="bold" officeooo:rsid="006b741e" style:font-weight-asian="bold" style:font-weight-complex="bold"/>
    </style:style>
    <style:style style:name="T192" style:family="text">
      <style:text-properties fo:font-weight="bold" officeooo:rsid="004d92ec" style:font-weight-asian="bold" style:font-weight-complex="bold"/>
    </style:style>
    <style:style style:name="T193" style:family="text">
      <style:text-properties fo:font-weight="bold" officeooo:rsid="00755226" style:font-weight-asian="bold" style:font-weight-complex="bold"/>
    </style:style>
    <style:style style:name="T194" style:family="text">
      <style:text-properties fo:font-weight="bold" officeooo:rsid="00fc1ff0" style:font-weight-asian="bold" style:font-weight-complex="bold"/>
    </style:style>
    <style:style style:name="T195" style:family="text">
      <style:text-properties fo:font-weight="bold" officeooo:rsid="00ffa7e7" style:font-weight-asian="bold" style:font-weight-complex="bold"/>
    </style:style>
    <style:style style:name="T196" style:family="text">
      <style:text-properties fo:font-weight="bold" officeooo:rsid="00ec2b57" style:font-weight-asian="bold" style:font-weight-complex="bold"/>
    </style:style>
    <style:style style:name="T197" style:family="text">
      <style:text-properties fo:font-weight="bold" officeooo:rsid="0019d12b" style:font-weight-asian="bold" style:font-weight-complex="bold"/>
    </style:style>
    <style:style style:name="T198" style:family="text">
      <style:text-properties fo:font-weight="bold" officeooo:rsid="003f7f30" style:font-weight-asian="bold" style:font-weight-complex="bold"/>
    </style:style>
    <style:style style:name="T199" style:family="text">
      <style:text-properties fo:font-weight="bold" officeooo:rsid="0138abfe" style:font-weight-asian="bold" style:font-weight-complex="bold"/>
    </style:style>
    <style:style style:name="T200" style:family="text">
      <style:text-properties fo:font-weight="bold" officeooo:rsid="0144fbd6" style:font-weight-asian="bold" style:font-weight-complex="bold"/>
    </style:style>
    <style:style style:name="T201" style:family="text">
      <style:text-properties fo:font-weight="bold" officeooo:rsid="01452ba9" style:font-weight-asian="bold" style:font-weight-complex="bold"/>
    </style:style>
    <style:style style:name="T202" style:family="text">
      <style:text-properties fo:font-weight="normal" style:font-weight-asian="normal" style:font-weight-complex="normal"/>
    </style:style>
    <style:style style:name="T203" style:family="text">
      <style:text-properties fo:font-weight="normal" officeooo:rsid="00673d7e" style:font-weight-asian="normal" style:font-weight-complex="normal"/>
    </style:style>
    <style:style style:name="T204" style:family="text">
      <style:text-properties fo:font-weight="normal" officeooo:rsid="01452ba9" style:font-weight-asian="normal" style:font-weight-complex="normal"/>
    </style:style>
    <style:style style:name="T205" style:family="text">
      <style:text-properties officeooo:rsid="0065a8b1"/>
    </style:style>
    <style:style style:name="T206" style:family="text">
      <style:text-properties officeooo:rsid="00673d7e"/>
    </style:style>
    <style:style style:name="T207" style:family="text">
      <style:text-properties officeooo:rsid="0069389f"/>
    </style:style>
    <style:style style:name="T208" style:family="text">
      <style:text-properties style:font-name="Liberation Serif"/>
    </style:style>
    <style:style style:name="T209" style:family="text">
      <style:text-properties style:font-name="Liberation Serif" officeooo:rsid="006a4d10"/>
    </style:style>
    <style:style style:name="T210" style:family="text">
      <style:text-properties style:font-name="Liberation Serif" officeooo:rsid="006343f1"/>
    </style:style>
    <style:style style:name="T211" style:family="text">
      <style:text-properties style:font-name="Liberation Serif" officeooo:rsid="006d3f87"/>
    </style:style>
    <style:style style:name="T212" style:family="text">
      <style:text-properties style:font-name="Liberation Serif" officeooo:rsid="00b9979e"/>
    </style:style>
    <style:style style:name="T213" style:family="text">
      <style:text-properties style:font-name="Liberation Serif" fo:font-size="12pt" style:font-size-asian="12pt" style:font-size-complex="12pt"/>
    </style:style>
    <style:style style:name="T214" style:family="text">
      <style:text-properties style:font-name="Liberation Serif" fo:font-size="12pt" officeooo:rsid="00f17642" style:font-size-asian="12pt" style:font-size-complex="12pt"/>
    </style:style>
    <style:style style:name="T215" style:family="text">
      <style:text-properties style:font-name="Liberation Serif" fo:font-size="12pt" officeooo:rsid="006fef99" style:font-size-asian="12pt" style:font-size-complex="12pt"/>
    </style:style>
    <style:style style:name="T216" style:family="text">
      <style:text-properties style:font-name="Liberation Serif" fo:font-size="12pt" officeooo:rsid="00b9979e" style:font-size-asian="12pt" style:font-size-complex="12pt"/>
    </style:style>
    <style:style style:name="T217" style:family="text">
      <style:text-properties style:font-name="Liberation Serif" fo:font-size="12pt" fo:font-style="normal" style:font-size-asian="12pt" style:font-style-asian="normal" style:font-size-complex="12pt" style:font-style-complex="normal"/>
    </style:style>
    <style:style style:name="T218" style:family="text">
      <style:text-properties style:font-name="Liberation Serif" fo:font-size="12pt" fo:font-style="normal" officeooo:rsid="007fcd9f" style:font-size-asian="12pt" style:font-style-asian="normal" style:font-size-complex="12pt" style:font-style-complex="normal"/>
    </style:style>
    <style:style style:name="T219" style:family="text">
      <style:text-properties style:font-name="Liberation Serif" officeooo:rsid="00eb9df2"/>
    </style:style>
    <style:style style:name="T220" style:family="text">
      <style:text-properties style:font-name="Liberation Serif" officeooo:rsid="0078e786"/>
    </style:style>
    <style:style style:name="T221" style:family="text">
      <style:text-properties style:font-name="Liberation Serif" fo:font-weight="bold" style:font-weight-asian="bold" style:font-weight-complex="bold"/>
    </style:style>
    <style:style style:name="T222" style:family="text">
      <style:text-properties style:font-name="Liberation Serif" fo:font-weight="bold" officeooo:rsid="0078e786" style:font-weight-asian="bold" style:font-weight-complex="bold"/>
    </style:style>
    <style:style style:name="T223" style:family="text">
      <style:text-properties style:font-name="Liberation Serif" fo:font-weight="bold" officeooo:rsid="006d3f87" style:font-weight-asian="bold" style:font-weight-complex="bold"/>
    </style:style>
    <style:style style:name="T224" style:family="text">
      <style:text-properties style:font-name="Liberation Serif" fo:font-weight="bold" officeooo:rsid="0143849e" style:font-weight-asian="bold" style:font-weight-complex="bold"/>
    </style:style>
    <style:style style:name="T225" style:family="text">
      <style:text-properties style:font-name="Liberation Serif" fo:font-weight="bold" officeooo:rsid="0143dd72" style:font-weight-asian="bold" style:font-weight-complex="bold"/>
    </style:style>
    <style:style style:name="T226" style:family="text">
      <style:text-properties style:font-name="Liberation Serif" fo:font-style="normal" style:text-underline-style="none" fo:font-weight="normal" style:font-style-asian="normal" style:font-weight-asian="normal" style:font-style-complex="normal" style:font-weight-complex="normal"/>
    </style:style>
    <style:style style:name="T227" style:family="text">
      <style:text-properties style:font-name="Liberation Serif" fo:font-style="normal" style:font-style-asian="normal" style:font-style-complex="normal"/>
    </style:style>
    <style:style style:name="T228" style:family="text">
      <style:text-properties style:font-name="Liberation Serif" fo:font-style="normal" officeooo:rsid="007fcd9f" style:font-style-asian="normal" style:font-style-complex="normal"/>
    </style:style>
    <style:style style:name="T229" style:family="text">
      <style:text-properties style:font-name="Liberation Serif" fo:font-style="normal" officeooo:rsid="01283269" style:font-style-asian="normal" style:font-style-complex="normal"/>
    </style:style>
    <style:style style:name="T230" style:family="text">
      <style:text-properties style:font-name="Liberation Serif" officeooo:rsid="0143849e"/>
    </style:style>
    <style:style style:name="T231" style:family="text">
      <style:text-properties style:font-name="Liberation Serif" officeooo:rsid="0143dd72"/>
    </style:style>
    <style:style style:name="T232" style:family="text">
      <style:text-properties officeooo:rsid="006b741e"/>
    </style:style>
    <style:style style:name="T233" style:family="text">
      <style:text-properties officeooo:rsid="006d3f87"/>
    </style:style>
    <style:style style:name="T234" style:family="text">
      <style:text-properties fo:font-style="normal" style:font-style-asian="normal" style:font-style-complex="normal"/>
    </style:style>
    <style:style style:name="T235" style:family="text">
      <style:text-properties fo:font-style="normal" officeooo:rsid="00af2edb" style:font-style-asian="normal" style:font-style-complex="normal"/>
    </style:style>
    <style:style style:name="T236" style:family="text">
      <style:text-properties fo:font-style="normal" officeooo:rsid="015bd819" style:font-style-asian="normal" style:font-style-complex="normal"/>
    </style:style>
    <style:style style:name="T237" style:family="text">
      <style:text-properties officeooo:rsid="008136d6"/>
    </style:style>
    <style:style style:name="T238" style:family="text">
      <style:text-properties officeooo:rsid="0081c8dd"/>
    </style:style>
    <style:style style:name="T239" style:family="text">
      <style:text-properties officeooo:rsid="0095a117"/>
    </style:style>
    <style:style style:name="T240" style:family="text">
      <style:text-properties officeooo:rsid="0096d5a7"/>
    </style:style>
    <style:style style:name="T241" style:family="text">
      <style:text-properties officeooo:rsid="009cc6c9"/>
    </style:style>
    <style:style style:name="T242" style:family="text">
      <style:text-properties fo:font-variant="normal" fo:text-transform="none" fo:color="#000000" style:font-name="Source Code Pro" fo:font-size="10.5pt" fo:letter-spacing="normal" fo:font-style="normal" fo:font-weight="normal" loext:padding="0cm" loext:border="none"/>
    </style:style>
    <style:style style:name="T243" style:family="text">
      <style:text-properties fo:font-variant="normal" fo:text-transform="none" fo:color="#000000" style:font-name="Source Code Pro" fo:font-size="10.5pt" fo:letter-spacing="normal" fo:font-style="normal" fo:font-weight="bold" loext:padding="0cm" loext:border="none"/>
    </style:style>
    <style:style style:name="T244" style:family="text">
      <style:text-properties fo:font-variant="normal" fo:text-transform="none" fo:color="#000000" style:font-name="Source Sans Pro" fo:font-size="13.5pt" fo:letter-spacing="normal" fo:font-style="normal" fo:font-weight="normal" officeooo:rsid="0041783c"/>
    </style:style>
    <style:style style:name="T245" style:family="text">
      <style:text-properties fo:font-variant="normal" fo:text-transform="none" fo:color="#000000" style:text-line-through-style="none" style:text-line-through-type="none" style:font-name="Liberation Serif" fo:font-size="12pt" fo:letter-spacing="normal" fo:font-style="normal" fo:font-weight="normal" officeooo:rsid="0041783c" style:font-size-asian="12pt" style:font-size-complex="12pt"/>
    </style:style>
    <style:style style:name="T246" style:family="text">
      <style:text-properties fo:font-variant="normal" fo:text-transform="none" fo:color="#000000" style:text-line-through-style="none" style:text-line-through-type="none" style:font-name="Liberation Serif" fo:font-size="12pt" fo:letter-spacing="normal" fo:font-style="normal" fo:font-weight="normal" officeooo:rsid="0041783c" style:font-size-asian="12pt" style:font-size-complex="12pt" loext:padding="0cm" loext:border="none"/>
    </style:style>
    <style:style style:name="T2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57d9d" style:font-size-asian="10.5pt" style:font-style-asian="normal" style:font-weight-asian="normal" style:font-size-complex="12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68ea2" style:font-size-asian="10.5pt" style:font-style-asian="normal" style:font-weight-asian="normal" style:font-size-complex="12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f32" style:font-size-asian="10.5pt" style:font-style-asian="normal" style:font-weight-asian="normal" style:font-size-complex="12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57d9d" style:font-size-asian="12pt" style:font-style-asian="normal" style:font-weight-asian="normal" style:font-size-complex="12pt" style:font-style-complex="normal" style:font-weight-complex="normal"/>
    </style:style>
    <style:style style:name="T25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57d9d" style:font-size-asian="12pt" style:font-style-asian="normal" style:font-weight-asian="normal" style:font-size-complex="12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afd4" style:font-size-asian="12pt" style:font-style-asian="normal" style:font-weight-asian="normal" style:font-size-complex="12pt" style:font-style-complex="normal" style:font-weight-complex="normal"/>
    </style:style>
    <style:style style:name="T25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afd4" style:font-size-asian="12pt" style:font-style-asian="normal" style:font-weight-asian="normal" style:font-size-complex="12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972" style:font-size-asian="12pt" style:font-style-asian="normal" style:font-weight-asian="normal" style:font-size-complex="12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31b373" style:font-size-asian="12pt" style:font-style-asian="normal" style:font-weight-asian="normal" style:font-size-complex="12pt" style:font-style-complex="normal" style:font-weight-complex="normal"/>
    </style:style>
    <style:style style:name="T2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31b373" style:font-size-asian="12pt" style:font-style-asian="normal" style:font-weight-asian="normal" style:font-size-complex="12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7afd4" style:font-size-asian="12pt" style:font-style-asian="normal" style:font-weight-asian="bold" style:font-size-complex="12pt" style:font-style-complex="normal" style:font-weight-complex="bold" loext:padding="0cm" loext:border="none"/>
    </style:style>
    <style:style style:name="T258" style:family="text">
      <style:text-properties fo:font-variant="normal" fo:text-transform="none" fo:color="#000000" style:text-line-through-style="none" style:text-line-through-type="none" style:font-name="Liberation Serif" fo:font-size="12pt" fo:letter-spacing="normal" fo:font-style="normal" fo:font-weight="bold" officeooo:rsid="0041783c" style:font-size-asian="12pt" style:font-weight-asian="bold" style:font-size-complex="12pt" style:font-weight-complex="bold" loext:padding="0cm" loext:border="none"/>
    </style:style>
    <style:style style:name="T259" style:family="text">
      <style:text-properties fo:font-variant="normal" fo:text-transform="none" fo:color="#000000" style:text-line-through-style="none" style:text-line-through-type="none" style:font-name="Source Code Pro" fo:font-size="10.5pt" fo:letter-spacing="normal" fo:font-style="normal" style:text-underline-style="none" fo:font-weight="normal" officeooo:rsid="00c7afd4" style:font-size-asian="12pt" style:font-style-asian="normal" style:font-weight-asian="normal" style:font-size-complex="12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Source Code Pro" fo:font-size="10.5pt" fo:letter-spacing="normal" fo:font-style="normal" style:text-underline-style="none" fo:font-weight="bold" officeooo:rsid="00c57d9d" style:font-size-asian="10.5pt" style:font-style-asian="normal" style:font-weight-asian="bold" style:font-size-complex="12pt" style:font-style-complex="normal" style:font-weight-complex="bold" loext:padding="0cm" loext:border="none"/>
    </style:style>
    <style:style style:name="T261" style:family="text">
      <style:text-properties fo:font-variant="normal" fo:text-transform="none" fo:color="#000000" style:text-line-through-style="none" style:text-line-through-type="none" style:font-name="Source Code Pro" fo:font-size="12pt" fo:letter-spacing="normal" fo:font-style="normal" style:text-underline-style="none" fo:font-weight="normal" officeooo:rsid="00c7afd4" style:font-size-asian="12pt" style:font-style-asian="normal" style:font-weight-asian="normal" style:font-size-complex="12pt" style:font-style-complex="normal" style:font-weight-complex="normal" loext:padding="0cm" loext:border="none"/>
    </style:style>
    <style:style style:name="T262" style:family="text">
      <style:text-properties fo:font-variant="normal" fo:text-transform="none" fo:color="#000000" style:font-name="Liberation Serif" fo:font-size="12pt" fo:letter-spacing="normal" fo:font-style="normal" fo:font-weight="normal" style:font-size-asian="12pt" style:font-size-complex="12pt"/>
    </style:style>
    <style:style style:name="T263"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264" style:family="text">
      <style:text-properties fo:font-variant="normal" fo:text-transform="none" fo:color="#000000" style:font-name="Liberation Serif" fo:font-size="12pt" fo:letter-spacing="normal" fo:font-style="normal" fo:font-weight="normal" officeooo:rsid="0120631a" style:font-size-asian="12pt" style:font-size-complex="12pt"/>
    </style:style>
    <style:style style:name="T265" style:family="text">
      <style:text-properties fo:font-variant="normal" fo:text-transform="none" fo:color="#000000" style:font-name="Liberation Serif" fo:font-size="12pt" fo:letter-spacing="normal" fo:font-style="normal" fo:font-weight="normal" officeooo:rsid="0131b373" style:font-size-asian="12pt" style:font-size-complex="12pt"/>
    </style:style>
    <style:style style:name="T266"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267" style:family="text">
      <style:text-properties fo:font-variant="normal" fo:text-transform="none" fo:color="#000000" style:font-name="Liberation Serif" fo:font-size="12pt" fo:letter-spacing="normal" fo:font-style="normal" fo:font-weight="normal" officeooo:rsid="007fcd9f" style:font-size-asian="12pt" style:font-style-asian="normal" style:font-size-complex="12pt" style:font-style-complex="normal"/>
    </style:style>
    <style:style style:name="T268" style:family="text">
      <style:text-properties fo:font-variant="normal" fo:text-transform="none" fo:color="#000000" style:font-name="Liberation Serif" fo:font-size="12pt" fo:letter-spacing="normal" style:font-size-asian="12pt" style:font-size-complex="12pt"/>
    </style:style>
    <style:style style:name="T269" style:family="text">
      <style:text-properties fo:font-variant="normal" fo:text-transform="none" fo:color="#000000" style:font-name="Liberation Serif" fo:font-size="12pt" fo:letter-spacing="normal" fo:font-style="italic" fo:font-weight="normal" style:font-size-asian="12pt" style:font-size-complex="12pt" loext:padding="0cm" loext:border="none"/>
    </style:style>
    <style:style style:name="T270" style:family="text">
      <style:text-properties fo:font-variant="normal" fo:text-transform="none" fo:color="#000000" style:font-name="Liberation Serif" fo:font-size="12pt" fo:letter-spacing="-0.026cm" fo:font-style="normal" fo:font-weight="normal" style:font-size-asian="12pt" style:font-size-complex="12pt" loext:padding="0cm" loext:border="none"/>
    </style:style>
    <style:style style:name="T271" style:family="text">
      <style:text-properties fo:font-variant="normal" fo:text-transform="none" fo:color="#000000" style:font-name="Liberation Serif" fo:font-size="12pt" fo:letter-spacing="-0.026cm" fo:font-style="normal" fo:font-weight="normal" officeooo:rsid="0120631a" style:font-size-asian="12pt" style:font-size-complex="12pt" loext:padding="0cm" loext:border="none"/>
    </style:style>
    <style:style style:name="T272" style:family="text">
      <style:text-properties fo:font-variant="normal" fo:text-transform="none" fo:color="#000000" fo:letter-spacing="normal" loext:padding="0cm" loext:border="none"/>
    </style:style>
    <style:style style:name="T273" style:family="text">
      <style:text-properties fo:font-variant="normal" fo:text-transform="none" fo:color="#999988" style:font-name="Source Code Pro" fo:font-size="10.5pt" fo:letter-spacing="normal" fo:font-style="italic" fo:font-weight="normal" loext:padding="0cm" loext:border="none"/>
    </style:style>
    <style:style style:name="T274" style:family="text">
      <style:text-properties fo:font-variant="normal" fo:text-transform="none" fo:color="#0086b3" style:font-name="Source Code Pro" fo:font-size="10.5pt" fo:letter-spacing="normal" fo:font-style="normal" fo:font-weight="normal" loext:padding="0cm" loext:border="none"/>
    </style:style>
    <style:style style:name="T275" style:family="text">
      <style:text-properties fo:font-variant="normal" fo:text-transform="none" fo:color="#0086b3" style:text-line-through-style="none" style:text-line-through-type="none" style:font-name="Source Code Pro" fo:font-size="10.5pt" fo:letter-spacing="normal" fo:font-style="normal" style:text-underline-style="none" fo:font-weight="normal" officeooo:rsid="00c7afd4" style:font-size-asian="12pt" style:font-style-asian="normal" style:font-weight-asian="normal" style:font-size-complex="12pt" style:font-style-complex="normal" style:font-weight-complex="normal" loext:padding="0cm" loext:border="none"/>
    </style:style>
    <style:style style:name="T276" style:family="text">
      <style:text-properties fo:font-variant="normal" fo:text-transform="none" fo:color="#000080" style:font-name="Source Code Pro" fo:font-size="10.5pt" fo:letter-spacing="normal" fo:font-style="normal" fo:font-weight="normal" loext:padding="0cm" loext:border="none"/>
    </style:style>
    <style:style style:name="T277" style:family="text">
      <style:text-properties fo:font-variant="normal" fo:text-transform="none" fo:color="#000080" style:text-line-through-style="none" style:text-line-through-type="none" style:font-name="Source Code Pro" fo:font-size="10.5pt" fo:letter-spacing="normal" fo:font-style="normal" style:text-underline-style="none" fo:font-weight="normal" officeooo:rsid="00c7afd4" style:font-size-asian="12pt" style:font-style-asian="normal" style:font-weight-asian="normal" style:font-size-complex="12pt" style:font-style-complex="normal" style:font-weight-complex="normal" loext:padding="0cm" loext:border="none"/>
    </style:style>
    <style:style style:name="T278" style:family="text">
      <style:text-properties fo:font-variant="normal" fo:text-transform="none" fo:color="#000080" style:text-line-through-style="none" style:text-line-through-type="none" style:font-name="Source Code Pro" fo:font-size="10.5pt" fo:letter-spacing="normal" fo:font-style="normal" style:text-underline-style="none" fo:font-weight="bold" officeooo:rsid="00c57d9d" style:font-size-asian="10.5pt" style:font-style-asian="normal" style:font-weight-asian="bold" style:font-size-complex="12pt" style:font-style-complex="normal" style:font-weight-complex="bold" loext:padding="0cm" loext:border="none"/>
    </style:style>
    <style:style style:name="T279" style:family="text">
      <style:text-properties fo:font-variant="normal" fo:text-transform="none" fo:color="#d01040" style:font-name="Source Code Pro" fo:font-size="10.5pt" fo:letter-spacing="normal" fo:font-style="normal" fo:font-weight="normal" loext:padding="0cm" loext:border="none"/>
    </style:style>
    <style:style style:name="T280" style:family="text">
      <style:text-properties fo:font-variant="normal" fo:text-transform="none" fo:color="#d01040" style:text-line-through-style="none" style:text-line-through-type="none" style:font-name="Source Code Pro" fo:font-size="10.5pt" fo:letter-spacing="normal" fo:font-style="normal" style:text-underline-style="none" fo:font-weight="normal" officeooo:rsid="00c7afd4" style:font-size-asian="12pt" style:font-style-asian="normal" style:font-weight-asian="normal" style:font-size-complex="12pt" style:font-style-complex="normal" style:font-weight-complex="normal" loext:padding="0cm" loext:border="none"/>
    </style:style>
    <style:style style:name="T281" style:family="text">
      <style:text-properties fo:font-variant="normal" fo:text-transform="none" fo:color="#333333" style:font-name="monospace" fo:font-size="12pt" fo:letter-spacing="normal" fo:font-style="normal" fo:font-weight="normal" fo:background-color="#eeeeee" loext:char-shading-value="0" style:font-size-asian="12pt" style:font-size-complex="12pt" loext:padding="0cm" loext:border="none"/>
    </style:style>
    <style:style style:name="T282" style:family="text">
      <style:text-properties fo:font-variant="normal" fo:text-transform="none" fo:letter-spacing="normal" fo:font-style="normal" fo:font-weight="normal"/>
    </style:style>
    <style:style style:name="T283" style:family="text">
      <style:text-properties fo:font-variant="normal" fo:text-transform="none" fo:color="#24292e" style:font-name="Liberation Serif" fo:font-size="12pt" fo:letter-spacing="normal" fo:font-style="normal" fo:font-weight="normal" style:font-size-asian="12pt" style:font-size-complex="12pt"/>
    </style:style>
    <style:style style:name="T284" style:family="text">
      <style:text-properties fo:font-variant="normal" fo:text-transform="none" fo:color="#24292e" style:font-name="Liberation Serif" fo:font-size="12pt" fo:letter-spacing="normal" fo:font-style="normal" fo:font-weight="normal" officeooo:rsid="00b9979e" style:font-size-asian="12pt" style:font-size-complex="12pt"/>
    </style:style>
    <style:style style:name="T285" style:family="text">
      <style:text-properties fo:font-variant="normal" fo:text-transform="none" fo:color="#24292e" style:font-name="Liberation Serif" fo:font-size="12pt" fo:letter-spacing="normal" fo:font-style="normal" fo:font-weight="normal" officeooo:rsid="00b9979e" style:font-size-asian="12pt" style:font-size-complex="12pt" loext:padding="0cm" loext:border="none"/>
    </style:style>
    <style:style style:name="T286" style:family="text">
      <style:text-properties fo:font-variant="normal" fo:text-transform="none" fo:color="#24292e" style:font-name="Liberation Serif" fo:font-size="12pt" fo:letter-spacing="normal" fo:font-style="normal" fo:font-weight="normal" style:font-size-asian="12pt" style:font-size-complex="12pt" loext:padding="0cm" loext:border="none"/>
    </style:style>
    <style:style style:name="T287" style:family="text">
      <style:text-properties officeooo:rsid="004d92ec"/>
    </style:style>
    <style:style style:name="T288" style:family="text">
      <style:text-properties officeooo:rsid="00b025ef"/>
    </style:style>
    <style:style style:name="T289" style:family="text">
      <style:text-properties officeooo:rsid="00b192bf"/>
    </style:style>
    <style:style style:name="T290" style:family="text">
      <style:text-properties officeooo:rsid="00b2551f"/>
    </style:style>
    <style:style style:name="T291" style:family="text">
      <style:text-properties officeooo:rsid="00b7864f"/>
    </style:style>
    <style:style style:name="T292" style:family="text">
      <style:text-properties officeooo:rsid="00ba468a"/>
    </style:style>
    <style:style style:name="T293" style:family="text">
      <style:text-properties fo:color="#000000" style:font-name="Liberation Serif" fo:font-size="12pt" fo:letter-spacing="normal" fo:font-style="italic" fo:font-weight="normal" style:font-size-asian="12pt" style:font-size-complex="12pt" loext:padding="0cm" loext:border="none"/>
    </style:style>
    <style:style style:name="T294" style:family="text">
      <style:text-properties fo:color="#000000" style:font-name="Liberation Serif" fo:font-size="12pt" fo:letter-spacing="normal" fo:font-style="normal" fo:font-weight="normal" style:font-size-asian="12pt" style:font-style-asian="normal" style:font-size-complex="12pt" style:font-style-complex="normal"/>
    </style:style>
    <style:style style:name="T295" style:family="text">
      <style:text-properties fo:color="#000000" style:font-name="Liberation Serif" fo:font-size="12pt" fo:letter-spacing="normal" fo:font-style="normal" fo:font-weight="normal" officeooo:rsid="007fcd9f" style:font-size-asian="12pt" style:font-style-asian="normal" style:font-size-complex="12pt" style:font-style-complex="normal"/>
    </style:style>
    <style:style style:name="T296" style:family="text">
      <style:text-properties fo:color="#000000" style:font-name="Liberation Serif" fo:font-size="12pt" style:font-size-asian="12pt" style:font-size-complex="12pt"/>
    </style:style>
    <style:style style:name="T297" style:family="text">
      <style:text-properties fo:color="#000000" style:font-name="Liberation Serif" fo:font-size="12pt" officeooo:rsid="011a3f4e" style:font-size-asian="12pt" style:font-size-complex="12pt"/>
    </style:style>
    <style:style style:name="T298" style:family="text">
      <style:text-properties fo:color="#000000" style:font-name="Liberation Serif" fo:font-size="12pt" officeooo:rsid="0122db7a" style:font-size-asian="12pt" style:font-size-complex="12pt"/>
    </style:style>
    <style:style style:name="T299" style:family="text">
      <style:text-properties fo:color="#000000" officeooo:rsid="011dfc07"/>
    </style:style>
    <style:style style:name="T300" style:family="text">
      <style:text-properties fo:color="#000000" officeooo:rsid="00f17642"/>
    </style:style>
    <style:style style:name="T301" style:family="text">
      <style:text-properties officeooo:rsid="00cc25a7"/>
    </style:style>
    <style:style style:name="T302" style:family="text">
      <style:text-properties officeooo:rsid="00ce1100"/>
    </style:style>
    <style:style style:name="T303" style:family="text">
      <style:text-properties officeooo:rsid="00ce9f2e"/>
    </style:style>
    <style:style style:name="T304" style:family="text">
      <style:text-properties officeooo:rsid="00d2402d"/>
    </style:style>
    <style:style style:name="T305" style:family="text">
      <style:text-properties officeooo:rsid="00d28de4"/>
    </style:style>
    <style:style style:name="T306" style:family="text">
      <style:text-properties officeooo:rsid="00d4eded"/>
    </style:style>
    <style:style style:name="T307" style:family="text">
      <style:text-properties officeooo:rsid="00d526da"/>
    </style:style>
    <style:style style:name="T308" style:family="text">
      <style:text-properties officeooo:rsid="00d62696"/>
    </style:style>
    <style:style style:name="T309" style:family="text">
      <style:text-properties officeooo:rsid="00d746be"/>
    </style:style>
    <style:style style:name="T310" style:family="text">
      <style:text-properties officeooo:rsid="00d83826"/>
    </style:style>
    <style:style style:name="T311" style:family="text">
      <style:text-properties officeooo:rsid="00d94320"/>
    </style:style>
    <style:style style:name="T312" style:family="text">
      <style:text-properties officeooo:rsid="00dca766"/>
    </style:style>
    <style:style style:name="T313" style:family="text">
      <style:text-properties officeooo:rsid="00deb7f9"/>
    </style:style>
    <style:style style:name="T314" style:family="text">
      <style:text-properties officeooo:rsid="00e4c518"/>
    </style:style>
    <style:style style:name="T315" style:family="text">
      <style:text-properties officeooo:rsid="00e59916"/>
    </style:style>
    <style:style style:name="T316" style:family="text">
      <style:text-properties officeooo:rsid="00e86edf"/>
    </style:style>
    <style:style style:name="T317" style:family="text">
      <style:text-properties officeooo:rsid="00ea568b"/>
    </style:style>
    <style:style style:name="T318" style:family="text">
      <style:text-properties officeooo:rsid="00ec2b57"/>
    </style:style>
    <style:style style:name="T319" style:family="text">
      <style:text-properties officeooo:rsid="00edfd86"/>
    </style:style>
    <style:style style:name="T320" style:family="text">
      <style:text-properties officeooo:rsid="00efbfb9"/>
    </style:style>
    <style:style style:name="T321" style:family="text">
      <style:text-properties officeooo:rsid="00f38950"/>
    </style:style>
    <style:style style:name="T322" style:family="text">
      <style:text-properties officeooo:rsid="00f6d4c0"/>
    </style:style>
    <style:style style:name="T323" style:family="text">
      <style:text-properties officeooo:rsid="00fad36e"/>
    </style:style>
    <style:style style:name="T324" style:family="text">
      <style:text-properties officeooo:rsid="00fb46ac"/>
    </style:style>
    <style:style style:name="T325" style:family="text">
      <style:text-properties officeooo:rsid="00fc1ff0"/>
    </style:style>
    <style:style style:name="T326" style:family="text">
      <style:text-properties officeooo:rsid="00fd72a4"/>
    </style:style>
    <style:style style:name="T327" style:family="text">
      <style:text-properties officeooo:rsid="00ffa7e7"/>
    </style:style>
    <style:style style:name="T328" style:family="text">
      <style:text-properties officeooo:rsid="01059915"/>
    </style:style>
    <style:style style:name="T329" style:family="text">
      <style:text-properties officeooo:rsid="0106e24c"/>
    </style:style>
    <style:style style:name="T330" style:family="text">
      <style:text-properties officeooo:rsid="010a001a"/>
    </style:style>
    <style:style style:name="T331" style:family="text">
      <style:text-properties officeooo:rsid="010dfc65"/>
    </style:style>
    <style:style style:name="T332" style:family="text">
      <style:text-properties officeooo:rsid="011136af"/>
    </style:style>
    <style:style style:name="T333" style:family="text">
      <style:text-properties officeooo:rsid="0112e684"/>
    </style:style>
    <style:style style:name="T334" style:family="text">
      <style:text-properties officeooo:rsid="011478bd"/>
    </style:style>
    <style:style style:name="T335" style:family="text">
      <style:text-properties officeooo:rsid="0115fc54"/>
    </style:style>
    <style:style style:name="T336" style:family="text">
      <style:text-properties officeooo:rsid="0116c694"/>
    </style:style>
    <style:style style:name="T337" style:family="text">
      <style:text-properties officeooo:rsid="0118ba71"/>
    </style:style>
    <style:style style:name="T338" style:family="text">
      <style:text-properties officeooo:rsid="0119f5c1"/>
    </style:style>
    <style:style style:name="T339" style:family="text">
      <style:text-properties officeooo:rsid="011a3f4e"/>
    </style:style>
    <style:style style:name="T340" style:family="text">
      <style:text-properties officeooo:rsid="011c224a"/>
    </style:style>
    <style:style style:name="T341" style:family="text">
      <style:text-properties officeooo:rsid="011dfc07"/>
    </style:style>
    <style:style style:name="T342" style:family="text">
      <style:text-properties officeooo:rsid="0122db7a"/>
    </style:style>
    <style:style style:name="T343" style:family="text">
      <style:text-properties officeooo:rsid="012435a4"/>
    </style:style>
    <style:style style:name="T344" style:family="text">
      <style:text-properties officeooo:rsid="012456e7"/>
    </style:style>
    <style:style style:name="T345" style:family="text">
      <style:text-properties officeooo:rsid="00af2edb"/>
    </style:style>
    <style:style style:name="T346" style:family="text">
      <style:text-properties officeooo:rsid="0128c059"/>
    </style:style>
    <style:style style:name="T347" style:family="text">
      <style:text-properties officeooo:rsid="012cdbd3"/>
    </style:style>
    <style:style style:name="T348" style:family="text">
      <style:text-properties officeooo:rsid="0019d12b"/>
    </style:style>
    <style:style style:name="T349" style:family="text">
      <style:text-properties style:text-underline-style="none"/>
    </style:style>
    <style:style style:name="T350" style:family="text">
      <style:text-properties style:text-underline-style="none" fo:font-weight="normal" style:font-weight-asian="normal" style:font-weight-complex="normal"/>
    </style:style>
    <style:style style:name="T351" style:family="text">
      <style:text-properties officeooo:rsid="0134f038"/>
    </style:style>
    <style:style style:name="T352" style:family="text">
      <style:text-properties officeooo:rsid="01374bf3"/>
    </style:style>
    <style:style style:name="T353" style:family="text">
      <style:text-properties officeooo:rsid="0138abfe"/>
    </style:style>
    <style:style style:name="T354" style:family="text">
      <style:text-properties officeooo:rsid="013de698"/>
    </style:style>
    <style:style style:name="T355" style:family="text">
      <style:text-properties officeooo:rsid="014923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84723477" text:style-name="L1">
        <text:list-item>
          <text:p text:style-name="P35">Remap caps and esc </text:p>
          <text:list>
            <text:list-item>
              <text:p text:style-name="P35"><text:s/>setxkbmap -option caps:swapescape</text:p>
            </text:list-item>
          </text:list>
        </text:list-item>
        <text:list-item>
          <text:p text:style-name="P30"><text:span text:style-name="T197"><text:tab/>pwd</text:span><text:span text:style-name="T348"> – print working directory</text:span></text:p>
        </text:list-item>
        <text:list-item>
          <text:p text:style-name="P36"><text:span text:style-name="T175"><text:tab/>whoami</text:span> – to print our username</text:p>
        </text:list-item>
        <text:list-item>
          <text:p text:style-name="P37"><text:span text:style-name="T175"><text:tab/>who</text:span> – list of users currenlty logged in</text:p>
        </text:list-item>
        <text:list-item>
          <text:p text:style-name="P38"><text:span text:style-name="T175"><text:tab/>date</text:span> – to print date</text:p>
        </text:list-item>
        <text:list-item>
          <text:p text:style-name="P39"><text:span text:style-name="T175"><text:tab/>cd</text:span> – change directory, </text:p>
        </text:list-item>
        <text:list-item>
          <text:p text:style-name="P39"><text:tab/><text:tab/>cd filename – start the file from the current working directory</text:p>
        </text:list-item>
        <text:list-item>
          <text:p text:style-name="P39"><text:tab/><text:tab/>cd /filename – start the file from the begining</text:p>
        </text:list-item>
        <text:list-item>
          <text:p text:style-name="P39"><text:tab/><text:tab/>cd .. - chande directory one step back</text:p>
        </text:list-item>
        <text:list-item>
          <text:p text:style-name="P39"><text:tab/><text:tab/>cd ../..- change directory two step back, so on</text:p>
        </text:list-item>
        <text:list-item>
          <text:p text:style-name="P39"><text:tab/><text:tab/>cd . - working directory</text:p>
        </text:list-item>
        <text:list-item>
          <text:p text:style-name="P39"><text:tab/><text:tab/><text:span text:style-name="T134">cd –(dash) – to go back to the previous directory, ie use to taggle btw directories</text:span></text:p>
        </text:list-item>
        <text:list-item>
          <text:p text:style-name="P39"><text:tab/><text:tab/>cd – <text:span text:style-name="T134">parent</text:span> directory like /home/username</text:p>
        </text:list-item>
        <text:list-item>
          <text:p text:style-name="P39"><text:tab/><text:tab/><text:span text:style-name="T312">cd / - to root directory</text:span></text:p>
        </text:list-item>
        <text:list-item>
          <text:p text:style-name="P39"><text:tab/><text:tab/><text:span text:style-name="T2">cd ~/file_in_home_directory</text:span></text:p>
        </text:list-item>
        <text:list-item>
          <text:p text:style-name="P39"><text:span text:style-name="T175"><text:tab/>echo</text:span> – to print the text, </text:p>
        </text:list-item>
        <text:list-item>
          <text:p text:style-name="P39"><text:tab/><text:tab/>this takes only one parameter, so we can use space btw words with or without <text:tab/><text:tab/><text:tab/><text:tab/><text:tab/>quotation.</text:p>
        </text:list-item>
        <text:list-item>
          <text:p text:style-name="P39"><text:tab/><text:tab/>echo full name&gt;filename.txt – this will save a txt file.</text:p>
        </text:list-item>
        <text:list-item>
          <text:p text:style-name="P39"><text:tab/><text:tab/><text:span text:style-name="T3">echo secondname&gt;&gt;filename.txt – wil append the file with secondname</text:span></text:p>
        </text:list-item>
        <text:list-item>
          <text:p text:style-name="P39"><text:tab/><text:tab/><text:span text:style-name="T133">echo $PATH – will print all the path that the terminal search for functions or files</text:span></text:p>
        </text:list-item>
        <text:list-item>
          <text:p text:style-name="P40"><text:span text:style-name="T175"><text:tab/>which</text:span> – used to search which path is used for some function</text:p>
        </text:list-item>
        <text:list-item>
          <text:p text:style-name="P40"><text:tab/><text:tab/>which echo – will print the path were we get the echo function</text:p>
        </text:list-item>
        <text:list-item>
          <text:p text:style-name="P41"><text:tab/>ls – list</text:p>
        </text:list-item>
        <text:list-item>
          <text:p text:style-name="P39"><text:tab/><text:tab/>ls – this will print the list of all the file in the current working directory</text:p>
        </text:list-item>
        <text:list-item>
          <text:p text:style-name="P39"><text:tab/><text:tab/>ls path – this will print the <text:span text:style-name="T1">files in the directory which we entered in the path</text:span></text:p>
        </text:list-item>
        <text:list-item>
          <text:p text:style-name="P39"><text:tab/><text:tab/><text:span text:style-name="T135">ls directory1 2 3 – ls takes more than one argument and print all the files in all that rgument <text:tab/><text:tab/><text:tab/>seperately</text:span></text:p>
        </text:list-item>
        <text:list-item>
          <text:p text:style-name="P43"><text:tab/><text:tab/>ls directoy&gt;filename.txt – create a file with all file names in that directory</text:p>
        </text:list-item>
        <text:list-item>
          <text:p text:style-name="P43"><text:tab/><text:tab/>ls ~&gt;filename.txt – create a file with all the file names in home directory</text:p>
        </text:list-item>
        <text:list-item>
          <text:p text:style-name="P44"><text:tab/><text:tab/><text:span text:style-name="T136">ls -l (L)- use a long listing format, it provides more details of the files.</text:span></text:p>
        </text:list-item>
        <text:list-item>
          <text:p text:style-name="P44"><text:span text:style-name="T136"><text:tab/><text:tab/></text:span><text:span text:style-name="T140">ls -a – to show the hidden file </text:span><text:span text:style-name="T136"><text:s/></text:span></text:p>
        </text:list-item>
        <text:list-item>
          <text:p text:style-name="P45"><text:tab/><text:tab/>ls *.sh – to show the list of vim functions</text:p>
        </text:list-item>
        <text:list-item>
          <text:p text:style-name="P45"><text:tab/><text:tab/><text:span text:style-name="T150">ls -R – to get list of folders and subfolders</text:span></text:p>
        </text:list-item>
        <text:list-item>
          <text:p text:style-name="P42"><text:tab/>mv <text:span text:style-name="T202">–</text:span> <text:span text:style-name="T202">move</text:span></text:p>
        </text:list-item>
        <text:list-item>
          <text:p text:style-name="P46"><text:tab/><text:tab/>move function takes two argument, first the path or file name which we want to move and the <text:tab/><text:tab/><text:tab/>second is the destination path</text:p>
        </text:list-item>
        <text:list-item>
          <text:p text:style-name="P46"><text:tab/><text:tab/>move function also takes more than one argument , and the last argument is the destination</text:p>
        </text:list-item>
        <text:list-item>
          <text:p text:style-name="P46"><text:tab/><text:tab/>we can also change the name of a function first old name and second new name</text:p>
        </text:list-item>
        <text:list-item>
          <text:p text:style-name="P46"><text:tab/><text:tab/><text:span text:style-name="T152">mv -v – verbose , to explain what is happening</text:span></text:p>
        </text:list-item>
        <text:list-item>
          <text:p text:style-name="P46"><text:span text:style-name="T175"><text:tab/>mkdir</text:span> – take more than zero argument, create that much directories </text:p>
        </text:list-item>
        <text:list-item>
          <text:p text:style-name="P47"><text:tab/><text:tab/>mkdir -p path – this will create a path of directories in the same order</text:p>
        </text:list-item>
        <text:list-item>
          <text:p text:style-name="P47"><text:tab/><text:tab/><text:span text:style-name="T140">mkdir .filename – to create a hidden file add . to the begining of the file name</text:span></text:p>
        </text:list-item>
        <text:list-item>
          <text:p text:style-name="P46"><text:span text:style-name="T175"><text:tab/>cp</text:span> – copy</text:p>
        </text:list-item>
        <text:list-item>
          <text:p text:style-name="P46"><text:tab/><text:tab/>copy function takes two argument, first the path or file name which we want to copy and the <text:tab/><text:tab/><text:tab/>second is the destination path</text:p>
        </text:list-item>
        <text:list-item>
          <text:p text:style-name="P46"><text:tab/><text:tab/>cp oldname newname - we can also copy a file in same folder with different name </text:p>
        </text:list-item>
        <text:list-item>
          <text:p text:style-name="P46"><text:tab/><text:tab/>move function also takes more than one argument , and the last argument is the destination</text:p>
        </text:list-item>
        <text:list-item>
          <text:p text:style-name="P46"><text:tab/><text:tab/><text:span text:style-name="T137">cp -r – to copy the directory</text:span></text:p>
        </text:list-item>
        <text:list-item>
          <text:p text:style-name="P49"><text:span text:style-name="T175"><text:tab/>dd</text:span> – a special kind of copying file, in normal copy it copies the whole data in the file , but in dd we can <text:tab/><text:tab/>copy partial data <text:span text:style-name="T304">(byte wise)</text:span></text:p>
        </text:list-item>
        <text:list-item>
          <text:p text:style-name="P49"><text:soft-page-break/><text:tab/><text:tab/><text:span text:style-name="T305">dd if=filetocopy of=finalname bs=block_number count=numbr</text:span></text:p>
        </text:list-item>
        <text:list-item>
          <text:p text:style-name="P49"><text:tab/><text:tab/><text:span text:style-name="T305">here if=input file name and of=output file name. Bs = bloc size and count indicate each bloc of <text:tab/><text:tab/><text:tab/>count number. Bytes = bs * count</text:span></text:p>
        </text:list-item>
        <text:list-item>
          <text:p text:style-name="P47"><text:span text:style-name="T175"><text:tab/>cat</text:span> – concatenate</text:p>
        </text:list-item>
        <text:list-item>
          <text:p text:style-name="P47"><text:tab/><text:tab/>cat filename – will print the file </text:p>
        </text:list-item>
        <text:list-item>
          <text:p text:style-name="P47"><text:tab/><text:tab/>cat filename1 2 3 – this will print all these files</text:p>
        </text:list-item>
        <text:list-item>
          <text:p text:style-name="P50"><text:tab/><text:tab/>cat filename 1 2 3 &gt;anotherfile – to concatenate file 1 2 3 to anotherfile</text:p>
        </text:list-item>
        <text:list-item>
          <text:p text:style-name="P50"><text:tab/><text:tab/>cat filename1 &gt;&gt; filename2 – content in filename1 will added to the filename2</text:p>
        </text:list-item>
        <text:list-item>
          <text:p text:style-name="P51"/>
        </text:list-item>
        <text:list-item>
          <text:p text:style-name="P47"><text:span text:style-name="T175"><text:tab/>less</text:span> – to show the file in a page</text:p>
        </text:list-item>
        <text:list-item>
          <text:p text:style-name="P47"><text:tab/><text:tab/>less filename.txt</text:p>
        </text:list-item>
        <text:list-item>
          <text:p text:style-name="P47"><text:tab/><text:tab/>to exit press q</text:p>
        </text:list-item>
        <text:list-item>
          <text:p text:style-name="P47"><text:span text:style-name="T175"><text:tab/>rm</text:span> – remove</text:p>
        </text:list-item>
        <text:list-item>
          <text:p text:style-name="P47"><text:tab/><text:tab/>rm filename – remove only the file not directory</text:p>
        </text:list-item>
        <text:list-item>
          <text:p text:style-name="P47"><text:tab/><text:tab/>rmdir dirname – will remove the directory, the single directory only if it has no other directory <text:tab/><text:tab/><text:tab/>inside it.</text:p>
        </text:list-item>
        <text:list-item>
          <text:p text:style-name="P47"><text:tab/><text:tab/>rmdir <text:span text:style-name="T4">-p filename – delete the path completely from reverse order.</text:span></text:p>
        </text:list-item>
        <text:list-item>
          <text:p text:style-name="P47"><text:span text:style-name="T4"><text:tab/><text:tab/>rm -r </text:span><text:span text:style-name="T5">filename – delete folders as well as file, </text:span><text:span text:style-name="T6">remove all</text:span></text:p>
        </text:list-item>
        <text:list-item>
          <text:p text:style-name="P52"><text:tab/><text:tab/>rm -i – which will promt you to confirm the deletion of each file.</text:p>
        </text:list-item>
        <text:list-item>
          <text:p text:style-name="P53"><text:span text:style-name="T175"><text:tab/>wc</text:span> – word count</text:p>
        </text:list-item>
        <text:list-item>
          <text:p text:style-name="P53"><text:tab/><text:tab/>wc filename – will count the words in that file</text:p>
        </text:list-item>
        <text:list-item>
          <text:p text:style-name="P53"><text:tab/><text:tab/>wc -l filename – will count the line in that file</text:p>
        </text:list-item>
        <text:list-item>
          <text:p text:style-name="P55"><text:tab/>| - used for <text:span text:style-name="T175">pipe</text:span> function</text:p>
        </text:list-item>
        <text:list-item>
          <text:p text:style-name="P55"><text:tab/><text:tab/>ls ~|wc -l -will count the file number without creating a list.</text:p>
        </text:list-item>
        <text:list-item>
          <text:p text:style-name="P55"><text:tab/><text:tab/><text:span text:style-name="T138">Pipe means take the output of the programme to the left and make the input to the programme to <text:tab/><text:tab/>theright.</text:span></text:p>
        </text:list-item>
        <text:list-item>
          <text:p text:style-name="P56"><text:span text:style-name="T175"><text:tab/>uniq</text:span> – to know the adjacent uniq line</text:p>
        </text:list-item>
        <text:list-item>
          <text:p text:style-name="P56"><text:span text:style-name="T175"><text:tab/>man</text:span> – manual</text:p>
        </text:list-item>
        <text:list-item>
          <text:p text:style-name="P56"><text:tab/><text:tab/>man functionname – will gives the all details regarding to that function. </text:p>
        </text:list-item>
        <text:list-item>
          <text:p text:style-name="P57"><text:tab/><text:tab/>Functionname –help – to get the details about the function.</text:p>
        </text:list-item>
        <text:list-item>
          <text:p text:style-name="P58"><text:span text:style-name="T175"><text:tab/>tail</text:span> – to get the last line </text:p>
        </text:list-item>
        <text:list-item>
          <text:p text:style-name="P58"><text:tab/><text:tab/>tail -n1 or tail -1 </text:p>
        </text:list-item>
        <text:list-item>
          <text:p text:style-name="P58"><text:tab/><text:tab/>ls -l |tail -n1</text:p>
        </text:list-item>
        <text:list-item>
          <text:p text:style-name="P58"><text:tab/><text:tab/><text:span text:style-name="T302">tail -f file_name – will keep on displaying new lines added to the file. </text:span><text:span text:style-name="T303">Ie we can watch the file <text:tab/><text:tab/><text:tab/>growing in real time.</text:span></text:p>
        </text:list-item>
        <text:list-item>
          <text:p text:style-name="P60"><text:span text:style-name="T175"><text:tab/>head</text:span> – to get the lines from top</text:p>
        </text:list-item>
        <text:list-item>
          <text:p text:style-name="P61"><text:span text:style-name="T175"><text:tab/>su</text:span><text:span text:style-name="T192">do</text:span><text:span text:style-name="T287"> </text:span><text:span text:style-name="T192">tee</text:span><text:span text:style-name="T287"> – the tee command takes its input and writes it to a file but also to standard out.(when using <text:tab/><text:tab/><text:tab/>output of a pipe command), </text:span><text:span text:style-name="T346">here “</text:span><text:span text:style-name="T345">tee” program is the one to open the </text:span><text:span text:style-name="T235">/sys file for writing.</text:span></text:p>
        </text:list-item>
        <text:list-item>
          <text:p text:style-name="P63"><text:span text:style-name="T175"><text:tab/>tee</text:span> – tee reads data from the input and saved to a file.</text:p>
        </text:list-item>
        <text:list-item>
          <text:p text:style-name="P64"><text:span text:style-name="T175"><text:tab/>xdg-</text:span><text:span text:style-name="T202">open filename</text:span> – this will open the file in the appropriate program. <text:span text:style-name="T139">If the file name has space put the <text:tab/><text:tab/>filename in a quotation. </text:span><text:span text:style-name="T141">We can also open a directory ie file.</text:span></text:p>
        </text:list-item>
      </text:list>
      <text:p text:style-name="P9"><text:tab/><text:tab/><text:span text:style-name="T199">gedit</text:span><text:span text:style-name="T353"> – to open a text file. Use tldr gedit for more details</text:span></text:p>
      <text:list xml:id="list95024892548665" text:continue-numbering="true" text:style-name="L1">
        <text:list-item>
          <text:p text:style-name="P65"><text:span text:style-name="T193"><text:tab/>s</text:span><text:span text:style-name="T175">ort</text:span> <text:span text:style-name="T202">filename</text:span> – to sort , for more code related to sort- man sort</text:p>
        </text:list-item>
        <text:list-item>
          <text:p text:style-name="P66"><text:span text:style-name="T175"><text:tab/>sort</text:span> <text:span text:style-name="T175">-nk</text:span> <text:span text:style-name="T202">–</text:span> n is for numeric and k is for keyvalue, ie to sort a first colum – sort -nk1,1 – start with 1<text:span text:style-name="T142">st</text:span> <text:tab/><text:tab/><text:tab/>column and ends in 1<text:span text:style-name="T142">st</text:span> column.</text:p>
        </text:list-item>
        <text:list-item>
          <text:p text:style-name="P67"><text:span text:style-name="T175"><text:tab/>touch</text:span> – create, change and modify timestamps of a file.</text:p>
        </text:list-item>
        <text:list-item>
          <text:p text:style-name="P67"><text:tab/><text:tab/>touch filename – create a file <text:span text:style-name="T146">(touch creates files not directory ie folder)</text:span></text:p>
        </text:list-item>
        <text:list-item>
          <text:p text:style-name="P67"><text:tab/><text:tab/>touch filename1 2 3 – create multiple files</text:p>
        </text:list-item>
        <text:list-item>
          <text:p text:style-name="P68"><text:span text:style-name="T175"><text:tab/>diff</text:span> – compare files by line by line</text:p>
        </text:list-item>
        <text:list-item>
          <text:p text:style-name="P69"><text:span text:style-name="T175"><text:tab/>convert </text:span><text:span text:style-name="T202">image.jpg image.odt</text:span> - to convert from one format to another format, we can use another file <text:tab/><text:tab/><text:tab/>name also</text:p>
        </text:list-item>
      </text:list>
      <text:p text:style-name="P10"><text:tab/><text:tab/><text:tab/><text:span text:style-name="T352">to convert a document.odt to document.txt</text:span></text:p>
      <text:p text:style-name="P10"><text:soft-page-break/><text:tab/><text:tab/><text:tab/><text:tab/><text:span text:style-name="T352">libreoffice –convert-to txt document.odt (there is two dash before convert)</text:span></text:p>
      <text:list xml:id="list95025377714585" text:continue-numbering="true" text:style-name="L1">
        <text:list-item>
          <text:p text:style-name="P70"><text:span text:style-name="T175"><text:tab/>tldr </text:span><text:span text:style-name="T202">command_name</text:span> – to get the better explanation of a command</text:p>
        </text:list-item>
        <text:list-item>
          <text:p text:style-name="P71"><text:span text:style-name="T175"><text:tab/>ffmpeg</text:span> – conversion or editing of videos, for better explanation – tldr ffmpeg</text:p>
        </text:list-item>
        <text:list-item>
          <text:p text:style-name="P71"><text:span text:style-name="T175"><text:tab/>find</text:span> – to find </text:p>
        </text:list-item>
        <text:list-item>
          <text:p text:style-name="P65"><text:tab/><text:tab/><text:span text:style-name="T147">find directory_or_path -</text:span><text:span text:style-name="T306">name </text:span><text:span text:style-name="T147">file_name</text:span></text:p>
        </text:list-item>
        <text:list-item>
          <text:p text:style-name="P65"><text:tab/><text:tab/><text:span text:style-name="T306">tldr find</text:span></text:p>
        </text:list-item>
        <text:list-item>
          <text:p text:style-name="P65"><text:tab/><text:tab/>-<text:span text:style-name="T326">mmin -5 – to get the file/directory created/updated within last 5 min (+5 mean more than 5 min <text:tab/><text:tab/><text:tab/>and or days use -mtime)</text:span></text:p>
        </text:list-item>
        <text:list-item>
          <text:p text:style-name="P21"><text:span text:style-name="Source_20_Text"><text:span text:style-name="T273"><text:tab/># Delete all files with .tmp extension</text:span></text:span></text:p>
        </text:list-item>
        <text:list-item>
          <text:p text:style-name="P26"><text:span text:style-name="Source_20_Text"><text:span text:style-name="T242"><text:tab/>find </text:span></text:span><text:span text:style-name="Source_20_Text"><text:span text:style-name="T274">.</text:span></text:span><text:span text:style-name="Source_20_Text"><text:span text:style-name="T242"> </text:span></text:span><text:span text:style-name="Source_20_Text"><text:span text:style-name="T276">-name</text:span></text:span><text:span text:style-name="Source_20_Text"><text:span text:style-name="T242"> </text:span></text:span><text:span text:style-name="Source_20_Text"><text:span text:style-name="T279">'*.tmp'</text:span></text:span><text:span text:style-name="Source_20_Text"><text:span text:style-name="T242"> </text:span></text:span><text:span text:style-name="Source_20_Text"><text:span text:style-name="T276">-exec</text:span></text:span><text:span text:style-name="Source_20_Text"><text:span text:style-name="T242"> </text:span></text:span><text:span text:style-name="Source_20_Text"><text:span text:style-name="T274">rm</text:span></text:span><text:span text:style-name="Source_20_Text"><text:span text:style-name="T242"> </text:span></text:span><text:span text:style-name="Source_20_Text"><text:span text:style-name="T243">{}</text:span></text:span><text:span text:style-name="Source_20_Text"><text:span text:style-name="T242"> </text:span></text:span><text:span text:style-name="Source_20_Text"><text:span text:style-name="T279">\;</text:span></text:span></text:p>
        </text:list-item>
        <text:list-item>
          <text:p text:style-name="P26"><text:span text:style-name="Source_20_Text"><text:span text:style-name="T273"><text:tab/># Find all PNG files and convert them to JPG</text:span></text:span></text:p>
        </text:list-item>
        <text:list-item>
          <text:p text:style-name="P26"><text:span text:style-name="Source_20_Text"><text:span text:style-name="T242"><text:tab/>find </text:span></text:span><text:span text:style-name="Source_20_Text"><text:span text:style-name="T274">.</text:span></text:span><text:span text:style-name="Source_20_Text"><text:span text:style-name="T242"> </text:span></text:span><text:span text:style-name="Source_20_Text"><text:span text:style-name="T276">-name</text:span></text:span><text:span text:style-name="Source_20_Text"><text:span text:style-name="T242"> </text:span></text:span><text:span text:style-name="Source_20_Text"><text:span text:style-name="T279">'*.png'</text:span></text:span><text:span text:style-name="Source_20_Text"><text:span text:style-name="T242"> </text:span></text:span><text:span text:style-name="Source_20_Text"><text:span text:style-name="T276">-exec</text:span></text:span><text:span text:style-name="Source_20_Text"><text:span text:style-name="T242"> convert </text:span></text:span><text:span text:style-name="Source_20_Text"><text:span text:style-name="T243">{}</text:span></text:span><text:span text:style-name="Source_20_Text"><text:span text:style-name="T242"> </text:span></text:span><text:span text:style-name="Source_20_Text"><text:span text:style-name="T243">{}</text:span></text:span><text:span text:style-name="Source_20_Text"><text:span text:style-name="T242">.jpg </text:span></text:span><text:span text:style-name="Source_20_Text"><text:span text:style-name="T279">\;</text:span></text:span></text:p>
        </text:list-item>
        <text:list-item>
          <text:p text:style-name="P72"><text:tab/><text:tab/>-<text:span text:style-name="T288">exec is to execute the something</text:span></text:p>
        </text:list-item>
        <text:list-item>
          <text:p text:style-name="P74"><text:span text:style-name="T175"><text:tab/>locate</text:span> – look for path , <text:span text:style-name="T289">instead of find a directory we can use locate <text:s/></text:span><text:span text:style-name="T290">also to check the perticulat match in <text:tab/><text:tab/><text:tab/>database</text:span><text:span text:style-name="T289">, check tldr locate</text:span></text:p>
        </text:list-item>
        <text:list-item>
          <text:p text:style-name="P75"><text:tab/>updatedb</text:p>
        </text:list-item>
        <text:list-item>
          <text:p text:style-name="P74"><text:span text:style-name="T175"><text:tab/>grep</text:span> – to find the content of a file</text:p>
        </text:list-item>
        <text:list-item>
          <text:p text:style-name="P74"><text:tab/><text:tab/>grep -R word_to_search – this will search the word in the entire directory </text:p>
        </text:list-item>
        <text:list-item>
          <text:p text:style-name="P65"><text:tab/><text:tab/><text:span text:style-name="T148">grep word_to_search file_to_search</text:span></text:p>
        </text:list-item>
        <text:list-item>
          <text:p text:style-name="P65"><text:tab/><text:tab/><text:span text:style-name="T301">grep ‘^str’ file_name – to search the str at the beginig . (use ‘str$’ to search at the end)</text:span></text:p>
        </text:list-item>
        <text:list-item>
          <text:p text:style-name="P73"><text:tab/>if your know the word (hi) in a python file (extention is py) and you know which directory they saved <text:tab/><text:tab/>then to find the file use rg command <text:span text:style-name="T149">or </text:span><text:span text:style-name="T198">ripgrep</text:span></text:p>
        </text:list-item>
        <text:list-item>
          <text:p text:style-name="P72"><text:tab/><text:tab/><text:span text:style-name="T175">rg</text:span> “hi” -t py directory_path</text:p>
        </text:list-item>
        <text:list-item>
          <text:p text:style-name="P72"><text:tab/><text:tab/>rg “hi” -t py -<text:span text:style-name="T149">C 5 </text:span>directory_path – <text:span text:style-name="T149">to get the 5 lines of context also</text:span></text:p>
        </text:list-item>
        <text:list-item>
          <text:p text:style-name="P77"><text:span text:style-name="T175"><text:tab/>history</text:span> - will print all the previous commands </text:p>
        </text:list-item>
        <text:list-item>
          <text:p text:style-name="P77"><text:tab/><text:tab/><text:span text:style-name="T213">history | grep command – this will provide all the command that you search </text:span></text:p>
        </text:list-item>
        <text:list-item>
          <text:p text:style-name="P77"><text:span text:style-name="T213"><text:tab/><text:tab/>hsitory 2 | grep cov</text:span><text:span text:style-name="Source_20_Text"><text:span text:style-name="T263">ert – this will provide last 2 convert command</text:span></text:span></text:p>
        </text:list-item>
        <text:list-item>
          <text:p text:style-name="P31"><text:span text:style-name="Source_20_Text"><text:span text:style-name="T258"><text:tab/>Ctrl+R</text:span></text:span><text:span text:style-name="Source_20_Text"><text:span text:style-name="T246"> to perform backwards search through your history. After pressing Ctrl+R, you can type a <text:tab/><text:tab/><text:tab/>substring you <text:tab/>want to match for commands in your history. As y</text:span></text:span><text:span text:style-name="T245">ou keep pressing it, you will <text:tab/><text:tab/><text:tab/>cycle through the matches in <text:tab/>your history.</text:span></text:p>
        </text:list-item>
        <text:list-item>
          <text:p text:style-name="P156"><text:tab/><text:span text:style-name="T347">I</text:span>f you start a command with a leading space it won’t be added to your shell history.</text:p>
        </text:list-item>
        <text:list-item>
          <text:p text:style-name="P31"><text:span text:style-name="T31"><text:tab/>awk ‘</text:span><text:span text:style-name="T32">{print $</text:span><text:span text:style-name="T33">2</text:span><text:span text:style-name="T32">}’</text:span><text:span text:style-name="T120"> – </text:span><text:span text:style-name="T121">to print the second column, columns are seperated by white space.</text:span><text:span text:style-name="Source_20_Text"><text:span text:style-name="T263">$0 </text:span></text:span><text:span text:style-name="T262">is set to the </text:span><text:span text:style-name="T265"><text:tab/><text:tab/><text:tab/></text:span><text:span text:style-name="T262">entire line’s contents, and </text:span><text:span text:style-name="Source_20_Text"><text:span text:style-name="T263">$1</text:span></text:span><text:span text:style-name="T268"> </text:span><text:span text:style-name="T262">through </text:span><text:span text:style-name="Source_20_Text"><text:span text:style-name="T263">$n </text:span></text:span><text:span text:style-name="T262">are set to the </text:span><text:span text:style-name="Source_20_Text"><text:span text:style-name="T263">n</text:span></text:span><text:span text:style-name="T262">th </text:span><text:span text:style-name="Emphasis"><text:span text:style-name="T293">field</text:span></text:span><text:span text:style-name="Emphasis"><text:span text:style-name="T269"> </text:span></text:span><text:span text:style-name="T262">of that line, when separated by the <text:tab/><text:tab/></text:span><text:span text:style-name="Source_20_Text"><text:span text:style-name="T263">awk </text:span></text:span><text:span text:style-name="T262">field separator (whitespace by default, change with</text:span><text:span text:style-name="Source_20_Text"><text:span text:style-name="T263">-F</text:span></text:span><text:span text:style-name="T262">).</text:span></text:p>
          <text:p text:style-name="P78"><text:span text:style-name="T175"><text:tab/></text:span><text:span text:style-name="T201">awk ‘pattern { action }’ </text:span><text:span text:style-name="T204">filename</text:span><text:span text:style-name="T200"> </text:span></text:p>
          <text:list>
            <text:list-item>
              <text:list>
                <text:list-item>
                  <text:list>
                    <text:list-item>
                      <text:p text:style-name="P83">for more details – tldr awk</text:p>
                    </text:list-item>
                    <text:list-item>
                      <text:p text:style-name="P84">in the patern section we can use <text:span text:style-name="T234">/reg.exp/ <text:s/>or || or &amp;&amp; etc.</text:span></text:p>
                    </text:list-item>
                    <text:list-item>
                      <text:p text:style-name="P85">we can also input multiple files.</text:p>
                    </text:list-item>
                    <text:list-item>
                      <text:p text:style-name="P86">We can also use with only pattern or only action in the above format.</text:p>
                    </text:list-item>
                    <text:list-item>
                      <text:p text:style-name="P86">‘{print $0}’ or simply {print} are same and this will print the whole line. </text:p>
                    </text:list-item>
                    <text:list-item>
                      <text:p text:style-name="P86">‘{print NF}’ filename – print the no of fields in e<text:span text:style-name="T355">ach</text:span> line. <text:span text:style-name="T355">$NF will print the last field of each line.</text:span></text:p>
                    </text:list-item>
                    <text:list-item>
                      <text:p text:style-name="P84">awk ‘NF &gt; 3’ filename – will print the line which have more than 3 fields. Only pattern no action</text:p>
                    </text:list-item>
                    <text:list-item>
                      <text:p text:style-name="P87">‘{print $1, $2 + $3}’- we can do math in the action part.</text:p>
                    </text:list-item>
                    <text:list-item>
                      <text:p text:style-name="P87">{print NR} – print the line number ie row number. </text:p>
                    </text:list-item>
                    <text:list-item>
                      <text:p text:style-name="P87">{print “strings”, $1} – we can put strings.</text:p>
                    </text:list-item>
                    <text:list-item>
                      <text:p text:style-name="P32"><text:span text:style-name="T14">awk '{printf("%s, works %s hours and made Rs: %.2f <text:s/>\n",$1,$3,$2*$3)}' </text:span><text:span text:style-name="T15">filename</text:span><text:span text:style-name="T14"> – </text:span><text:span text:style-name="T16">here %.2f is used to get floating value with 2 digits after point. Instead of it we can also use %s</text:span></text:p>
                    </text:list-item>
                    <text:list-item>
                      <text:p text:style-name="P32"><text:span text:style-name="T14">awk '{printf("%-8s, works %-3s hours and mades $ %.2f \n",$1,$3,$2*$3)}' </text:span><text:span text:style-name="T15">filename</text:span><text:span text:style-name="T14"> – </text:span><text:span text:style-name="T15">we can customise <text:s/>the space btw the words by giving numbers, and we can also use symbols like $ to rep currency.</text:span></text:p>
                    </text:list-item>
                    <text:list-item>
                      <text:p text:style-name="P88">awk ‘BEGIN {print “Begin”} {print $0} END {print “End”}’ filename - <text:s/>at the begining of the programme before awk strats to reads the file we passed to it , we put that in Begin. And then pass what you want to do , and finally at the end do what you want in End section.</text:p>
                    </text:list-item>
                    <text:list-item>
                      <text:p text:style-name="P89"><text:soft-page-break/>awk -f script.awk filename – we can create a script and run that to a file using awk.</text:p>
                    </text:list-item>
                  </text:list>
                </text:list-item>
              </text:list>
            </text:list-item>
          </text:list>
        </text:list-item>
        <text:list-item>
          <text:p text:style-name="P90"/>
        </text:list-item>
        <text:list-item>
          <text:p text:style-name="P90"/>
        </text:list-item>
        <text:list-item>
          <text:p text:style-name="P78"><text:span text:style-name="T175"><text:s/><text:tab/>tar</text:span> – to take backup, <text:span text:style-name="T310">ie to </text:span><text:span text:style-name="T311">make all files and subdir in directory into a tar folder</text:span></text:p>
        </text:list-item>
        <text:list-item>
          <text:p text:style-name="P79"><text:tab/><text:tab/><text:span text:style-name="T311">tar cvf tar_filename.tar og_filename (here c means create)</text:span></text:p>
        </text:list-item>
        <text:list-item>
          <text:p text:style-name="P80"><text:tab/>to extract the file</text:p>
        </text:list-item>
        <text:list-item>
          <text:p text:style-name="P80"><text:tab/><text:tab/>tar xvt tar_failename.tar (here x means extract)</text:p>
        </text:list-item>
        <text:list-item>
          <text:p text:style-name="P81"><text:tab/><text:tab/>we can compress the tar file by using gzip or bzip2</text:p>
        </text:list-item>
        <text:list-item>
          <text:p text:style-name="P82"><text:span text:style-name="T175"><text:tab/>gzip</text:span> – to compress(zip) a file.</text:p>
        </text:list-item>
        <text:list-item>
          <text:p text:style-name="P82"><text:tab/><text:tab/>gzip file_name</text:p>
        </text:list-item>
        <text:list-item>
          <text:p text:style-name="P82"><text:span text:style-name="T175"><text:tab/>gunzip</text:span> – to extract or unzip a file</text:p>
        </text:list-item>
        <text:list-item>
          <text:p text:style-name="P82"><text:tab/><text:tab/>gunzip file_name</text:p>
        </text:list-item>
        <text:list-item>
          <text:p text:style-name="P81"><text:tab/>to make tar and zip in a single command</text:p>
        </text:list-item>
        <text:list-item>
          <text:p text:style-name="P81"><text:tab/><text:tab/>tar cvfz tar_filename.tgz og_filename</text:p>
        </text:list-item>
        <text:list-item>
          <text:p text:style-name="P81"><text:tab/><text:tab/>tar xvfz tar_filename.tgz – to extract the file.</text:p>
        </text:list-item>
        <text:list-item>
          <text:p text:style-name="P82"><text:tab/>for larger file, to make more effective compression use <text:span text:style-name="T175">bzip2</text:span></text:p>
        </text:list-item>
        <text:list-item>
          <text:p text:style-name="P92"><text:span text:style-name="T175"><text:tab/>df</text:span> – <text:span text:style-name="T155">to check the free disk space</text:span></text:p>
        </text:list-item>
        <text:list-item>
          <text:p text:style-name="P93"><text:span text:style-name="T175"><text:tab/>du</text:span> – to check the directory wise disk usage</text:p>
        </text:list-item>
        <text:list-item>
          <text:p text:style-name="P93"><text:span text:style-name="T175"><text:tab/>dfspace</text:span> – free disk space in terms of Mb</text:p>
        </text:list-item>
        <text:list-item>
          <text:p text:style-name="P94"/>
        </text:list-item>
        <text:list-item>
          <text:p text:style-name="P91"><text:tab/>Arithmetic / math</text:p>
        </text:list-item>
        <text:list-item>
          <text:p text:style-name="P95"><text:tab/>to do addition in command line pipe to bc command</text:p>
        </text:list-item>
        <text:list-item>
          <text:p text:style-name="P95"><text:tab/><text:tab/>echo 6 + 5 | bc</text:p>
        </text:list-item>
        <text:list-item>
          <text:p text:style-name="P96"><text:span text:style-name="T175"><text:tab/><text:tab/>expr</text:span> 1 ‘+’ 2 <text:s/>- this will print 3, careful about the space, we can also use all arithmetic operations, <text:tab/><text:tab/>put them in quotaion to avoid its metacharecter.</text:p>
        </text:list-item>
        <text:list-item>
          <text:p text:style-name="P96"><text:tab/><text:tab/><text:tab/><text:span text:style-name="T351">z=`expr $z + 3`</text:span></text:p>
        </text:list-item>
      </text:list>
      <text:p text:style-name="P8"><text:tab/><text:tab/><text:tab/><text:span text:style-name="T351">double parantheses method </text:span></text:p>
      <text:p text:style-name="P8"><text:tab/><text:tab/><text:tab/><text:tab/><text:span text:style-name="T351">z=$(($z+3))</text:span></text:p>
      <text:p text:style-name="P8"><text:tab/><text:tab/><text:tab/><text:span text:style-name="T351">let method</text:span></text:p>
      <text:p text:style-name="P8"><text:tab/><text:tab/><text:tab/><text:tab/><text:span text:style-name="T351">let z=z+3</text:span></text:p>
      <text:list xml:id="list95024953242274" text:continue-numbering="true" text:style-name="L1">
        <text:list-item>
          <text:p text:style-name="P97"><text:span text:style-name="T175"><text:tab/>tac</text:span> – it reverse the ouput. So that dont have to go up and look</text:p>
        </text:list-item>
        <text:list-item>
          <text:p text:style-name="P98"><text:span text:style-name="T175"><text:tab/>cmp</text:span> – to compare diff files</text:p>
        </text:list-item>
        <text:list-item>
          <text:p text:style-name="P98"><text:tab/>cmp file1 file2</text:p>
        </text:list-item>
        <text:list-item>
          <text:p text:style-name="P99"><text:span text:style-name="T175"><text:tab/>test</text:span> – to compare and returns its value 0 or 1 depends on the success or failure of the comparison</text:p>
        </text:list-item>
        <text:list-item>
          <text:p text:style-name="P99"><text:tab/><text:tab/>test 1 -lt 2</text:p>
        </text:list-item>
        <text:list-item>
          <text:p text:style-name="P99"><text:tab/><text:tab/>echo $? - to see the comparison result</text:p>
        </text:list-item>
        <text:list-item>
          <text:p text:style-name="P99"><text:tab/><text:tab/><text:span text:style-name="T330">test -h filename – to check whether the file is symbolic or not.</text:span></text:p>
        </text:list-item>
        <text:list-item>
          <text:p text:style-name="P99"/>
        </text:list-item>
        <text:list-item>
          <text:p text:style-name="P98"><text:span text:style-name="T175"><text:tab/>diff</text:span> – to see the difference of two file</text:p>
        </text:list-item>
        <text:list-item>
          <text:p text:style-name="P98"><text:tab/><text:tab/>diff file1 file2</text:p>
        </text:list-item>
        <text:list-item>
          <text:p text:style-name="P98"><text:tab/><text:tab/>diff &lt;(ls foo) &lt;(ls bar) – to show the diff of out put of these arguments</text:p>
        </text:list-item>
        <text:list-item>
          <text:p text:style-name="P100"><text:span text:style-name="T175"><text:tab/>fasd</text:span> – to change frequently used directory or files- for more details tldr fasd or fasd -h</text:p>
        </text:list-item>
        <text:list-item>
          <text:p text:style-name="P101"><text:tab/><text:tab/>to open zsh, type zsh in comman line.</text:p>
        </text:list-item>
        <text:list-item>
          <text:p text:style-name="P101"/>
        </text:list-item>
        <text:list-item>
          <text:p text:style-name="P102"><text:span text:style-name="T175"><text:tab/>ln</text:span> a b – will make a copy of a in b but dont take disk space, ln is called hard link, </text:p>
        </text:list-item>
        <text:list-item>
          <text:p text:style-name="P102"><text:tab/>ln -s a b – here ln -s is called symlink or simbolik link, we <text:s/>can use symlink to directories bu we can not <text:tab/><text:tab/>use hard link to directories.</text:p>
        </text:list-item>
        <text:list-item>
          <text:p text:style-name="P102"/>
        </text:list-item>
        <text:list-item>
          <text:p text:style-name="P103"><text:span text:style-name="T175"><text:tab/>Mount</text:span> – cd to the folder containing iso file</text:p>
        </text:list-item>
        <text:list-item>
          <text:p text:style-name="P103"><text:tab/><text:tab/>to mount you have to be the root user </text:p>
        </text:list-item>
        <text:list-item>
          <text:p text:style-name="P103"><text:tab/><text:tab/><text:tab/>sudo su</text:p>
        </text:list-item>
        <text:list-item>
          <text:p text:style-name="P103"><text:tab/><text:tab/><text:tab/>mount -t iso9660 isofile_name path_to_mount </text:p>
        </text:list-item>
        <text:list-item>
          <text:p text:style-name="P103"><text:soft-page-break/><text:tab/><text:tab/><text:tab/>(-t is the file system type and iso9660 is the type of iso file)</text:p>
        </text:list-item>
        <text:list-item>
          <text:p text:style-name="P104"><text:span text:style-name="T175"><text:tab/>umount</text:span> – cd to the file which we want to umount</text:p>
        </text:list-item>
        <text:list-item>
          <text:p text:style-name="P158"><text:tab/><text:tab/>umount -t iso9660 file_name path_where_umount</text:p>
        </text:list-item>
        <text:list-item>
          <text:p text:style-name="P130"><text:span text:style-name="T175"><text:tab/>file</text:span> filename – file command gives the details of a file or directory</text:p>
        </text:list-item>
        <text:list-item>
          <text:p text:style-name="P161"><text:span text:style-name="Source_20_Text"><text:span text:style-name="T29"><text:tab/><text:tab/>xargs</text:span></text:span><text:span text:style-name="Source_20_Text"><text:span text:style-name="T22"> – to take a line as an input and pass it inot a command, </text:span></text:span><text:span text:style-name="Source_20_Text"><text:span text:style-name="T25">ie xargs reads from its stdinput.</text:span></text:span></text:p>
        </text:list-item>
        <text:list-item>
          <text:p text:style-name="P131"><text:span text:style-name="Source_20_Text"><text:span text:style-name="T222"><text:tab/><text:tab/>journalctl</text:span></text:span><text:span text:style-name="Source_20_Text"><text:span text:style-name="T220"> – used to query the contenct of the system.</text:span></text:span></text:p>
        </text:list-item>
        <text:list-item>
          <text:p text:style-name="P132"><text:span text:style-name="Source_20_Text"><text:span text:style-name="T221"><text:tab/><text:tab/>paste -sd</text:span></text:span><text:span text:style-name="Source_20_Text"><text:span text:style-name="T208">, – they take bunch of lines and paste it in a single line with a </text:span></text:span><text:span text:style-name="Source_20_Text"><text:span text:style-name="T244">delimeter</text:span></text:span><text:span text:style-name="Source_20_Text"><text:span text:style-name="T208"> comma (we can <text:tab/><text:tab/><text:tab/><text:tab/>change the delimete near the sd command)</text:span></text:span></text:p>
        </text:list-item>
        <text:list-item>
          <text:p text:style-name="P132"><text:span text:style-name="Source_20_Text"><text:span text:style-name="T208"><text:s/><text:tab/><text:tab/></text:span></text:span><text:span text:style-name="Source_20_Text"><text:span text:style-name="T224">tr</text:span></text:span><text:span text:style-name="Source_20_Text"><text:span text:style-name="T230"> – to change file name or content from upper to lower case or , replace method also</text:span></text:span></text:p>
          <text:list>
            <text:list-item>
              <text:list>
                <text:list-item>
                  <text:list>
                    <text:list-header>
                      <text:p text:style-name="P133"><text:span text:style-name="Source_20_Text"><text:span text:style-name="T230">tldr tr <text:tab/>or google tr commands.</text:span></text:span></text:p>
                    </text:list-header>
                  </text:list>
                </text:list-item>
              </text:list>
            </text:list-item>
          </text:list>
        </text:list-item>
      </text:list>
      <text:p text:style-name="P11"><text:span text:style-name="Source_20_Text"><text:span text:style-name="T230"><text:tab/><text:tab/><text:tab/></text:span></text:span><text:span text:style-name="Source_20_Text"><text:span text:style-name="T225">wget</text:span></text:span><text:span text:style-name="Source_20_Text"><text:span text:style-name="T231"> – used to download contents from a url.</text:span></text:span></text:p>
      <text:list xml:id="list95024088211421" text:continue-numbering="true" text:style-name="L1">
        <text:list-item>
          <text:p text:style-name="P159"/>
        </text:list-item>
        <text:list-item>
          <text:p text:style-name="P48"><text:tab/>? - used to indicate any single character within the file name</text:p>
        </text:list-item>
        <text:list-item>
          <text:p text:style-name="P48"><text:tab/>* - used to indicate zero or more characters. <text:span text:style-name="T323">(metacharecter)</text:span></text:p>
        </text:list-item>
        <text:list-item>
          <text:p text:style-name="P135"><text:tab/><text:tab/>they behave different way in shell and in commands like grep(using as regular exp.) so quote <text:tab/><text:tab/><text:tab/>when using symbols like that.</text:p>
        </text:list-item>
        <text:list-item>
          <text:p text:style-name="P54"/>
        </text:list-item>
        <text:list-item>
          <text:p text:style-name="P54"><text:span text:style-name="T175"><text:tab/>ctrl+c</text:span> – to stop the operation entirely.</text:p>
        </text:list-item>
        <text:list-item>
          <text:p text:style-name="P136"><text:span text:style-name="T175"><text:tab/>ctrl+l </text:span>– to clear the terminal</text:p>
        </text:list-item>
        <text:list-item>
          <text:p text:style-name="P137"><text:span text:style-name="T175"><text:tab/>ctrl+\</text:span>- to quit the all operation , check in signal section.</text:p>
        </text:list-item>
        <text:list-item>
          <text:p text:style-name="P137"><text:span text:style-name="T175"><text:tab/>ctrl+d</text:span> – end of file, ie prgrams which reads form the keyboard, after giving the input press ctrl d to <text:tab/><text:tab/><text:tab/>signal end of <text:tab/>file to execute the program.</text:p>
        </text:list-item>
        <text:list-item>
          <text:p text:style-name="P138"><text:span text:style-name="T175"><text:tab/>Ctrl +z</text:span> – to temporarily suspend a programm. To make it active agian type fg. Fg takes arguments like <text:tab/><text:tab/>1,2,3 if we suspends more programmes.</text:p>
        </text:list-item>
        <text:list-item>
          <text:p text:style-name="P140"/>
        </text:list-item>
        <text:list-item>
          <text:p text:style-name="P141"><text:tab/>&lt; to take input and &gt;to take output.</text:p>
        </text:list-item>
        <text:list-item>
          <text:p text:style-name="P141"><text:tab/><text:tab/>echo fahim&gt;test1.txt</text:p>
        </text:list-item>
        <text:list-item>
          <text:p text:style-name="P141"><text:tab/><text:tab/>cat &lt;test1.txt&gt;test2.txt</text:p>
        </text:list-item>
        <text:list-item>
          <text:p text:style-name="P141"><text:tab/><text:tab/>in first &gt; take the output as test1.txt and in second &lt;take the test1 as input and give output as <text:tab/><text:tab/>test2.txt, just like a copy command</text:p>
        </text:list-item>
        <text:list-item>
          <text:p text:style-name="P141"><text:tab/><text:tab/><text:span text:style-name="T138">&gt;&gt; to append rather than reset</text:span></text:p>
        </text:list-item>
        <text:list-item>
          <text:p text:style-name="P59"><text:span text:style-name="T314"><text:tab/>error msg printed through stderror, where as output msg printed through stdout, &gt; symbel works for <text:tab/>stdout, ie to store error msg use </text:span><text:span text:style-name="T315">2&gt;filename</text:span></text:p>
        </text:list-item>
        <text:list-item>
          <text:p text:style-name="P59"><text:tab/><text:tab/><text:span text:style-name="T315">2 – for stderror</text:span></text:p>
        </text:list-item>
        <text:list-item>
          <text:p text:style-name="P59"><text:tab/><text:tab/><text:span text:style-name="T315">0 – stdinput</text:span></text:p>
        </text:list-item>
        <text:list-item>
          <text:p text:style-name="P59"><text:tab/><text:tab/><text:span text:style-name="T315">1 – stdoutput</text:span></text:p>
        </text:list-item>
        <text:list-item>
          <text:p text:style-name="P59"><text:tab/>rm &gt; abc 2&gt;&amp;1<text:tab/>- The notation 2&gt;&amp;1 redirects standard error to whatever standard output is <text:tab/>pointing to; in the above case, the use of “&gt; abc” ensures that standard output is redirected to the <text:span text:style-name="T324">fi</text:span>le abc.</text:p>
        </text:list-item>
        <text:list-item>
          <text:p text:style-name="P59"><text:tab/></text:p>
        </text:list-item>
        <text:list-item>
          <text:p text:style-name="P62"><text:tab/>$ - implies that you are using the terminal as a user</text:p>
        </text:list-item>
        <text:list-item>
          <text:p text:style-name="P62"><text:tab/># - as a root</text:p>
        </text:list-item>
        <text:list-item>
          <text:p text:style-name="P62"><text:tab/>to change from user to root – sudo su</text:p>
        </text:list-item>
        <text:list-item>
          <text:p text:style-name="P62"><text:tab/>to exit – exit</text:p>
        </text:list-item>
        <text:list-item>
          <text:p text:style-name="P142"><text:tab/>$0<text:tab/>- name of the script</text:p>
        </text:list-item>
        <text:list-item>
          <text:p text:style-name="P142"><text:tab/>$1<text:tab/>- access first argument</text:p>
        </text:list-item>
        <text:list-item>
          <text:p text:style-name="P142"><text:tab/>$2 - $9<text:tab/>- second to the 9<text:span text:style-name="T142">th</text:span> argument</text:p>
        </text:list-item>
        <text:list-item>
          <text:p text:style-name="P142"><text:tab/>$?<text:tab/>- error code from the previous command</text:p>
        </text:list-item>
        <text:list-item>
          <text:p text:style-name="P142"><text:tab/><text:tab/>when the main function returns a value, it is some way or other captured by the shell and made <text:tab/><text:tab/><text:tab/>available through the notation $?</text:p>
        </text:list-item>
        <text:list-item>
          <text:p text:style-name="P142"><text:tab/>$_<text:tab/>- last argument from the previous command</text:p>
        </text:list-item>
        <text:list-item>
          <text:p text:style-name="P142"><text:tab/>!!<text:tab/>- <text:span text:style-name="T151">previous command and its result</text:span></text:p>
        </text:list-item>
        <text:list-item>
          <text:p text:style-name="P62"><text:tab/>-<text:span text:style-name="T151">ne <text:tab/>- not equel to</text:span></text:p>
        </text:list-item>
        <text:list-item>
          <text:p text:style-name="P143"><text:soft-page-break/><text:tab/>$#<text:tab/>- No of arguments</text:p>
        </text:list-item>
        <text:list-item>
          <text:p text:style-name="P143"><text:tab/>$@<text:tab/>- all the arguments</text:p>
        </text:list-item>
        <text:list-item>
          <text:p text:style-name="P144"><text:tab/>$() - for commands</text:p>
        </text:list-item>
        <text:list-item>
          <text:p text:style-name="P144"><text:tab/>${} - for variables</text:p>
        </text:list-item>
        <text:list-item>
          <text:p text:style-name="P157"/>
        </text:list-item>
        <text:list-item>
          <text:p text:style-name="P145"><text:span text:style-name="T175"><text:tab/>zsh</text:span> – <text:span text:style-name="T309">its another shell like bash. </text:span>to get command history automatically in the command line</text:p>
        </text:list-item>
        <text:list-item>
          <text:p text:style-name="P146"/>
        </text:list-item>
        <text:list-item>
          <text:p text:style-name="P76"><text:tab/>tree</text:p>
        </text:list-item>
        <text:list-item>
          <text:p text:style-name="P76"><text:tab/>broot</text:p>
        </text:list-item>
        <text:list-item>
          <text:p text:style-name="P76"><text:tab/>nnn</text:p>
        </text:list-item>
        <text:list-item>
          <text:p text:style-name="P147"/>
        </text:list-item>
        <text:list-item>
          <text:p text:style-name="P148"><text:span text:style-name="T175"><text:tab/>chmode</text:span> – change mode, to open script file they denied permission, in that case we use chmode </text:p>
        </text:list-item>
        <text:list-item>
          <text:p text:style-name="P149"><text:tab/><text:tab/>chmode <text:span text:style-name="T153">+r or +w or +x filename.sh</text:span></text:p>
        </text:list-item>
        <text:list-item>
          <text:p text:style-name="P149"><text:tab/><text:tab/><text:span text:style-name="T153">chmode 777 filename.sh</text:span></text:p>
        </text:list-item>
        <text:list-item>
          <text:p text:style-name="P149"><text:tab/><text:tab/><text:tab/><text:span text:style-name="T153">0=0=nothing</text:span></text:p>
        </text:list-item>
        <text:list-item>
          <text:p text:style-name="P149"><text:tab/><text:tab/><text:tab/><text:span text:style-name="T153">1=1=execute</text:span></text:p>
        </text:list-item>
        <text:list-item>
          <text:p text:style-name="P149"><text:tab/><text:tab/><text:tab/><text:span text:style-name="T153">2=2=write</text:span></text:p>
        </text:list-item>
        <text:list-item>
          <text:p text:style-name="P150"><text:tab/><text:tab/><text:tab/><text:span text:style-name="T153">3=2+1=w+x</text:span></text:p>
        </text:list-item>
        <text:list-item>
          <text:p text:style-name="P150"><text:tab/><text:tab/><text:tab/><text:span text:style-name="T154">4=4=read</text:span></text:p>
        </text:list-item>
        <text:list-item>
          <text:p text:style-name="P150"><text:tab/><text:tab/><text:tab/><text:span text:style-name="T154">5=4+1=r+x</text:span></text:p>
        </text:list-item>
        <text:list-item>
          <text:p text:style-name="P150"><text:tab/><text:tab/><text:tab/><text:span text:style-name="T154">6=4+2=r+w</text:span></text:p>
        </text:list-item>
        <text:list-item>
          <text:p text:style-name="P151"><text:tab/><text:tab/><text:tab/>7=4+2+1=r+w+x</text:p>
        </text:list-item>
        <text:list-item>
          <text:p text:style-name="P151"><text:tab/><text:tab/><text:span text:style-name="T307">chmode u-r file_name</text:span></text:p>
        </text:list-item>
        <text:list-item>
          <text:p text:style-name="P151"><text:tab/><text:tab/><text:span text:style-name="T307">here u represents user, o for others. -r represents deny read permission, +r represents allow read <text:tab/><text:tab/><text:tab/>permission</text:span></text:p>
        </text:list-item>
        <text:list-item>
          <text:p text:style-name="P151"/>
        </text:list-item>
        <text:list-item>
          <text:p text:style-name="P148"><text:tab/>create a file – <text:span text:style-name="T175">nano</text:span> filename.txt</text:p>
        </text:list-item>
        <text:list-item>
          <text:p text:style-name="P148"><text:tab/>creating a script – nano filename.sh </text:p>
        </text:list-item>
        <text:list-item>
          <text:p text:style-name="P148"><text:tab/><text:tab/>start with shebang line - #!bin/sh</text:p>
        </text:list-item>
        <text:list-item>
          <text:p text:style-name="P152"><text:tab/>we can store the commands in a file and run them by </text:p>
        </text:list-item>
        <text:list-item>
          <text:p text:style-name="P152"><text:tab/><text:tab/>sh filename</text:p>
        </text:list-item>
        <text:list-item>
          <text:p text:style-name="P152"><text:tab/><text:tab/>./<text:span text:style-name="T327">filename</text:span></text:p>
        </text:list-item>
        <text:list-item>
          <text:p text:style-name="P152"><text:tab/><text:span text:style-name="T195">source</text:span><text:span text:style-name="T327"> filename (source commad is different from the other command, ie it takes the changes in the <text:tab/><text:tab/><text:tab/>current bash according to the programme, where as others are executed the programme and come <text:tab/><text:tab/>back to the current shell or directory)</text:span></text:p>
        </text:list-item>
        <text:list-item>
          <text:p text:style-name="P105"/>
        </text:list-item>
        <text:list-item>
          <text:p text:style-name="P160"><text:tab/>/<text:span text:style-name="T194">dev</text:span><text:span text:style-name="T325"> - </text:span>Any data written to this file will be re-directed.</text:p>
        </text:list-item>
        <text:list-item>
          <text:p text:style-name="P134"><text:tab/>/dev/null – whatever we typed there simply vanishes, it never store anything.</text:p>
        </text:list-item>
        <text:list-item>
          <text:p text:style-name="P134"/>
        </text:list-item>
        <text:list-item>
          <text:p text:style-name="P106"><text:span text:style-name="T221"><text:tab/>bash</text:span><text:span text:style-name="T208"> – this will create a subshell, all value of variable we assi</text:span>gned in a shell is not takes into a subshell,</text:p>
        </text:list-item>
        <text:list-item>
          <text:p text:style-name="P106"><text:tab/>exit – to exit from a subshell.</text:p>
        </text:list-item>
        <text:list-item>
          <text:p text:style-name="P107"><text:tab/>To set a variable</text:p>
        </text:list-item>
        <text:list-item>
          <text:p text:style-name="P107"><text:tab/><text:tab/>a=5<text:tab/>to call it echo$a<text:tab/>to remove it <text:s/>unset a </text:p>
        </text:list-item>
        <text:list-item>
          <text:p text:style-name="P153"><text:tab/>; <text:span text:style-name="T145">semicolen is used to type multiple command in a single line</text:span></text:p>
        </text:list-item>
        <text:list-item>
          <text:p text:style-name="P154"><text:tab/>to store the output of a command in to a variable</text:p>
        </text:list-item>
        <text:list-item>
          <text:p text:style-name="P108"><text:tab/><text:tab/>path=$(pwd); echo $path</text:p>
        </text:list-item>
        <text:list-item>
          <text:p text:style-name="P106"><text:span text:style-name="T175"><text:tab/>export</text:span> variable – to export a value of varaible to a subshell</text:p>
        </text:list-item>
        <text:list-item>
          <text:p text:style-name="P109"><text:tab/>shell variable which are availabe in subshell also called as environment variable</text:p>
        </text:list-item>
        <text:list-item>
          <text:p text:style-name="P109"><text:span text:style-name="T175"><text:tab/>printenv</text:span> – to see the value of all currently set env variable </text:p>
        </text:list-item>
        <text:list-item>
          <text:p text:style-name="P110"><text:tab/><text:tab/><text:span text:style-name="T325">echo $PATH</text:span></text:p>
        </text:list-item>
        <text:list-item>
          <text:p text:style-name="P112"><text:tab/>to add path </text:p>
        </text:list-item>
        <text:list-item>
          <text:p text:style-name="P112"><text:tab/><text:tab/>PATH=$PATH:path_needtoadd</text:p>
        </text:list-item>
        <text:list-item>
          <text:p text:style-name="P113"><text:soft-page-break/></text:p>
        </text:list-item>
        <text:list-item>
          <text:p text:style-name="P113"><text:tab/>backquotes – it interpets the enclosed string as a command, <text:span text:style-name="T329">executes the command and assign to the <text:tab/><text:tab/><text:tab/>variable the output generated by the command.</text:span></text:p>
        </text:list-item>
        <text:list-item>
          <text:p text:style-name="P113"><text:tab/><text:tab/><text:span text:style-name="T329">a=date<text:tab/><text:tab/>echo $a – will print the string date</text:span></text:p>
        </text:list-item>
        <text:list-item>
          <text:p text:style-name="P113"><text:tab/><text:tab/><text:span text:style-name="T329">a=`date`<text:tab/>echo $a – will print the current date.<text:tab/></text:span></text:p>
        </text:list-item>
        <text:list-item>
          <text:p text:style-name="P111"/>
        </text:list-item>
        <text:list-item>
          <text:p text:style-name="P155"><text:span text:style-name="T350"><text:tab/></text:span>vim </text:p>
        </text:list-item>
        <text:list-item>
          <text:p text:style-name="P114"><text:tab/>vim has <text:span text:style-name="T156">4 mode</text:span></text:p>
        </text:list-item>
        <text:list-item>
          <text:p text:style-name="P114"><text:tab/><text:tab/>insert mode<text:tab/><text:span text:style-name="T156">i</text:span></text:p>
        </text:list-item>
        <text:list-item>
          <text:p text:style-name="P114"><text:tab/><text:tab/>replace mode<text:tab/><text:span text:style-name="T156">R</text:span></text:p>
        </text:list-item>
        <text:list-item>
          <text:p text:style-name="P114"><text:tab/><text:tab/><text:span text:style-name="T156">visual mode<text:tab/>v</text:span></text:p>
        </text:list-item>
        <text:list-item>
          <text:p text:style-name="P114"><text:tab/><text:tab/><text:tab/><text:span text:style-name="T156">line<text:tab/>shift+v</text:span></text:p>
        </text:list-item>
        <text:list-item>
          <text:p text:style-name="P114"><text:tab/><text:tab/><text:tab/><text:span text:style-name="T156">block<text:tab/>ctrl+v</text:span></text:p>
        </text:list-item>
        <text:list-item>
          <text:p text:style-name="P114"><text:tab/><text:tab/><text:span text:style-name="T156">command-line<text:tab/>:</text:span></text:p>
        </text:list-item>
        <text:list-item>
          <text:p text:style-name="P115"><text:tab/>comments in vimscripts starts with a ‘ ” ’</text:p>
        </text:list-item>
        <text:list-item>
          <text:p text:style-name="P116"><text:tab/>to come back to normal mode of vim – Esc</text:p>
        </text:list-item>
        <text:list-item>
          <text:p text:style-name="P125"><text:tab/>vim command- to enter into command mode – Esc </text:p>
        </text:list-item>
        <text:list-item>
          <text:p text:style-name="P116"><text:tab/><text:tab/>to quit vim – <text:span text:style-name="T175">:</text:span><text:span text:style-name="T181">q!</text:span><text:span text:style-name="T157"> (</text:span>Esc + :q!<text:span text:style-name="T157">)</text:span></text:p>
        </text:list-item>
        <text:list-item>
          <text:p text:style-name="P117"><text:tab/><text:tab/>:<text:span text:style-name="T161">q – to close the current window.</text:span></text:p>
        </text:list-item>
        <text:list-item>
          <text:p text:style-name="P117"><text:tab/><text:tab/><text:span text:style-name="T175">:</text:span><text:span text:style-name="T180">qa</text:span><text:span text:style-name="T162"> – to close all the window, even the vim command line</text:span></text:p>
        </text:list-item>
        <text:list-item>
          <text:p text:style-name="P117"><text:span text:style-name="T157"><text:tab/><text:tab/>to save – </text:span><text:span text:style-name="T181">:w </text:span><text:span text:style-name="T157">(write)</text:span></text:p>
        </text:list-item>
        <text:list-item>
          <text:p text:style-name="P117"><text:tab/><text:tab/>:<text:span text:style-name="T161">w filename.ext – to save file in another name, or to save a new file.</text:span><text:tab/></text:p>
        </text:list-item>
        <text:list-item>
          <text:p text:style-name="P116"><text:tab/><text:tab/><text:span text:style-name="T158">help - :help</text:span></text:p>
        </text:list-item>
        <text:list-item>
          <text:p text:style-name="P116"><text:tab/><text:tab/><text:tab/><text:span text:style-name="T158">to quit from help and back to vim command line- :q</text:span></text:p>
        </text:list-item>
        <text:list-item>
          <text:p text:style-name="P116"><text:tab/><text:tab/><text:span text:style-name="T158">help for perticular item - :help </text:span><text:span text:style-name="T174">command</text:span></text:p>
        </text:list-item>
        <text:list-item>
          <text:p text:style-name="P116"><text:tab/><text:tab/><text:span text:style-name="T175">:</text:span><text:span text:style-name="T190">sp</text:span><text:span text:style-name="T158"> </text:span><text:span text:style-name="T159">(s</text:span><text:span text:style-name="T160">plit)</text:span><text:span text:style-name="T158"> – to open another window of same file, (edit happens in both files.)</text:span></text:p>
        </text:list-item>
        <text:list-item>
          <text:p text:style-name="P116"><text:tab/><text:tab/><text:tab/><text:span text:style-name="T160">to swap btw windows – Esc </text:span><text:span text:style-name="T179">Ctrl+w+w</text:span></text:p>
        </text:list-item>
        <text:list-item>
          <text:p text:style-name="P116"><text:span text:style-name="T179"><text:tab/><text:tab/><text:tab/>:</text:span><text:span text:style-name="T189">vsp –</text:span><text:span text:style-name="T203"> to split window in vertically</text:span></text:p>
        </text:list-item>
        <text:list-item>
          <text:p text:style-name="P116"><text:tab/><text:tab/>:<text:span text:style-name="T161">tabnew – to create a new tap, ie new file</text:span></text:p>
        </text:list-item>
        <text:list-item>
          <text:p text:style-name="P116"><text:tab/><text:tab/><text:tab/><text:span text:style-name="T161">Esc </text:span><text:span text:style-name="T178">gt</text:span><text:span text:style-name="T161"> – to swap btw tabs</text:span></text:p>
        </text:list-item>
        <text:list-item>
          <text:p text:style-name="P116"><text:tab/><text:tab/><text:span text:style-name="T163">Esc to back to vim command- in vim command</text:span></text:p>
        </text:list-item>
        <text:list-item>
          <text:p text:style-name="P116"><text:tab/><text:tab/><text:tab/><text:span text:style-name="T177">k</text:span><text:span text:style-name="T163"> – up,</text:span><text:span text:style-name="T177"> j</text:span><text:span text:style-name="T163">-down, </text:span><text:span text:style-name="T177">h</text:span><text:span text:style-name="T163">-right, </text:span><text:span text:style-name="T177">l</text:span><text:span text:style-name="T163">-left</text:span></text:p>
        </text:list-item>
        <text:list-item>
          <text:p text:style-name="P116"><text:tab/><text:tab/><text:tab/><text:span text:style-name="T176">w</text:span><text:span text:style-name="T164"> – next word, </text:span><text:span text:style-name="T176">b</text:span><text:span text:style-name="T164"> – b</text:span><text:span text:style-name="T174">egining of</text:span><text:span text:style-name="T164"> word </text:span><text:span text:style-name="T174">in backword</text:span><text:span text:style-name="T164">, </text:span><text:span text:style-name="T176">e</text:span><text:span text:style-name="T164">- end of <text:s/>word</text:span></text:p>
        </text:list-item>
        <text:list-item>
          <text:p text:style-name="P116"><text:tab/><text:tab/><text:tab/><text:span text:style-name="T176">0</text:span><text:span text:style-name="T164">(zero) – begining of line, </text:span><text:span text:style-name="T176">$</text:span><text:span text:style-name="T164"> - end of line, </text:span><text:span text:style-name="T176">^</text:span><text:span text:style-name="T164"> - </text:span><text:span text:style-name="T174">first non-blank character.</text:span></text:p>
        </text:list-item>
        <text:list-item>
          <text:p text:style-name="P116"><text:tab/><text:tab/><text:tab/><text:span text:style-name="T191">A</text:span><text:span text:style-name="T232">- the end of the line ie last word </text:span></text:p>
        </text:list-item>
        <text:list-item>
          <text:p text:style-name="P116"><text:tab/><text:tab/><text:tab/><text:span text:style-name="T176">ctrl u</text:span><text:span text:style-name="T164"> – up a buffer(window), </text:span><text:span text:style-name="T176">ctrl d</text:span><text:span text:style-name="T164"> – down a buffer</text:span></text:p>
        </text:list-item>
        <text:list-item>
          <text:p text:style-name="P116"><text:tab/><text:tab/><text:tab/><text:span text:style-name="T176">G</text:span><text:span text:style-name="T164"> – all the way down, </text:span><text:span text:style-name="T176">gg </text:span><text:span text:style-name="T164">- all the way up</text:span></text:p>
        </text:list-item>
        <text:list-item>
          <text:p text:style-name="P116"><text:tab/><text:tab/><text:tab/><text:span text:style-name="T176">L</text:span><text:span text:style-name="T164">- lowest line, </text:span><text:span text:style-name="T176">M </text:span><text:span text:style-name="T164">- middle line, </text:span><text:span text:style-name="T176">H </text:span><text:span text:style-name="T164">- highest line</text:span></text:p>
        </text:list-item>
        <text:list-item>
          <text:p text:style-name="P118"><text:tab/><text:tab/><text:tab/><text:span text:style-name="T164">when you are in line , </text:span><text:span text:style-name="T176">f+charr </text:span><text:span text:style-name="T164">– will move towards next first that charr,</text:span></text:p>
        </text:list-item>
        <text:list-item>
          <text:p text:style-name="P119"><text:span text:style-name="T164"><text:tab/><text:tab/><text:tab/><text:tab/><text:tab/><text:tab/></text:span><text:span text:style-name="T176">F+charr </text:span><text:span text:style-name="T164">– to move backword</text:span></text:p>
        </text:list-item>
        <text:list-item>
          <text:p text:style-name="P119"><text:span text:style-name="T164"><text:tab/><text:tab/><text:tab/></text:span><text:span text:style-name="T182">t charr </text:span><text:span text:style-name="T165">– toward a chrr ie just before that charr,</text:span><text:span text:style-name="T164"> </text:span></text:p>
        </text:list-item>
        <text:list-item>
          <text:p text:style-name="P119"><text:tab/><text:tab/><text:tab/><text:span text:style-name="T182">T charr </text:span><text:span text:style-name="T165">– backword just front of that charr</text:span></text:p>
        </text:list-item>
        <text:list-item>
          <text:p text:style-name="P119"><text:tab/><text:tab/><text:tab/><text:span text:style-name="T183">o </text:span><text:span text:style-name="T166">(letter o) – opens a new line blw the current line and change into insert mode.</text:span></text:p>
        </text:list-item>
        <text:list-item>
          <text:p text:style-name="P120"><text:tab/><text:tab/><text:tab/><text:span text:style-name="T183">O</text:span><text:span text:style-name="T166">(capital o) – opens a new line above the current line</text:span></text:p>
        </text:list-item>
        <text:list-item>
          <text:p text:style-name="P126"><text:tab/> <text:tab/><text:tab/><text:span text:style-name="T291">a – appent and insert mode</text:span></text:p>
        </text:list-item>
        <text:list-item>
          <text:p text:style-name="P127"><text:tab/><text:tab/><text:tab/>dw – to delete a word (from the cursor till the end, forward),</text:p>
        </text:list-item>
        <text:list-item>
          <text:p text:style-name="P120"><text:tab/><text:tab/><text:tab/><text:span text:style-name="T167">de – delete a word till the end</text:span></text:p>
        </text:list-item>
        <text:list-item>
          <text:p text:style-name="P120"><text:tab/><text:tab/><text:tab/><text:span text:style-name="T167">dd – delete a line</text:span></text:p>
        </text:list-item>
        <text:list-item>
          <text:p text:style-name="P120"><text:tab/><text:tab/><text:tab/><text:span text:style-name="T167">db – delete a word form the cursor, backword</text:span></text:p>
        </text:list-item>
        <text:list-item>
          <text:p text:style-name="P120"><text:tab/><text:tab/><text:tab/><text:span text:style-name="T184">u</text:span><text:span text:style-name="T167"> – undo the deletion of the word</text:span></text:p>
        </text:list-item>
        <text:list-item>
          <text:p text:style-name="P120"><text:tab/><text:tab/><text:tab/><text:span text:style-name="T185">ctrl r</text:span><text:span text:style-name="T168"> - redo</text:span></text:p>
        </text:list-item>
        <text:list-item>
          <text:p text:style-name="P120"><text:tab/><text:tab/><text:tab/><text:span text:style-name="T184">c</text:span><text:span text:style-name="T167"> – same as delete mode and can use all letters with d,</text:span></text:p>
        </text:list-item>
        <text:list-item>
          <text:p text:style-name="P120"><text:soft-page-break/><text:tab/><text:tab/><text:tab/><text:tab/><text:span text:style-name="T167">after deletion iit changes into insert mode, </text:span><text:span text:style-name="T205">like d{motion} followed by i</text:span></text:p>
        </text:list-item>
        <text:list-item>
          <text:p text:style-name="P120"><text:tab/><text:tab/><text:tab/><text:span text:style-name="T186">s</text:span><text:span text:style-name="T205"> – substitute character (equel to xi)</text:span></text:p>
        </text:list-item>
        <text:list-item>
          <text:p text:style-name="P120"><text:tab/><text:tab/><text:tab/><text:span text:style-name="T185">x</text:span><text:span text:style-name="T168"> - to delete a letter </text:span></text:p>
        </text:list-item>
        <text:list-item>
          <text:p text:style-name="P120"><text:tab/><text:tab/><text:tab/><text:span text:style-name="T187">y</text:span><text:span text:style-name="T169"> – copy</text:span></text:p>
        </text:list-item>
        <text:list-item>
          <text:p text:style-name="P120"><text:tab/><text:tab/><text:tab/><text:span text:style-name="T187">p</text:span><text:span text:style-name="T169"> – paste</text:span></text:p>
        </text:list-item>
        <text:list-item>
          <text:p text:style-name="P120"><text:tab/><text:tab/><text:tab/><text:span text:style-name="T187">yy</text:span><text:span text:style-name="T169"> – to copy the current line</text:span></text:p>
        </text:list-item>
        <text:list-item>
          <text:p text:style-name="P120"><text:tab/><text:tab/><text:tab/><text:span text:style-name="T187">yw</text:span><text:span text:style-name="T169"> – to copy the word</text:span></text:p>
        </text:list-item>
        <text:list-item>
          <text:p text:style-name="P120"><text:tab/><text:tab/><text:tab/><text:span text:style-name="T316">to cut and paste, 1</text:span><text:span text:style-name="T143">st</text:span><text:span text:style-name="T316"> delete the line using dd comand then paste using p command.</text:span></text:p>
        </text:list-item>
        <text:list-item>
          <text:p text:style-name="P121"><text:tab/><text:tab/><text:tab/></text:p>
        </text:list-item>
        <text:list-item>
          <text:p text:style-name="P121"><text:span text:style-name="T170"><text:tab/><text:tab/><text:tab/>to select multiple – enter to visual mode (Esc) <text:s/></text:span><text:span text:style-name="T205">and v</text:span><text:span text:style-name="T170">– then use j,h,k,l commands</text:span></text:p>
        </text:list-item>
        <text:list-item>
          <text:p text:style-name="P120"><text:tab/><text:tab/><text:tab/><text:span text:style-name="T170">visual line mode – V – to select multiple line</text:span></text:p>
        </text:list-item>
        <text:list-item>
          <text:p text:style-name="P120"><text:tab/><text:tab/><text:tab/><text:span text:style-name="T170">visual block mode – ctrl v – to select a block</text:span></text:p>
        </text:list-item>
        <text:list-item>
          <text:p text:style-name="P120"><text:tab/><text:tab/><text:tab/></text:p>
        </text:list-item>
        <text:list-item>
          <text:p text:style-name="P120"><text:tab/><text:tab/><text:tab/><text:span text:style-name="T170">to change the case of a letter – select the word or line or letter </text:span><text:span text:style-name="T205">followed by</text:span><text:span text:style-name="T170"> </text:span><text:span text:style-name="T188">~</text:span></text:p>
        </text:list-item>
        <text:list-item>
          <text:p text:style-name="P120"><text:tab/><text:tab/><text:tab/></text:p>
        </text:list-item>
        <text:list-item>
          <text:p text:style-name="P120"><text:tab/><text:tab/><text:tab/><text:span text:style-name="T171">count – ie press the number in which a operation want to perform and type the code,</text:span></text:p>
        </text:list-item>
        <text:list-item>
          <text:p text:style-name="P122"><text:tab/><text:tab/><text:tab/><text:span text:style-name="T316">for j and k command we use relative line num, for G command we can use normal line <text:tab/><text:tab/><text:tab/><text:tab/>num</text:span></text:p>
        </text:list-item>
        <text:list-item>
          <text:p text:style-name="P122"><text:tab/><text:tab/><text:tab/>:<text:span text:style-name="T171">set number – to show the line number in vim editor</text:span></text:p>
        </text:list-item>
        <text:list-item>
          <text:p text:style-name="P120"><text:tab/><text:tab/></text:p>
        </text:list-item>
        <text:list-item>
          <text:p text:style-name="P120"><text:tab/><text:tab/><text:tab/><text:span text:style-name="T172">i – inside , a-around ie including</text:span></text:p>
        </text:list-item>
        <text:list-item>
          <text:p text:style-name="P120"><text:tab/><text:tab/><text:tab/><text:span text:style-name="T172">to delete text in a () - di( , to delete including the ()-da(</text:span></text:p>
        </text:list-item>
        <text:list-item>
          <text:p text:style-name="P120"><text:tab/><text:tab/></text:p>
        </text:list-item>
        <text:list-item>
          <text:p text:style-name="P120"><text:tab/><text:tab/><text:tab/>/<text:span text:style-name="T173">word_to_search – then the cursor moves towards that word</text:span></text:p>
        </text:list-item>
        <text:list-item>
          <text:p text:style-name="P120"><text:tab/><text:tab/><text:tab/><text:tab/><text:span text:style-name="T205">n and N to for navigating the matches</text:span></text:p>
        </text:list-item>
        <text:list-item>
          <text:p text:style-name="P120"><text:tab/><text:tab/><text:tab/><text:span text:style-name="T292">(by typing / we can directly enter into the command line)</text:span></text:p>
        </text:list-item>
        <text:list-item>
          <text:p text:style-name="P120"><text:tab/><text:tab/><text:tab/>.<text:span text:style-name="T173">(dot) – repeat the previous editing command that made</text:span></text:p>
        </text:list-item>
        <text:list-item>
          <text:p text:style-name="P120"><text:tab/></text:p>
        </text:list-item>
        <text:list-item>
          <text:p text:style-name="P120"><text:tab/><text:tab/><text:tab/><text:span text:style-name="T206">search and replace</text:span></text:p>
        </text:list-item>
        <text:list-item>
          <text:p text:style-name="P120"><text:tab/><text:tab/><text:tab/>:%<text:span text:style-name="T206">s/foo/bar/g – replace foo with bar globally in file</text:span></text:p>
        </text:list-item>
        <text:list-item>
          <text:p text:style-name="P120"><text:tab/><text:tab/><text:tab/>:<text:span text:style-name="T317">e filename – to open a file without closing vim</text:span></text:p>
        </text:list-item>
        <text:list-item>
          <text:p text:style-name="P120"><text:tab/><text:tab/><text:tab/><text:tab/>:<text:span text:style-name="T317">e filename – to see the previous file</text:span></text:p>
        </text:list-item>
        <text:list-item>
          <text:p text:style-name="P120"><text:tab/><text:tab/><text:tab/>;<text:span text:style-name="T317">2,4d – this will delete the lines from 2 to 4 </text:span><text:span text:style-name="T318">(instead of d we can also use commands like <text:tab/><text:tab/><text:tab/>yy)</text:span></text:p>
        </text:list-item>
        <text:list-item>
          <text:p text:style-name="P120"><text:s/><text:tab/><text:tab/><text:tab/><text:span text:style-name="T354">ctrl w +w – to swap btw vim windows. Created by ctrlp plug with ctrl+v</text:span></text:p>
        </text:list-item>
        <text:list-item>
          <text:p text:style-name="P120"/>
        </text:list-item>
        <text:list-item>
          <text:p text:style-name="P120"><text:span text:style-name="T196"><text:tab/>ctags</text:span><text:span text:style-name="T318"> files_to_tag – just run ctags with all the source file(you can also use wild charector like * to match <text:tab/><text:tab/>all source file, source file means functions are connected to each others), ctags will create a file <text:tab/><text:tab/><text:tab/>tags. Browse the source file using vim command. </text:span><text:span text:style-name="T319">So when the sourse file call a function in <text:tab/><text:tab/><text:tab/>another file which is taged b</text:span><text:span text:style-name="T320">y ctags, we can navigate btw this files by ctrl+] to go to the fuction <text:tab/><text:tab/><text:tab/>file and ctrl+t to back to the source file.</text:span></text:p>
        </text:list-item>
        <text:list-item>
          <text:p text:style-name="P128"/>
        </text:list-item>
        <text:list-item>
          <text:p text:style-name="P128"><text:tab/>to set vim navigation in terminal </text:p>
        </text:list-item>
        <text:list-item>
          <text:p text:style-name="P123"><text:tab/><text:tab/>If you’re a Bash user, use- <text:s/><text:span text:style-name="Source_20_Text">se</text:span><text:span text:style-name="Source_20_Text"><text:span text:style-name="T207">t </text:span></text:span><text:span text:style-name="Source_20_Text">-o vi</text:span></text:p>
        </text:list-item>
        <text:list-item>
          <text:p text:style-name="P123"><text:tab/><text:tab/>If you use Zsh- <text:span text:style-name="Source_20_Text">bindkey -v</text:span> </text:p>
        </text:list-item>
        <text:list-item>
          <text:p text:style-name="P123"><text:tab/><text:tab/>For Fish- <text:span text:style-name="Source_20_Text">fish_vi_key_bindings</text:span></text:p>
        </text:list-item>
        <text:list-item>
          <text:p text:style-name="P123"><text:tab/><text:tab/> Additionally, no matter what shell you use, you can- <text:span text:style-name="Source_20_Text">export EDITOR=vim</text:span></text:p>
        </text:list-item>
        <text:list-item>
          <text:p text:style-name="P162"><text:span text:style-name="Source_20_Text"><text:span text:style-name="T209"><text:tab/><text:tab/>To cust</text:span></text:span><text:span text:style-name="Source_20_Text"><text:span text:style-name="T210">omize vim, </text:span></text:span><text:span text:style-name="Source_20_Text"><text:span text:style-name="T209">add a file .vimrc </text:span></text:span><text:span text:style-name="Source_20_Text"><text:span text:style-name="T219">(or .exrc) </text:span></text:span><text:span text:style-name="Source_20_Text"><text:span text:style-name="T209">in ho</text:span></text:span><text:span text:style-name="Source_20_Text"><text:span text:style-name="T18">me (touch command) and open that file by using vim <text:tab/><text:tab/><text:tab/>command, type the settings that you want and save it. For globally change check in google.</text:span></text:span></text:p>
        </text:list-item>
        <text:list-item>
          <text:p text:style-name="P162"><text:span text:style-name="Source_20_Text"><text:span text:style-name="T18"/></text:span></text:p>
        </text:list-item>
        <text:list-item>
          <text:p text:style-name="P124"><text:span text:style-name="Source_20_Text"><text:span text:style-name="T223"><text:tab/><text:tab/>Macros</text:span></text:span><text:span text:style-name="Source_20_Text"><text:span text:style-name="T211"> in vim – it’s kind of recursive acion </text:span></text:span></text:p>
        </text:list-item>
        <text:list-item>
          <text:p text:style-name="P163"><text:span text:style-name="Source_20_Text"><text:span text:style-name="T17"><text:tab/><text:tab/><text:tab/></text:span></text:span><text:span text:style-name="Source_20_Text"><text:span text:style-name="T233">q{character}</text:span></text:span><text:span text:style-name="Source_20_Text"><text:span text:style-name="T211"> to start recording a macro in register </text:span></text:span><text:span text:style-name="Source_20_Text"><text:span text:style-name="T233">{character}</text:span></text:span><text:span text:style-name="Source_20_Text"><text:span text:style-name="T211"> </text:span></text:span></text:p>
          <text:list>
            <text:list-item>
              <text:list>
                <text:list-item>
                  <text:list>
                    <text:list-item>
                      <text:list>
                        <text:list-item>
                          <text:p text:style-name="P232"><text:soft-page-break/><text:span text:style-name="Source_20_Text">q</text:span> to stop recording </text:p>
                        </text:list-item>
                        <text:list-item>
                          <text:p text:style-name="P232"><text:span text:style-name="Source_20_Text">@{character}</text:span> replays the macro </text:p>
                        </text:list-item>
                        <text:list-item>
                          <text:p text:style-name="P232">Macro execution stops on error </text:p>
                        </text:list-item>
                        <text:list-item>
                          <text:p text:style-name="P209"><text:span text:style-name="Source_20_Text">{number}@{character}</text:span> executes a macro {number} times<text:span text:style-name="Source_20_Text"><text:span text:style-name="T18"><text:tab/></text:span></text:span></text:p>
                        </text:list-item>
                      </text:list>
                    </text:list-item>
                  </text:list>
                </text:list-item>
              </text:list>
            </text:list-item>
          </text:list>
        </text:list-item>
        <text:list-item>
          <text:p text:style-name="P33"><text:span text:style-name="Source_20_Text"><text:span text:style-name="T30"><text:tab/>ctrlp</text:span></text:span></text:p>
          <text:list>
            <text:list-item>
              <text:list>
                <text:list-item>
                  <text:list>
                    <text:list-item>
                      <text:list>
                        <text:list-item>
                          <text:p text:style-name="P34"><text:span text:style-name="Source_20_Text"><text:span text:style-name="T18"><text:tab/><text:tab/>Install and configure a plugin: </text:span></text:span><text:a xlink:type="simple" xlink:href="https://github.com/ctrlpvim/ctrlp.vim" text:style-name="Internet_20_link" text:visited-style-name="Visited_20_Internet_20_Link"><text:span text:style-name="Source_20_Text"><text:span text:style-name="T18">ctrlp.vim</text:span></text:span></text:a><text:span text:style-name="Source_20_Text"><text:span text:style-name="T18">. </text:span></text:span></text:p>
                        </text:list-item>
                        <text:list-item>
                          <text:p text:style-name="P232"><text:span text:style-name="T208">Create the plugins directory with </text:span><text:span text:style-name="Source_20_Text"><text:span text:style-name="T208">mkdir -p ~/.vim/pack/vendor/start</text:span></text:span><text:span text:style-name="T208"> </text:span></text:p>
                        </text:list-item>
                        <text:list-item>
                          <text:p text:style-name="P208"><text:span text:style-name="T208">Download the plugin: </text:span><text:span text:style-name="Source_20_Text"><text:span text:style-name="T208">cd ~/.vim/pack/vendor/start; git clone </text:span></text:span><text:a xlink:type="simple" xlink:href="https://github.com/ctrlpvim/ctrlp.vim" text:style-name="Internet_20_link" text:visited-style-name="Visited_20_Internet_20_Link"><text:span text:style-name="Source_20_Text"><text:span text:style-name="T208">https://github.com/ctrlpvim/ctrlp.vim</text:span></text:span></text:a></text:p>
                        </text:list-item>
                        <text:list-item>
                          <text:p text:style-name="P209"><text:span text:style-name="Source_20_Text"><text:span text:style-name="T215">ctrl v – to open another file in vertilcal </text:span></text:span><text:span text:style-name="Source_20_Text"><text:span text:style-name="T216">(after ctrl p)</text:span></text:span></text:p>
                        </text:list-item>
                        <text:list-item>
                          <text:p text:style-name="P210"><text:span text:style-name="Source_20_Text"><text:span text:style-name="T216">hold ctrl and (j &amp; k) for navigating</text:span></text:span></text:p>
                        </text:list-item>
                        <text:list-item>
                          <text:p text:style-name="P210"><text:span text:style-name="Source_20_Text"><text:span text:style-name="T284">Press </text:span></text:span><text:span text:style-name="Source_20_Text"><text:span text:style-name="T285">&lt;F5&gt; </text:span></text:span><text:span text:style-name="Source_20_Text"><text:span text:style-name="T284">to purge the cache for the current directory to get new files, remove deleted files and apply new ignore options.</text:span></text:span></text:p>
                        </text:list-item>
                      </text:list>
                    </text:list-item>
                  </text:list>
                </text:list-item>
                <text:list-item text:style-override="L2">
                  <text:p text:style-name="P253"><text:span text:style-name="T283">Press </text:span><text:span text:style-name="Source_20_Text"><text:span text:style-name="T286">&lt;c-f&gt; </text:span></text:span><text:span text:style-name="T283">and </text:span><text:span text:style-name="Source_20_Text"><text:span text:style-name="T286">&lt;c-b&gt; </text:span></text:span><text:span text:style-name="T283">to cycle between modes.</text:span></text:p>
                </text:list-item>
                <text:list-item text:style-override="L2">
                  <text:p text:style-name="P254"><text:span text:style-name="T283">Press </text:span><text:span text:style-name="Source_20_Text"><text:span text:style-name="T286">&lt;c-d&gt; </text:span></text:span><text:span text:style-name="T283">to switch to filename only search instead of full path.</text:span></text:p>
                </text:list-item>
                <text:list-item text:style-override="L2">
                  <text:p text:style-name="P254"><text:span text:style-name="T283">Press </text:span><text:span text:style-name="Source_20_Text"><text:span text:style-name="T286">&lt;c-r&gt; </text:span></text:span><text:span text:style-name="T283">to switch to regexp mode.</text:span></text:p>
                </text:list-item>
                <text:list-item text:style-override="L2">
                  <text:p text:style-name="P253"><text:span text:style-name="T283">Use </text:span><text:span text:style-name="Source_20_Text"><text:span text:style-name="T286">&lt;c-j&gt;</text:span></text:span><text:span text:style-name="T283">, </text:span><text:span text:style-name="Source_20_Text"><text:span text:style-name="T286">&lt;c-k&gt; </text:span></text:span><text:span text:style-name="T283">or the arrow keys to navigate the result list.</text:span></text:p>
                </text:list-item>
                <text:list-item text:style-override="L2">
                  <text:p text:style-name="P253"><text:span text:style-name="T283">Use </text:span><text:span text:style-name="Source_20_Text"><text:span text:style-name="T286">&lt;c-t&gt; </text:span></text:span><text:span text:style-name="T283">or </text:span><text:span text:style-name="Source_20_Text"><text:span text:style-name="T286">&lt;c-v&gt;</text:span></text:span><text:span text:style-name="T283">, </text:span><text:span text:style-name="Source_20_Text"><text:span text:style-name="T286">&lt;c-x&gt; </text:span></text:span><text:span text:style-name="T283">to open the selected entry in a new tab or in a new split.</text:span></text:p>
                </text:list-item>
                <text:list-item text:style-override="L2">
                  <text:p text:style-name="P253"><text:span text:style-name="T283">Use </text:span><text:span text:style-name="Source_20_Text"><text:span text:style-name="T286">&lt;c-n&gt;</text:span></text:span><text:span text:style-name="T283">, </text:span><text:span text:style-name="Source_20_Text"><text:span text:style-name="T286">&lt;c-p&gt; </text:span></text:span><text:span text:style-name="T283">to select the next/previous string in the prompt's history.</text:span></text:p>
                </text:list-item>
                <text:list-item text:style-override="L2">
                  <text:p text:style-name="P253"><text:span text:style-name="T283">Use </text:span><text:span text:style-name="Source_20_Text"><text:span text:style-name="T286">&lt;c-y&gt; </text:span></text:span><text:span text:style-name="T283">to create a new file and its parent directories.</text:span></text:p>
                </text:list-item>
                <text:list-item text:style-override="L2">
                  <text:p text:style-name="P253"><text:span text:style-name="T283">Use </text:span><text:span text:style-name="Source_20_Text"><text:span text:style-name="T286">&lt;c-z&gt; </text:span></text:span><text:span text:style-name="T283">to mark/unmark multiple files and </text:span><text:span text:style-name="Source_20_Text"><text:span text:style-name="T286">&lt;c-o&gt; </text:span></text:span><text:span text:style-name="T283">to open them.</text:span></text:p>
                  <text:list>
                    <text:list-item>
                      <text:list>
                        <text:list-item>
                          <text:p text:style-name="P210"><text:span text:style-name="Source_20_Text"><text:span text:style-name="T212"/></text:span></text:p>
                        </text:list-item>
                      </text:list>
                    </text:list-item>
                  </text:list>
                </text:list-item>
              </text:list>
            </text:list-item>
          </text:list>
        </text:list-item>
        <text:list-item>
          <text:p text:style-name="P211"><text:span text:style-name="Source_20_Text"><text:span text:style-name="T122"><text:tab/>Data Wrangling</text:span></text:span></text:p>
        </text:list-item>
        <text:list-item>
          <text:p text:style-name="P162"><text:span text:style-name="Source_20_Text"><text:span text:style-name="T27"><text:tab/><text:tab/><text:tab/>sed</text:span></text:span><text:span text:style-name="Source_20_Text"><text:span text:style-name="T18"> – </text:span></text:span><text:span text:style-name="Source_20_Text"><text:span text:style-name="T24">stream editor - </text:span></text:span><text:span text:style-name="Source_20_Text"><text:span text:style-name="T18">is used to search or replace certain part of a file</text:span></text:span></text:p>
        </text:list-item>
        <text:list-item>
          <text:p text:style-name="P162"><text:span text:style-name="Source_20_Text"><text:span text:style-name="T18"><text:tab/><text:tab/><text:tab/>to replace with blank- <text:s/>sed ‘s/part_remove//’</text:span></text:span></text:p>
        </text:list-item>
        <text:list-item>
          <text:p text:style-name="P162"><text:span text:style-name="Source_20_Text"><text:span text:style-name="T18"><text:tab/><text:tab/><text:tab/> sed ‘s/part_remove.*//’ will remove all the parts after that including that</text:span></text:span></text:p>
        </text:list-item>
        <text:list-item>
          <text:p text:style-name="P162"><text:span text:style-name="Source_20_Text"><text:span text:style-name="T18"><text:tab/> <text:tab/><text:tab/> sed ‘s/part_remove/replace_part/’</text:span></text:span></text:p>
        </text:list-item>
        <text:list-item>
          <text:p text:style-name="P162"><text:span text:style-name="Source_20_Text"><text:span text:style-name="T18"><text:tab/><text:tab/><text:tab/> sed ‘s/part_remove.*/replace_part/’ will remove all the parts after that including that and replace <text:tab/><text:tab/><text:tab/><text:tab/>with replace_part</text:span></text:span></text:p>
        </text:list-item>
        <text:list-item>
          <text:p text:style-name="P164"><text:span text:style-name="Source_20_Text"><text:span text:style-name="T19"><text:tab/><text:tab/><text:tab/>echo ‘bcbzac’ | sed ‘s/[ab]//’ - this will replace either a or b – cbzac (because it only produce once, <text:tab/><text:tab/><text:tab/><text:tab/>to make it repeat use g, ie result became – caz</text:span></text:span></text:p>
        </text:list-item>
        <text:list-item>
          <text:p text:style-name="P164"><text:span text:style-name="Source_20_Text"><text:span text:style-name="T19"><text:tab/><text:tab/><text:tab/><text:tab/>instead of the [] bracket if we use () </text:span></text:span><text:span text:style-name="Source_20_Text"><text:span text:style-name="T20">and sed -E </text:span></text:span><text:span text:style-name="Source_20_Text"><text:span text:style-name="T19">this will replace exact ab.</text:span></text:span></text:p>
        </text:list-item>
        <text:list-item>
          <text:p text:style-name="P164"><text:span text:style-name="Source_20_Text"><text:span text:style-name="T19"/></text:span></text:p>
        </text:list-item>
        <text:list-item>
          <text:p text:style-name="P165"><text:span text:style-name="Source_20_Text"><text:span text:style-name="T28"><text:tab/><text:tab/>Regular expression</text:span></text:span><text:span text:style-name="Source_20_Text"><text:span text:style-name="T21">- used for search a pattern in sed command. () inside it will captured and we can <text:tab/><text:tab/><text:tab/><text:tab/>replace it by giving \its_number. </text:span></text:span><text:span text:style-name="Source_20_Text"><text:span text:style-name="T26">(</text:span></text:span><text:span text:style-name="Source_20_Text"><text:span text:style-name="T21">Google Regular expressions</text:span></text:span><text:span text:style-name="Source_20_Text"><text:span text:style-name="T26">)</text:span></text:span></text:p>
        </text:list-item>
        <text:list-item>
          <text:p text:style-name="P165"><text:span text:style-name="Source_20_Text"><text:span text:style-name="T21"><text:tab/><text:tab/><text:tab/></text:span></text:span><text:span text:style-name="Source_20_Text"><text:span text:style-name="T7">.</text:span></text:span><text:span text:style-name="Source_20_Text"><text:span text:style-name="T21"> means “any single character” except newline </text:span></text:span></text:p>
          <text:list>
            <text:list-item>
              <text:list>
                <text:list-item>
                  <text:list>
                    <text:list-item>
                      <text:list>
                        <text:list-item>
                          <text:list>
                            <text:list-item>
                              <text:p text:style-name="P232"><text:span text:style-name="Source_20_Text">*</text:span> zero or more of the preceding match </text:p>
                            </text:list-item>
                            <text:list-item>
                              <text:p text:style-name="P232"><text:span text:style-name="Source_20_Text">+</text:span> one or more of the preceding match </text:p>
                            </text:list-item>
                            <text:list-item>
                              <text:p text:style-name="P252">? match either one or zero occurrences</text:p>
                            </text:list-item>
                            <text:list-item>
                              <text:p text:style-name="P232"><text:span text:style-name="Source_20_Text">[abc]</text:span> any one character of <text:span text:style-name="Source_20_Text">a</text:span>, <text:span text:style-name="Source_20_Text">b</text:span>, and <text:span text:style-name="Source_20_Text">c</text:span> </text:p>
                            </text:list-item>
                            <text:list-item>
                              <text:p text:style-name="P232"><text:span text:style-name="Source_20_Text">(RX1|RX2)</text:span> either something that matches <text:span text:style-name="Source_20_Text">RX1</text:span> or <text:span text:style-name="Source_20_Text">RX2</text:span> </text:p>
                            </text:list-item>
                            <text:list-item>
                              <text:p text:style-name="P238"><text:span text:style-name="T237">\w for </text:span>alphanumeric letters and digits . <text:span text:style-name="T238">And</text:span><text:span text:style-name="T237"> \d for digits</text:span></text:p>
                            </text:list-item>
                            <text:list-item>
                              <text:p text:style-name="P233"><text:span text:style-name="Emphasis"><text:span text:style-name="T234">\D</text:span></text:span><text:span text:style-name="T234"> represents any </text:span><text:span text:style-name="Emphasis"><text:span text:style-name="T234">non-digit</text:span></text:span><text:span text:style-name="T234"> character, </text:span><text:span text:style-name="Emphasis"><text:span text:style-name="T234">\S</text:span></text:span><text:span text:style-name="T234"> any </text:span><text:span text:style-name="Emphasis"><text:span text:style-name="T234">non-whitespace</text:span></text:span><text:span text:style-name="T234"> character, and </text:span><text:span text:style-name="Emphasis"><text:span text:style-name="T234">\W</text:span></text:span><text:span text:style-name="T234"> any </text:span><text:span text:style-name="Emphasis"><text:span text:style-name="T234">non-alphanumeric</text:span></text:span></text:p>
                            </text:list-item>
                            <text:list-item>
                              <text:p text:style-name="P233"><text:soft-page-break/><text:span text:style-name="Emphasis"><text:span text:style-name="T234">\b which matches the boundary between a word and a non-word character. It's most useful in capturing entire words (for example by using the pattern \w+\b).</text:span></text:span></text:p>
                            </text:list-item>
                            <text:list-item>
                              <text:p text:style-name="P234"><text:span text:style-name="Emphasis"><text:span text:style-name="T236">\r matches return. </text:span></text:span></text:p>
                            </text:list-item>
                            <text:list-item>
                              <text:p text:style-name="P232"><text:span text:style-name="Source_20_Text"><text:span text:style-name="T234">^</text:span></text:span><text:span text:style-name="T234"> the start of the line </text:span></text:p>
                            </text:list-item>
                            <text:list-item>
                              <text:p text:style-name="P208"><text:span text:style-name="Source_20_Text">$</text:span> the end of the line </text:p>
                            </text:list-item>
                            <text:list-item>
                              <text:p text:style-name="P208"><text:span text:style-name="T227">the pattern </text:span><text:span text:style-name="Emphasis"><text:span text:style-name="T227">[^abc]</text:span></text:span><text:span text:style-name="T227"> will match any </text:span><text:span text:style-name="Emphasis"><text:span text:style-name="T227">single</text:span></text:span><text:span text:style-name="T227"> character </text:span><text:span text:style-name="Emphasis"><text:span text:style-name="T227">except for</text:span></text:span><text:span text:style-name="T227"> the letters a, b, or c. </text:span><text:span text:style-name="Emphasis"><text:span text:style-name="T227">[^n-p]</text:span></text:span><text:span text:style-name="T227"> will only match any single character </text:span><text:span text:style-name="Emphasis"><text:span text:style-name="T227">except</text:span></text:span><text:span text:style-name="T227"> for letters n to p.</text:span></text:p>
                            </text:list-item>
                            <text:list-item>
                              <text:p text:style-name="P208"><text:span text:style-name="T227">(</text:span><text:span text:style-name="Source_20_Text"><text:span text:style-name="T227">[^ ]+</text:span></text:span><text:span text:style-name="T227">; any non-empty sequence of non-space characters)<text:tab/></text:span></text:p>
                            </text:list-item>
                            <text:list-item>
                              <text:p text:style-name="P212"><text:span text:style-name="Emphasis"><text:span text:style-name="T227">a{3}</text:span></text:span><text:span text:style-name="T227"> will match the a character exactly three times. </text:span><text:span text:style-name="Emphasis"><text:span text:style-name="T227">a{1,3}</text:span></text:span><text:span text:style-name="T227"> will match the a character no more than 3 times.</text:span><text:span text:style-name="T229">(use ? For non greedy)</text:span></text:p>
                            </text:list-item>
                            <text:list-item>
                              <text:p text:style-name="P213"><text:span text:style-name="T227">The most common forms of whitespace you will use with regular expressions are the </text:span><text:span text:style-name="Emphasis"><text:span text:style-name="T227">space</text:span></text:span><text:span text:style-name="T227"> (</text:span><text:span text:style-name="Emphasis"><text:span text:style-name="T227">␣</text:span></text:span><text:span text:style-name="T227">), the </text:span><text:span text:style-name="Emphasis"><text:span text:style-name="T227">tab</text:span></text:span><text:span text:style-name="T227"> (</text:span><text:span text:style-name="Emphasis"><text:span text:style-name="T227">\t</text:span></text:span><text:span text:style-name="T227">), the </text:span><text:span text:style-name="Emphasis"><text:span text:style-name="T227">new line</text:span></text:span><text:span text:style-name="T227"> (</text:span><text:span text:style-name="Emphasis"><text:span text:style-name="T227">\n</text:span></text:span><text:span text:style-name="T227">) .</text:span><text:span text:style-name="T228">In addition, a </text:span><text:span text:style-name="Emphasis"><text:span text:style-name="T228">whitespace</text:span></text:span><text:span text:style-name="T228"> special character </text:span><text:span text:style-name="Emphasis"><text:span text:style-name="T228">\s</text:span></text:span><text:span text:style-name="T228"> will match </text:span><text:span text:style-name="Emphasis"><text:span text:style-name="T228">any</text:span></text:span><text:span text:style-name="T228"> of the specific whitespaces above and is extremely useful when dealing with raw input </text:span><text:span text:style-name="T218">text.</text:span></text:p>
                            </text:list-item>
                            <text:list-item>
                              <text:p text:style-name="P213"><text:span text:style-name="T267">The dot-star uses </text:span><text:span text:style-name="Emphasis"><text:span text:style-name="T295">greedy</text:span></text:span><text:span text:style-name="Emphasis"><text:span text:style-name="T267"> </text:span></text:span><text:span text:style-name="T267">mode: It will always try to match as much text as possible. To match any and all text in a </text:span><text:span text:style-name="Emphasis"><text:span text:style-name="T295">non-greedy</text:span></text:span><text:span text:style-name="Emphasis"><text:span text:style-name="T267"> </text:span></text:span><text:span text:style-name="T267">fashion, use the dot, star, and question mark (.*?).</text:span></text:p>
                            </text:list-item>
                            <text:list-item>
                              <text:p text:style-name="P208"><text:span text:style-name="T217">In some regular expression implementations, you can just suffix </text:span><text:span text:style-name="Source_20_Text"><text:span text:style-name="T217">*</text:span></text:span><text:span text:style-name="T217"> or </text:span><text:span text:style-name="Source_20_Text"><text:span text:style-name="T217">+</text:span></text:span><text:span text:style-name="T217"> with a </text:span><text:span text:style-name="Source_20_Text"><text:span text:style-name="T217">?</text:span></text:span><text:span text:style-name="T217"> to make them non-greedy, but sadly </text:span><text:span text:style-name="Source_20_Text"><text:span text:style-name="T217">sed</text:span></text:span><text:span text:style-name="T217"> doesn’t support that. We </text:span><text:span text:style-name="Emphasis"><text:span text:style-name="T217">could</text:span></text:span><text:span text:style-name="T217"> switch to perl’s command-line mode though, which </text:span><text:span text:style-name="Emphasis"><text:span text:style-name="T217">does</text:span></text:span><text:span text:style-name="T217"> support that construct</text:span></text:p>
                            </text:list-item>
                            <text:list-item>
                              <text:p text:style-name="P208"><text:span text:style-name="T266">The dot-star will match everything except a newline. By passing re.DOTALL as the second argument to re.compile(), you can make the dot character match </text:span><text:span text:style-name="Emphasis"><text:span text:style-name="T294">all</text:span></text:span><text:span text:style-name="Emphasis"><text:span text:style-name="T266"> </text:span></text:span><text:span text:style-name="T266">characters, including the newline character</text:span></text:p>
                            </text:list-item>
                            <text:list-item>
                              <text:p text:style-name="P217">sometimes you care only about matching the letters without worrying whether they’re uppercase or lowercase. To make your regex case-insensitive, you can pass re.IGNORECASE or re.I as a second argument to re.compile().</text:p>
                            </text:list-item>
                            <text:list-item>
                              <text:p text:style-name="P218">to ignore whitespace and comments inside the regular expression string. This “verbose mode” can be enabled by passing the variable re.VERBOSE as the second argument to re.compile().</text:p>
                              <text:p text:style-name="P219">If need multiple options - </text:p>
                              <text:list>
                                <text:list-header>
                                  <text:p text:style-name="P220">re.compile('foo', re.IGNORECASE | re.DOTALL | re.VERBOSE)</text:p>
                                </text:list-header>
                              </text:list>
                            </text:list-item>
                            <text:list-item>
                              <text:p text:style-name="P20"><text:span text:style-name="Source_20_Text"><text:span text:style-name="T217">perl -pe 's/.*?Disc</text:span></text:span><text:span text:style-name="Source_20_Text">onnected from //'</text:span></text:p>
                            </text:list-item>
                          </text:list>
                        </text:list-item>
                      </text:list>
                    </text:list-item>
                  </text:list>
                </text:list-item>
              </text:list>
            </text:list-item>
          </text:list>
        </text:list-item>
        <text:list-item>
          <text:p text:style-name="P208"/>
        </text:list-item>
        <text:list-item>
          <text:p text:style-name="P166"><text:span text:style-name="Source_20_Text"><text:span text:style-name="T23"/></text:span></text:p>
        </text:list-item>
        <text:list-item>
          <text:p text:style-name="P165"><text:span text:style-name="Source_20_Text"><text:span text:style-name="T21"/></text:span></text:p>
        </text:list-item>
        <text:list-item>
          <text:p text:style-name="P167"><text:span text:style-name="Source_20_Text"><text:span text:style-name="T127"><text:tab/><text:tab/></text:span></text:span><text:span text:style-name="Source_20_Text"><text:span text:style-name="T123">Command-line Envirnment</text:span></text:span></text:p>
        </text:list-item>
        <text:list-item>
          <text:p text:style-name="P167"><text:span text:style-name="Source_20_Text"><text:span text:style-name="T127"><text:tab/><text:tab/><text:tab/></text:span></text:span><text:span text:style-name="Source_20_Text"><text:span text:style-name="T39">Job control</text:span></text:span></text:p>
        </text:list-item>
        <text:list-item>
          <text:p text:style-name="P167"><text:span text:style-name="Source_20_Text"><text:span text:style-name="T39"><text:tab/><text:tab/><text:tab/>Terminal multiplexers tmux</text:span></text:span></text:p>
        </text:list-item>
        <text:list-item>
          <text:p text:style-name="P167"><text:span text:style-name="Source_20_Text"><text:span text:style-name="T39"><text:tab/><text:tab/><text:tab/>sessions</text:span></text:span></text:p>
        </text:list-item>
        <text:list-item>
          <text:p text:style-name="P167"><text:span text:style-name="Source_20_Text"><text:span text:style-name="T39"><text:tab/><text:tab/><text:tab/>windows</text:span></text:span></text:p>
        </text:list-item>
        <text:list-item>
          <text:p text:style-name="P167"><text:span text:style-name="Source_20_Text"><text:span text:style-name="T39"><text:tab/><text:tab/><text:tab/>panes</text:span></text:span></text:p>
        </text:list-item>
        <text:list-item>
          <text:p text:style-name="P167"><text:span text:style-name="Source_20_Text"><text:span text:style-name="T39"><text:tab/><text:tab/><text:tab/>dotfiles &amp; confi file</text:span></text:span></text:p>
        </text:list-item>
        <text:list-item>
          <text:p text:style-name="P167"><text:span text:style-name="Source_20_Text"><text:span text:style-name="T39"><text:tab/><text:tab/><text:tab/>remote machine</text:span></text:span></text:p>
        </text:list-item>
        <text:list-item>
          <text:p text:style-name="P168"><text:soft-page-break/><text:span text:style-name="Source_20_Text"><text:span text:style-name="T39"><text:tab/><text:tab/></text:span></text:span><text:span text:style-name="Source_20_Text"><text:span text:style-name="T34">Job control</text:span></text:span></text:p>
        </text:list-item>
        <text:list-item>
          <text:p text:style-name="P169"><text:span text:style-name="Source_20_Text"><text:span text:style-name="T91"><text:tab/><text:tab/><text:tab/>sleep</text:span></text:span><text:span text:style-name="Source_20_Text"><text:span text:style-name="T37"> 200 &amp; - this &amp; at the end is to run the program in background, so that we can use the <text:tab/><text:tab/><text:tab/><text:tab/>command line without intrepting that sleep 200 program.</text:span></text:span></text:p>
        </text:list-item>
        <text:list-item>
          <text:p text:style-name="P169"><text:span text:style-name="Source_20_Text"><text:span text:style-name="T92"><text:tab/><text:tab/><text:tab/>j</text:span></text:span><text:span text:style-name="Source_20_Text"><text:span text:style-name="T91">obs</text:span></text:span><text:span text:style-name="Source_20_Text"><text:span text:style-name="T37"> - <text:s/>we can see the stopped commands as well as running command.</text:span></text:span></text:p>
        </text:list-item>
        <text:list-item>
          <text:p text:style-name="P167"><text:span text:style-name="Source_20_Text"><text:span text:style-name="T37"/></text:span></text:p>
        </text:list-item>
        <text:list-item>
          <text:p text:style-name="P170"><text:span text:style-name="Source_20_Text"><text:span text:style-name="T40"><text:tab/><text:tab/><text:tab/>number will be in [] when we use jobs command</text:span></text:span></text:p>
        </text:list-item>
        <text:list-item>
          <text:p text:style-name="P171"><text:span text:style-name="Source_20_Text"><text:span text:style-name="T94"><text:tab/><text:tab/><text:tab/>pgrep</text:span></text:span><text:span text:style-name="Source_20_Text"><text:span text:style-name="T66"> command _name – will give the command running id.</text:span></text:span></text:p>
        </text:list-item>
        <text:list-item>
          <text:p text:style-name="P172"><text:span text:style-name="Source_20_Text"><text:span text:style-name="T93"><text:tab/><text:tab/><text:tab/>pkill</text:span></text:span><text:span text:style-name="Source_20_Text"><text:span text:style-name="T71"> – to kill a command</text:span></text:span></text:p>
        </text:list-item>
        <text:list-item>
          <text:p text:style-name="P173"><text:span text:style-name="Source_20_Text"><text:span text:style-name="T95"><text:tab/><text:tab/><text:tab/>bg</text:span></text:span><text:span text:style-name="Source_20_Text"><text:span text:style-name="T38"> %</text:span></text:span><text:span text:style-name="Source_20_Text"><text:span text:style-name="T40">number</text:span></text:span><text:span text:style-name="Source_20_Text"><text:span text:style-name="T38"> - run the previously stopped command </text:span></text:span><text:span text:style-name="Source_20_Text"><text:span text:style-name="T65">in background.</text:span></text:span></text:p>
        </text:list-item>
        <text:list-item>
          <text:p text:style-name="P173"><text:span text:style-name="Source_20_Text"><text:span text:style-name="T38"><text:tab/><text:tab/><text:tab/>To refer to the last backgrounded job you can use the </text:span></text:span><text:span text:style-name="Source_20_Text"><text:span text:style-name="T9">$!</text:span></text:span><text:span text:style-name="Source_20_Text"><text:span text:style-name="T38"> special parameter</text:span></text:span></text:p>
        </text:list-item>
        <text:list-item>
          <text:p text:style-name="P170"><text:span text:style-name="Source_20_Text"><text:span text:style-name="T96"><text:tab/><text:tab/><text:tab/>fg</text:span></text:span><text:span text:style-name="Source_20_Text"><text:span text:style-name="T40"> %number – to brig back the background running command to foreground.</text:span></text:span></text:p>
        </text:list-item>
        <text:list-item>
          <text:p text:style-name="P173"><text:span text:style-name="Source_20_Text"><text:span text:style-name="T95"><text:tab/><text:tab/><text:tab/>kill -STOP</text:span></text:span><text:span text:style-name="Source_20_Text"><text:span text:style-name="T38"> %number - to stop the background running program. Number means which one you <text:tab/><text:tab/><text:tab/>want to stop.</text:span></text:span></text:p>
        </text:list-item>
        <text:list-item>
          <text:p text:style-name="P174"><text:span text:style-name="Source_20_Text"><text:span text:style-name="T97"><text:tab/><text:tab/><text:tab/>kill</text:span></text:span><text:span text:style-name="Source_20_Text"><text:span text:style-name="T72"> process_id – to stop a running command. Process id will get from “ps ax” command, or jobs</text:span></text:span></text:p>
        </text:list-item>
        <text:list-item>
          <text:p text:style-name="P173"><text:span text:style-name="Source_20_Text"><text:span text:style-name="T95"><text:tab/><text:tab/><text:tab/>Kill -HUP</text:span></text:span><text:span text:style-name="Source_20_Text"><text:span text:style-name="T38"> <text:s/>%number – will hang up the programme running, if we dont want hang up a <text:tab/><text:tab/><text:tab/><text:tab/>programme then use nohup command when executing the program – nohup sleep 200 </text:span></text:span></text:p>
        </text:list-item>
        <text:list-item>
          <text:p text:style-name="P173"><text:span text:style-name="Source_20_Text"><text:span text:style-name="T38"><text:tab/><text:tab/><text:tab/>To background an already running program you can do </text:span></text:span><text:span text:style-name="Source_20_Text"><text:span text:style-name="T9">Ctrl-Z</text:span></text:span><text:span text:style-name="Source_20_Text"><text:span text:style-name="T38"> followed by </text:span></text:span><text:span text:style-name="Source_20_Text"><text:span text:style-name="T9">bg</text:span></text:span><text:span text:style-name="Source_20_Text"><text:span text:style-name="T38">. Note that <text:tab/><text:tab/><text:tab/><text:tab/>backgrounded processes are still children processes of your terminal and will die if you close the <text:tab/><text:tab/><text:tab/>terminal (this will send yet another signal, </text:span></text:span><text:span text:style-name="Source_20_Text"><text:span text:style-name="T9">SIGHUP</text:span></text:span><text:span text:style-name="Source_20_Text"><text:span text:style-name="T38">). To prevent that from happening you can run <text:tab/><text:tab/><text:tab/>the program with </text:span></text:span><text:a xlink:type="simple" xlink:href="https://www.man7.org/linux/man-pages/man1/nohup.1.html" text:style-name="Internet_20_link" text:visited-style-name="Visited_20_Internet_20_Link"><text:span text:style-name="Source_20_Text"><text:span text:style-name="T9">nohup</text:span></text:span></text:a><text:span text:style-name="Source_20_Text"><text:span text:style-name="T38"> (a wrapper to ignore </text:span></text:span><text:span text:style-name="Source_20_Text"><text:span text:style-name="T9">SIGHUP</text:span></text:span><text:span text:style-name="Source_20_Text"><text:span text:style-name="T38">), or use </text:span></text:span><text:span text:style-name="Source_20_Text"><text:span text:style-name="T9">disown</text:span></text:span><text:span text:style-name="Source_20_Text"><text:span text:style-name="T38"> if the process has <text:tab/><text:tab/><text:tab/><text:tab/>already been started.</text:span></text:span></text:p>
        </text:list-item>
        <text:list-item>
          <text:p text:style-name="P139"><text:span text:style-name="Source_20_Text"><text:span text:style-name="T73"><text:tab/><text:tab/><text:tab/>Ctrl +z – to temporarily suspend a programm. To make it active agian type fg. Fg takes arguments <text:tab/><text:tab/><text:tab/>like1,2,3 if we suspends more programmes.</text:span></text:span></text:p>
        </text:list-item>
        <text:list-item>
          <text:p text:style-name="P129"><text:span text:style-name="T175"><text:tab/><text:tab/>ps</text:span> – <text:span text:style-name="T308">process status, </text:span>gives the information about all the process, like runnig process and process <text:tab/><text:tab/><text:tab/>wrt users. <text:span text:style-name="Source_20_Text"><text:span text:style-name="T226">for more into about ps – tldr ps</text:span></text:span></text:p>
        </text:list-item>
        <text:list-item>
          <text:p text:style-name="P173"><text:span text:style-name="Source_20_Text"><text:span text:style-name="T38"><text:tab/></text:span></text:span></text:p>
        </text:list-item>
        <text:list-item>
          <text:p text:style-name="P175"><text:span text:style-name="Source_20_Text"><text:span text:style-name="T41"><text:tab/><text:tab/></text:span></text:span><text:span text:style-name="Source_20_Text"><text:span text:style-name="T36">tmux</text:span></text:span></text:p>
        </text:list-item>
        <text:list-item>
          <text:p text:style-name="P175"><text:span text:style-name="Source_20_Text"><text:span text:style-name="T41"><text:tab/><text:tab/><text:tab/>type tmux in command line, then a new window is open, the tmux will starts different process <text:tab/><text:tab/><text:tab/><text:tab/>than the our shell currently in.ie tmux process is seperated from the shell process.</text:span></text:span></text:p>
        </text:list-item>
        <text:list-item>
          <text:p text:style-name="P175"><text:span text:style-name="Source_20_Text"><text:span text:style-name="T41"><text:tab/><text:tab/><text:tab/>To </text:span></text:span><text:span text:style-name="Source_20_Text"><text:span text:style-name="T89">detach</text:span></text:span><text:span text:style-name="Source_20_Text"><text:span text:style-name="T41"> from a current </text:span></text:span><text:span text:style-name="Source_20_Text"><text:span text:style-name="T89">Tmux session.</text:span></text:span><text:span text:style-name="Source_20_Text"><text:span text:style-name="T41"> First press “Ctrl+b” and then press “d”.</text:span></text:span></text:p>
        </text:list-item>
        <text:list-item>
          <text:p text:style-name="P175"><text:span text:style-name="Source_20_Text"><text:span text:style-name="T8"><text:tab/><text:tab/><text:tab/></text:span></text:span><text:span text:style-name="Source_20_Text"><text:span text:style-name="T13">C-b D</text:span></text:span><text:span text:style-name="Source_20_Text"><text:span text:style-name="T116"> </text:span></text:span><text:span text:style-name="Source_20_Text"><text:span text:style-name="T41">to have tmux give you a choice which of your sessions you want to detach.</text:span></text:span></text:p>
        </text:list-item>
        <text:list-item>
          <text:p text:style-name="P176"><text:span text:style-name="Source_20_Text"><text:span text:style-name="T42"><text:tab/><text:tab/><text:tab/></text:span></text:span><text:span text:style-name="Source_20_Text"><text:span text:style-name="T114">tmux a</text:span></text:span><text:span text:style-name="Source_20_Text"><text:span text:style-name="T42"> – to back to the detached tmux session. </text:span></text:span><text:span text:style-name="Source_20_Text"><text:span text:style-name="T43">Last detached session</text:span></text:span></text:p>
        </text:list-item>
        <text:list-item>
          <text:p text:style-name="P177"><text:span text:style-name="Source_20_Text"><text:span text:style-name="T44"><text:tab/><text:tab/><text:tab/></text:span></text:span><text:span text:style-name="Source_20_Text"><text:span text:style-name="T115">tmux ls</text:span></text:span><text:span text:style-name="Source_20_Text"><text:span text:style-name="T44"> – to get all the tmux file names</text:span></text:span></text:p>
        </text:list-item>
        <text:list-item>
          <text:p text:style-name="P178"><text:span text:style-name="Source_20_Text"><text:span text:style-name="T43"><text:tab/><text:tab/><text:tab/></text:span></text:span><text:span text:style-name="Source_20_Text"><text:span text:style-name="T112">tmux new -</text:span></text:span><text:span text:style-name="Source_20_Text"><text:span text:style-name="T117">s</text:span></text:span><text:span text:style-name="Source_20_Text"><text:span text:style-name="T43"> filename – to creat a tmux, if we dont give file name it will give number from zero</text:span></text:span></text:p>
        </text:list-item>
        <text:list-item>
          <text:p text:style-name="P179"><text:span text:style-name="Source_20_Text"><text:span text:style-name="T52"><text:tab/><text:tab/><text:tab/>instead of -</text:span></text:span><text:span text:style-name="Source_20_Text"><text:span text:style-name="T86">s</text:span></text:span><text:span text:style-name="Source_20_Text"><text:span text:style-name="T52"> we can also use </text:span></text:span><text:span text:style-name="Source_20_Text"><text:span text:style-name="T113">-</text:span></text:span><text:span text:style-name="Source_20_Text"><text:span text:style-name="T117">t</text:span></text:span></text:p>
        </text:list-item>
        <text:list-item>
          <text:p text:style-name="P180"><text:span text:style-name="Source_20_Text"><text:span text:style-name="T117"><text:s/><text:tab/><text:tab/><text:tab/>tmux attach -t </text:span></text:span><text:span text:style-name="Source_20_Text"><text:span text:style-name="T86">sessionname – to reattach a session</text:span></text:span></text:p>
        </text:list-item>
        <text:list-item>
          <text:p text:style-name="P179"><text:span text:style-name="Source_20_Text"><text:span text:style-name="T52"><text:tab/><text:tab/><text:tab/></text:span></text:span><text:span text:style-name="Source_20_Text"><text:span text:style-name="T113">tmux rename-session -t</text:span></text:span><text:span text:style-name="Source_20_Text"><text:span text:style-name="T52"> oldname newname</text:span></text:span></text:p>
        </text:list-item>
        <text:list-item>
          <text:p text:style-name="P178"><text:span text:style-name="Source_20_Text"><text:span text:style-name="T43"><text:tab/><text:tab/><text:tab/></text:span></text:span><text:span text:style-name="Source_20_Text"><text:span text:style-name="T112">tmux a -t</text:span></text:span><text:span text:style-name="Source_20_Text"><text:span text:style-name="T43"> </text:span></text:span><text:span text:style-name="Source_20_Text"><text:span text:style-name="T86">session</text:span></text:span><text:span text:style-name="Source_20_Text"><text:span text:style-name="T43">name – to open a perticular </text:span></text:span><text:span text:style-name="Source_20_Text"><text:span text:style-name="T86">session</text:span></text:span><text:span text:style-name="Source_20_Text"><text:span text:style-name="T43"> </text:span></text:span></text:p>
        </text:list-item>
        <text:list-item>
          <text:p text:style-name="P178"><text:span text:style-name="Source_20_Text"><text:span text:style-name="T43"><text:s/><text:tab/><text:tab/><text:tab/></text:span></text:span><text:span text:style-name="Source_20_Text"><text:span text:style-name="T117">tmux kill-session -t</text:span></text:span><text:span text:style-name="Source_20_Text"><text:span text:style-name="T86"> sessionname – to kill a perticular session</text:span></text:span></text:p>
        </text:list-item>
        <text:list-item>
          <text:p text:style-name="P177"><text:span text:style-name="Source_20_Text"><text:span text:style-name="T44"/></text:span></text:p>
        </text:list-item>
        <text:list-item>
          <text:p text:style-name="P177"><text:span text:style-name="Source_20_Text"><text:span text:style-name="T44"><text:tab/><text:tab/>when we are in tmux session (we can change the ctrl b to </text:span></text:span><text:span text:style-name="Source_20_Text"><text:span text:style-name="T115">ctrl a</text:span></text:span><text:span text:style-name="Source_20_Text"><text:span text:style-name="T44">)</text:span></text:span></text:p>
        </text:list-item>
        <text:list-item>
          <text:p text:style-name="P177"><text:span text:style-name="Source_20_Text"><text:span text:style-name="T44"><text:s/><text:tab/><text:tab/><text:tab/></text:span></text:span><text:span text:style-name="Source_20_Text"><text:span text:style-name="T87">ctrl b + ? - for help (to come back press esc)</text:span></text:span></text:p>
        </text:list-item>
        <text:list-item>
          <text:p text:style-name="P177"><text:span text:style-name="Source_20_Text"><text:span text:style-name="T87"><text:s/><text:tab/><text:tab/><text:tab/>ctrl b + s – to list sessions (press esc to come back)</text:span></text:span></text:p>
        </text:list-item>
        <text:list-item>
          <text:p text:style-name="P177"><text:span text:style-name="Source_20_Text"><text:span text:style-name="T44"><text:tab/><text:tab/><text:tab/>ctrl b </text:span></text:span><text:span text:style-name="Source_20_Text"><text:span text:style-name="T85">+</text:span></text:span><text:span text:style-name="Source_20_Text"><text:span text:style-name="T44"> c – for new session</text:span></text:span></text:p>
        </text:list-item>
        <text:list-item>
          <text:p text:style-name="P177"><text:span text:style-name="Source_20_Text"><text:span text:style-name="T44"><text:s text:c="2"/><text:tab/><text:tab/><text:tab/>ctrl b </text:span></text:span><text:span text:style-name="Source_20_Text"><text:span text:style-name="T85">+</text:span></text:span><text:span text:style-name="Source_20_Text"><text:span text:style-name="T44"> p – for previous session</text:span></text:span></text:p>
        </text:list-item>
        <text:list-item>
          <text:p text:style-name="P177"><text:span text:style-name="Source_20_Text"><text:span text:style-name="T44"><text:tab/><text:tab/><text:tab/>ctrl b </text:span></text:span><text:span text:style-name="Source_20_Text"><text:span text:style-name="T85">+</text:span></text:span><text:span text:style-name="Source_20_Text"><text:span text:style-name="T44"> n – for next session</text:span></text:span></text:p>
        </text:list-item>
        <text:list-item>
          <text:p text:style-name="P177"><text:span text:style-name="Source_20_Text"><text:span text:style-name="T44"><text:tab/><text:tab/><text:tab/>ctrl b number – for that numberth session</text:span></text:span></text:p>
        </text:list-item>
        <text:list-item>
          <text:p text:style-name="P177"><text:span text:style-name="Source_20_Text"><text:span text:style-name="T44"><text:tab/><text:tab/><text:tab/>Ctrl + b + $ to </text:span></text:span><text:span text:style-name="Source_20_Text"><text:span text:style-name="T90">rename</text:span></text:span><text:span text:style-name="Source_20_Text"><text:span text:style-name="T44"> the current </text:span></text:span><text:span text:style-name="Source_20_Text"><text:span text:style-name="T90">session</text:span></text:span><text:span text:style-name="Source_20_Text"><text:span text:style-name="T44"> in the </text:span></text:span><text:span text:style-name="Source_20_Text"><text:span text:style-name="T90">Tmux</text:span></text:span><text:span text:style-name="Source_20_Text"><text:span text:style-name="T44"> terminal.</text:span></text:span></text:p>
        </text:list-item>
        <text:list-item>
          <text:p text:style-name="P177"><text:span text:style-name="Source_20_Text"><text:span text:style-name="T44"><text:tab/><text:tab/><text:tab/></text:span></text:span><text:span text:style-name="Source_20_Text"><text:span text:style-name="T51">Ctrl + b+, - Rename the current window</text:span></text:span></text:p>
        </text:list-item>
        <text:list-item>
          <text:p text:style-name="P177"><text:span text:style-name="Source_20_Text"><text:span text:style-name="T51"><text:tab/><text:tab/><text:tab/>ctrl + b+ w – list current windows</text:span></text:span></text:p>
        </text:list-item>
        <text:list-item>
          <text:p text:style-name="P177"><text:span text:style-name="Source_20_Text"><text:span text:style-name="T44"><text:tab/><text:tab/><text:tab/></text:span></text:span><text:span text:style-name="Source_20_Text"><text:span text:style-name="T46">Ctrl +d – to close a tmux session, ie logout</text:span></text:span></text:p>
        </text:list-item>
        <text:list-item>
          <text:p text:style-name="P177"><text:span text:style-name="Source_20_Text"><text:span text:style-name="T46"><text:tab/><text:tab/><text:tab/>ctrl +b + : - to enter into command mode in tmux</text:span></text:span></text:p>
        </text:list-item>
        <text:list-item>
          <text:p text:style-name="P181"><text:soft-page-break/><text:span text:style-name="Source_20_Text"><text:span text:style-name="T45"><text:tab/><text:tab/>Panes are for using display for multiple sessions</text:span></text:span></text:p>
        </text:list-item>
        <text:list-item>
          <text:p text:style-name="P181"><text:span text:style-name="Source_20_Text"><text:span text:style-name="T45"><text:tab/><text:tab/><text:tab/>ctrl +b + “ - to create multiple panes </text:span></text:span><text:span text:style-name="Source_20_Text"><text:span text:style-name="T85">(customized to -)</text:span></text:span></text:p>
        </text:list-item>
        <text:list-item>
          <text:p text:style-name="P181"><text:span text:style-name="Source_20_Text"><text:span text:style-name="T45"><text:tab/><text:tab/><text:tab/>ctrl +b +% - split vertically </text:span></text:span><text:span text:style-name="Source_20_Text"><text:span text:style-name="T85">(customized to |)</text:span></text:span></text:p>
        </text:list-item>
        <text:list-item>
          <text:p text:style-name="P177"><text:span text:style-name="Source_20_Text"><text:span text:style-name="T44"><text:tab/><text:tab/><text:tab/></text:span></text:span><text:span text:style-name="Source_20_Text"><text:span text:style-name="T45">ctrl +b+arrow key – to navigate btw panes</text:span></text:span></text:p>
        </text:list-item>
        <text:list-item>
          <text:p text:style-name="P177"><text:span text:style-name="Source_20_Text"><text:span text:style-name="T45"><text:tab/><text:tab/><text:tab/>ctrl +b + spacebar – to equaly place all the panes (different layouts in each time you press )</text:span></text:span></text:p>
        </text:list-item>
        <text:list-item>
          <text:p text:style-name="P177"><text:span text:style-name="Source_20_Text"><text:span text:style-name="T45"><text:tab/><text:tab/><text:tab/>ctrl +b +z – to zoom a perticular plane and to zoom out also.</text:span></text:span></text:p>
        </text:list-item>
        <text:list-item>
          <text:p text:style-name="P177"><text:span text:style-name="Source_20_Text"><text:span text:style-name="T45"><text:s/><text:tab/><text:tab/><text:tab/></text:span></text:span><text:span text:style-name="Source_20_Text"><text:span text:style-name="T88">Ctrl +b + { - swap with the previous pane</text:span></text:span></text:p>
        </text:list-item>
        <text:list-item>
          <text:p text:style-name="P177"><text:span text:style-name="Source_20_Text"><text:span text:style-name="T88"><text:s/><text:tab/><text:tab/><text:tab/>ctrl + b + } - swap with the next pane</text:span></text:span></text:p>
        </text:list-item>
        <text:list-item>
          <text:p text:style-name="P182"><text:span text:style-name="Source_20_Text"><text:span text:style-name="T47"/></text:span></text:p>
        </text:list-item>
        <text:list-item>
          <text:p text:style-name="P182"><text:span text:style-name="Source_20_Text"><text:span text:style-name="T47"><text:tab/><text:tab/></text:span></text:span><text:span text:style-name="Source_20_Text"><text:span text:style-name="T35">Dotfiles</text:span></text:span></text:p>
        </text:list-item>
        <text:list-item>
          <text:p text:style-name="P182"><text:span text:style-name="Source_20_Text"><text:span text:style-name="T99"><text:tab/><text:tab/><text:tab/>alias</text:span></text:span><text:span text:style-name="Source_20_Text"><text:span text:style-name="T47"> = used to assing a long command into a variable </text:span></text:span></text:p>
        </text:list-item>
        <text:list-item>
          <text:p text:style-name="P182"><text:span text:style-name="Source_20_Text"><text:span text:style-name="T47"><text:tab/><text:tab/><text:tab/>alias str1=”cd ~/Tutorial”</text:span></text:span></text:p>
        </text:list-item>
        <text:list-item>
          <text:p text:style-name="P182"><text:span text:style-name="Source_20_Text"><text:span text:style-name="T47"><text:tab/><text:tab/><text:tab/>to know what command in alias – alias str1</text:span></text:span></text:p>
        </text:list-item>
        <text:list-item>
          <text:p text:style-name="P182"><text:span text:style-name="Source_20_Text"><text:span text:style-name="T47"><text:tab/><text:tab/><text:tab/>normally alisas vlaues remains until the terminal close.</text:span></text:span></text:p>
        </text:list-item>
        <text:list-item>
          <text:p text:style-name="P183"><text:span text:style-name="Source_20_Text"><text:span text:style-name="T47"><text:tab/><text:tab/><text:tab/></text:span></text:span><text:span text:style-name="Source_20_Text"><text:span text:style-name="T48">To edit permenantly, open .bashrc from home directory in vim and put the text that you want like <text:tab/><text:tab/><text:tab/>alias sl=”ls” and save that file, type bash in command line </text:span></text:span><text:span text:style-name="Source_20_Text"><text:span text:style-name="T67">(to disable the alias use unalias instead <text:tab/><text:tab/><text:tab/>of alias)</text:span></text:span><text:span text:style-name="Source_20_Text"><text:span text:style-name="T48">. </text:span></text:span></text:p>
        </text:list-item>
      </text:list>
      <text:p text:style-name="P7"><text:span text:style-name="Source_20_Text"><text:span text:style-name="T48"><text:tab/><text:tab/><text:tab/><text:tab/></text:span></text:span><text:span text:style-name="Source_20_Text"><text:span text:style-name="T49">To avoid detais about bash type PS1=”&gt; “ in vim .bashrc, PS1=”\w &gt; “ to show the working <text:tab/><text:tab/><text:tab/><text:tab/><text:tab/>directory </text:span></text:span><text:span text:style-name="Source_20_Text"><text:span text:style-name="T68">in each line . </text:span></text:span><text:span text:style-name="Source_20_Text"><text:span text:style-name="T49">(this is same as editing in .vimrc file)</text:span></text:span></text:p>
      <text:list xml:id="list95025097875150" text:continue-numbering="true" text:style-name="L1">
        <text:list-item>
          <text:p text:style-name="P182"><text:span text:style-name="Source_20_Text"><text:span text:style-name="T49"><text:tab/><text:tab/><text:tab/>to exit from this type exit in command line</text:span></text:span></text:p>
        </text:list-item>
        <text:list-item>
          <text:p text:style-name="P184"><text:span text:style-name="Source_20_Text"><text:span text:style-name="T98"><text:tab/><text:tab/><text:tab/>symlink</text:span></text:span><text:span text:style-name="Source_20_Text"><text:span text:style-name="T50"> – soft link – by ussing symlink, when you access certain files, it will direct to some other <text:tab/><text:tab/><text:tab/><text:tab/><text:tab/>directory with the same files, so that editing and removing of that file doesnt </text:span></text:span><text:span text:style-name="Source_20_Text"><text:span text:style-name="T84"><text:tab/><text:tab/><text:tab/><text:tab/><text:tab/><text:tab/></text:span></text:span><text:span text:style-name="Source_20_Text"><text:span text:style-name="T50">affects the original iles. Its syntax is ln -s</text:span></text:span></text:p>
        </text:list-item>
        <text:list-item>
          <text:p text:style-name="P184"><text:span text:style-name="Source_20_Text"><text:span text:style-name="T50"><text:tab/><text:tab/><text:tab/><text:tab/><text:tab/></text:span></text:span><text:span text:style-name="Source_20_Text"><text:span text:style-name="T98">ln -s</text:span></text:span><text:span text:style-name="Source_20_Text"><text:span text:style-name="T50"> path_to_the_file_want_to_create symlink_you_want_to_create </text:span></text:span></text:p>
        </text:list-item>
        <text:list-item>
          <text:p text:style-name="P185"><text:span text:style-name="Source_20_Text"><text:span text:style-name="T128"><text:tab/><text:tab/></text:span></text:span><text:span text:style-name="Source_20_Text"><text:span text:style-name="T126">ssh</text:span></text:span></text:p>
        </text:list-item>
        <text:list-item>
          <text:p text:style-name="P186"><text:span text:style-name="Source_20_Text"><text:span text:style-name="T100"><text:tab/><text:tab/>ssh-keygen -t rsa -b 4096</text:span></text:span><text:span text:style-name="Source_20_Text"><text:span text:style-name="T80"> – and choose the default location. Here -t means type and -b for more secure, <text:tab/><text:tab/><text:tab/>both are optional. </text:span></text:span></text:p>
        </text:list-item>
        <text:list-item>
          <text:p text:style-name="P186"><text:span text:style-name="Source_20_Text"><text:span text:style-name="T80"><text:tab/><text:tab/><text:tab/>Create a .ssh directory in the home folder of remote machine and copy the public key to that </text:span></text:span><text:span text:style-name="Source_20_Text"><text:span text:style-name="T84"><text:tab/><text:tab/><text:tab/><text:tab/></text:span></text:span><text:span text:style-name="Source_20_Text"><text:span text:style-name="T80">folder in a text file of name authorized_key.</text:span></text:span></text:p>
        </text:list-item>
        <text:list-item>
          <text:p text:style-name="P187"><text:span text:style-name="Source_20_Text"><text:span text:style-name="T80"><text:tab/><text:tab/><text:tab/></text:span></text:span></text:p>
        </text:list-item>
        <text:list-item>
          <text:p text:style-name="P187"><text:span text:style-name="Source_20_Text"><text:span text:style-name="T80"><text:tab/><text:tab/><text:tab/><text:tab/></text:span></text:span><text:span text:style-name="Source_20_Text"><text:span text:style-name="T81">Chmod 700 .ssh</text:span></text:span></text:p>
        </text:list-item>
        <text:list-item>
          <text:p text:style-name="P186"><text:span text:style-name="Source_20_Text"><text:span text:style-name="T81"><text:tab/><text:tab/><text:tab/><text:tab/>chmode 600 .ssh/* (making this two changes in remote file gives permission) </text:span></text:span></text:p>
        </text:list-item>
        <text:list-item>
          <text:p text:style-name="P188"><text:span text:style-name="Source_20_Text"><text:span text:style-name="T80"><text:tab/><text:tab/><text:tab/>scp path_pubkey_local </text:span></text:span><text:a xlink:type="simple" xlink:href="mailto:username@ipadress" text:style-name="Internet_20_link" text:visited-style-name="Visited_20_Internet_20_Link"><text:span text:style-name="Source_20_Text">username@ipadress</text:span></text:a><text:span text:style-name="Source_20_Text"><text:span text:style-name="T80"> </text:span></text:span><text:span text:style-name="Source_20_Text"><text:span text:style-name="T280">'cat &gt;&gt; ~/.ssh/authorized_keys'</text:span></text:span></text:p>
        </text:list-item>
        <text:list-item>
          <text:p text:style-name="P186"><text:span text:style-name="Source_20_Text"><text:span text:style-name="T80"/></text:span></text:p>
        </text:list-item>
        <text:list-item>
          <text:p text:style-name="P189"><text:span text:style-name="Source_20_Text"><text:span text:style-name="T82"><text:tab/><text:tab/>to generate ssh key for github</text:span></text:span></text:p>
        </text:list-item>
        <text:list-item>
          <text:p text:style-name="P189"><text:span text:style-name="Source_20_Text"><text:span text:style-name="T82"><text:tab/><text:tab/><text:tab/></text:span></text:span><text:span text:style-name="Source_20_Text"><text:span text:style-name="T101">ssh-keygen -t rsa -C “email”</text:span></text:span></text:p>
        </text:list-item>
        <text:list-item>
          <text:p text:style-name="P189"><text:span text:style-name="Source_20_Text"><text:span text:style-name="T82"><text:tab/><text:tab/><text:tab/>copy the contents of id_rsa.pub tp github account</text:span></text:span></text:p>
        </text:list-item>
        <text:list-item>
          <text:p text:style-name="P189"><text:span text:style-name="Source_20_Text"><text:span text:style-name="T82"><text:tab/><text:tab/><text:tab/>to check whether the key addition is successful or not </text:span></text:span></text:p>
        </text:list-item>
        <text:list-item>
          <text:p text:style-name="P189"><text:span text:style-name="Source_20_Text"><text:span text:style-name="T82"><text:tab/><text:tab/><text:tab/></text:span></text:span><text:span text:style-name="Source_20_Text"><text:span text:style-name="T101">ssh -T git@github.com</text:span></text:span></text:p>
        </text:list-item>
        <text:list-item>
          <text:p text:style-name="P189"><text:span text:style-name="Source_20_Text"><text:span text:style-name="T82"><text:tab/><text:tab/>to push a file to github, first we have to add the remote</text:span></text:span></text:p>
        </text:list-item>
        <text:list-item>
          <text:p text:style-name="P189"><text:span text:style-name="Source_20_Text"><text:span text:style-name="T82"><text:tab/><text:tab/><text:tab/>git remote add origin </text:span></text:span><text:a xlink:type="simple" xlink:href="mailto:git@github.com" text:style-name="Internet_20_link" text:visited-style-name="Visited_20_Internet_20_Link"><text:span text:style-name="Source_20_Text">git@github.com</text:span></text:a><text:span text:style-name="Source_20_Text"><text:span text:style-name="T82">:username/filename – </text:span></text:span><text:span text:style-name="Source_20_Text"><text:span text:style-name="T83">or we can also use clone url <text:tab/><text:tab/><text:tab/><text:tab/>form github.</text:span></text:span></text:p>
        </text:list-item>
        <text:list-item>
          <text:p text:style-name="P185"><text:span text:style-name="Source_20_Text"><text:span text:style-name="T69"><text:tab/><text:tab/><text:tab/>ssh </text:span></text:span><text:a xlink:type="simple" xlink:href="mailto:username@ip_or_url" text:style-name="Internet_20_link" text:visited-style-name="Visited_20_Internet_20_Link"><text:span text:style-name="Source_20_Text">username@ip_or_url</text:span></text:a></text:p>
        </text:list-item>
        <text:list-item>
          <text:p text:style-name="P190"><text:span text:style-name="Source_20_Text"><text:span text:style-name="T70"/></text:span></text:p>
        </text:list-item>
        <text:list-item>
          <text:p text:style-name="P22"><text:span text:style-name="Source_20_Text"><text:span text:style-name="T260"><text:tab/><text:tab/>ssh-keygen </text:span></text:span><text:span text:style-name="Source_20_Text"><text:span text:style-name="T278">-o</text:span></text:span><text:span text:style-name="Source_20_Text"><text:span text:style-name="T260"> </text:span></text:span><text:span text:style-name="Source_20_Text"><text:span text:style-name="T278">-a</text:span></text:span><text:span text:style-name="Source_20_Text"><text:span text:style-name="T260"> 100 </text:span></text:span><text:span text:style-name="Source_20_Text"><text:span text:style-name="T278">-t</text:span></text:span><text:span text:style-name="Source_20_Text"><text:span text:style-name="T260"> ed25519 </text:span></text:span><text:span text:style-name="Source_20_Text"><text:span text:style-name="T278">-f</text:span></text:span><text:span text:style-name="Source_20_Text"><text:span text:style-name="T260"> ~/.ssh/id_ed25519</text:span></text:span></text:p>
        </text:list-item>
        <text:list-item>
          <text:p text:style-name="P190"><text:span text:style-name="Source_20_Text"><text:span text:style-name="T251"><text:tab/><text:tab/><text:tab/>ssh </text:span></text:span><text:span text:style-name="Source_20_Text"><text:span text:style-name="T250">will look into </text:span></text:span><text:span text:style-name="Source_20_Text"><text:span text:style-name="T251">.ssh/authorized_keys </text:span></text:span><text:span text:style-name="Source_20_Text"><text:span text:style-name="T250">to determine which clients it should let in. To copy a </text:span></text:span><text:span text:style-name="Source_20_Text"><text:span text:style-name="T255"><text:tab/><text:tab/><text:tab/><text:tab/></text:span></text:span><text:span text:style-name="Source_20_Text"><text:span text:style-name="T250">public key over </text:span></text:span><text:span text:style-name="Source_20_Text"><text:span text:style-name="T252">remote machine,</text:span></text:span></text:p>
        </text:list-item>
        <text:list-item>
          <text:p text:style-name="P190"><text:span text:style-name="Source_20_Text"><text:span text:style-name="T252"><text:tab/><text:tab/><text:tab/></text:span></text:span><text:span text:style-name="Source_20_Text"><text:span text:style-name="T275">cat</text:span></text:span><text:span text:style-name="Source_20_Text"><text:span text:style-name="T259"> .ssh/id_ed25519.pub | ssh foobar@remote </text:span></text:span><text:span text:style-name="Source_20_Text"><text:span text:style-name="T280">'cat &gt;&gt; ~/.ssh/authorized_keys'</text:span></text:span></text:p>
        </text:list-item>
        <text:list-item>
          <text:p text:style-name="P190"><text:span text:style-name="Source_20_Text"><text:span text:style-name="T280"><text:tab/><text:tab/><text:tab/></text:span></text:span><text:span text:style-name="Source_20_Text"><text:span text:style-name="T259">ssh-copy-id </text:span></text:span><text:span text:style-name="Source_20_Text"><text:span text:style-name="T277">-i</text:span></text:span><text:span text:style-name="Source_20_Text"><text:span text:style-name="T259"> .ssh/id_ed25519.pub foobar@remote</text:span></text:span></text:p>
        </text:list-item>
        <text:list-item>
          <text:p text:style-name="P191"><text:span text:style-name="Source_20_Text"><text:span text:style-name="T253"/></text:span></text:p>
        </text:list-item>
        <text:list-item>
          <text:p text:style-name="P191"><text:span text:style-name="Source_20_Text"><text:span text:style-name="T253"><text:tab/><text:tab/>copying files over ssh</text:span></text:span></text:p>
        </text:list-item>
        <text:list-item>
          <text:p text:style-name="P191"><text:span text:style-name="Source_20_Text"><text:span text:style-name="T253"><text:tab/><text:tab/><text:tab/>ssh+tee - </text:span></text:span><text:span text:style-name="Source_20_Text"><text:span text:style-name="T261">cat localfile | ssh remote_server tee serverfile</text:span></text:span></text:p>
        </text:list-item>
        <text:list-item>
          <text:p text:style-name="P191"><text:soft-page-break/><text:span text:style-name="Source_20_Text"><text:span text:style-name="T253"><text:tab/><text:tab/><text:tab/></text:span></text:span><text:span text:style-name="Source_20_Text"><text:span text:style-name="T257">scp</text:span></text:span><text:span text:style-name="Source_20_Text"><text:span text:style-name="T253"> – check tldr scp</text:span></text:span></text:p>
        </text:list-item>
        <text:list-item>
          <text:p text:style-name="P191"><text:span text:style-name="Source_20_Text"><text:span text:style-name="T253"><text:tab/><text:tab/><text:tab/></text:span></text:span><text:span text:style-name="Source_20_Text"><text:span text:style-name="T257">rsyn</text:span></text:span><text:span text:style-name="Source_20_Text"><text:span text:style-name="T253"> - improves upon scp by detecting identical files in local and remote, and preventing c</text:span></text:span><text:span text:style-name="Source_20_Text"><text:span text:style-name="T256">``<text:tab/><text:tab/><text:tab/></text:span></text:span><text:span text:style-name="Source_20_Text"><text:span text:style-name="T253"><text:tab/></text:span></text:span><text:span text:style-name="Source_20_Text"><text:span text:style-name="T254">c</text:span></text:span><text:span text:style-name="Source_20_Text"><text:span text:style-name="T253">opying them again. and has extra features like the –partial flag that can resume from a </text:span></text:span><text:span text:style-name="Source_20_Text"><text:span text:style-name="T256"><text:tab/><text:tab/><text:tab/><text:tab/><text:tab/></text:span></text:span><text:span text:style-name="Source_20_Text"><text:span text:style-name="T253">previously interrupted copy. rsync has a similar syntax to scp</text:span></text:span></text:p>
        </text:list-item>
        <text:list-item>
          <text:p text:style-name="P192"><text:span text:style-name="Source_20_Text"><text:span text:style-name="T247"/></text:span></text:p>
        </text:list-item>
        <text:list-item>
          <text:p text:style-name="P192"><text:span text:style-name="Source_20_Text"><text:span text:style-name="T247"><text:tab/><text:tab/>vim ~/.ssh/config – to config ssh, ie we can save username password here, so we can call it by the name <text:tab/><text:tab/>th</text:span></text:span><text:span text:style-name="Source_20_Text"><text:span text:style-name="T248">at</text:span></text:span><text:span text:style-name="Source_20_Text"><text:span text:style-name="T247"> we enter.</text:span></text:span><text:span text:style-name="Source_20_Text"><text:span text:style-name="T249">here that is vm.</text:span></text:span></text:p>
        </text:list-item>
        <text:list-item>
          <text:p text:style-name="P28"><text:span text:style-name="Source_20_Text"><text:span text:style-name="T259"><text:tab/>Host vm</text:span></text:span><text:span text:style-name="Source_20_Text"><text:span text:style-name="T272"> <text:s text:c="3"/></text:span></text:span></text:p>
        </text:list-item>
        <text:list-item>
          <text:p text:style-name="P28"><text:span text:style-name="Source_20_Text"><text:span text:style-name="T242"><text:s text:c="3"/><text:tab/> <text:s text:c="3"/>User foobar</text:span></text:span></text:p>
        </text:list-item>
        <text:list-item>
          <text:p text:style-name="P29"><text:span text:style-name="Source_20_Text"><text:span text:style-name="T272"><text:s text:c="2"/><text:tab/> <text:s/></text:span></text:span><text:span text:style-name="Source_20_Text"><text:span text:style-name="T242">HostName 172.16.174.141</text:span></text:span></text:p>
        </text:list-item>
        <text:list-item>
          <text:p text:style-name="P29"><text:span text:style-name="Source_20_Text"><text:span text:style-name="T242"><text:tab/> <text:s text:c="3"/>Port 2222</text:span></text:span></text:p>
        </text:list-item>
        <text:list-item>
          <text:p text:style-name="P29"><text:span text:style-name="Source_20_Text"><text:span text:style-name="T272"><text:s text:c="2"/><text:tab/> <text:s/></text:span></text:span><text:span text:style-name="Source_20_Text"><text:span text:style-name="T242">IdentityFile ~/.ssh/id_ed25519</text:span></text:span></text:p>
        </text:list-item>
        <text:list-item>
          <text:p text:style-name="P29"><text:span text:style-name="Source_20_Text"><text:span text:style-name="T272"><text:s text:c="7"/></text:span></text:span><text:span text:style-name="Source_20_Text"><text:span text:style-name="T242">LocalForward 9999 localhost:8888</text:span></text:span></text:p>
        </text:list-item>
        <text:list-item>
          <text:p text:style-name="P29"/>
        </text:list-item>
        <text:list-item>
          <text:p text:style-name="P27"><text:span text:style-name="Source_20_Text"><text:span text:style-name="T273"><text:tab/><text:tab/># Configs can also take wildcards</text:span></text:span></text:p>
        </text:list-item>
        <text:list-item>
          <text:p text:style-name="P27"><text:span text:style-name="Source_20_Text"><text:span text:style-name="T242"><text:tab/><text:tab/>Host </text:span></text:span><text:span text:style-name="Source_20_Text"><text:span text:style-name="T243">*</text:span></text:span><text:span text:style-name="Source_20_Text"><text:span text:style-name="T242">.mit.edu</text:span></text:span></text:p>
        </text:list-item>
        <text:list-item>
          <text:p text:style-name="P29"><text:span text:style-name="Source_20_Text"><text:span text:style-name="T272"><text:s text:c="3"/><text:tab/><text:tab/> </text:span></text:span><text:span text:style-name="Source_20_Text"><text:span text:style-name="T242">User foobaz</text:span></text:span></text:p>
        </text:list-item>
        <text:list-item>
          <text:p text:style-name="P191"><text:span text:style-name="Source_20_Text"><text:span text:style-name="T253"><text:tab/><text:tab/><text:tab/>Server side configuration is usually specified in /etc/ssh/sshd_config. Here you can make changes <text:tab/><text:tab/><text:tab/>like disabling password authentication, changing ssh ports, enabling X11 forwarding, &amp;c. You <text:tab/><text:tab/><text:tab/><text:tab/>can specify config settings on a per user basis.</text:span></text:span></text:p>
        </text:list-item>
        <text:list-item>
          <text:p text:style-name="P184"><text:span text:style-name="Source_20_Text"><text:span text:style-name="T129"><text:tab/><text:tab/></text:span></text:span><text:span text:style-name="Source_20_Text"><text:span text:style-name="T124">git</text:span></text:span></text:p>
        </text:list-item>
        <text:list-item>
          <text:p text:style-name="P193"><text:span text:style-name="Source_20_Text"><text:span text:style-name="T53"><text:tab/><text:tab/><text:tab/>git help -a – will show the </text:span></text:span><text:span text:style-name="Source_20_Text"><text:span text:style-name="T79">all </text:span></text:span><text:span text:style-name="Source_20_Text"><text:span text:style-name="T53">available command</text:span></text:span><text:span text:style-name="Source_20_Text"><text:span text:style-name="T79">s</text:span></text:span><text:span text:style-name="Source_20_Text"><text:span text:style-name="T53"> without flags</text:span></text:span></text:p>
        </text:list-item>
        <text:list-item>
          <text:p text:style-name="P194"><text:span text:style-name="Source_20_Text"><text:span text:style-name="T79"><text:tab/><text:tab/><text:tab/>git help command<text:tab/>or <text:tab/>git command --help</text:span></text:span></text:p>
        </text:list-item>
        <text:list-item>
          <text:p text:style-name="P195"><text:span text:style-name="Source_20_Text"><text:span text:style-name="T54"><text:tab/><text:tab/><text:tab/>git config –global user.name “username”</text:span></text:span></text:p>
        </text:list-item>
        <text:list-item>
          <text:p text:style-name="P195"><text:span text:style-name="Source_20_Text"><text:span text:style-name="T54"><text:tab/><text:tab/><text:tab/>git config –global user.email “email id”</text:span></text:span></text:p>
        </text:list-item>
        <text:list-item>
          <text:p text:style-name="P194"><text:span text:style-name="Source_20_Text"><text:span text:style-name="T79"><text:tab/><text:tab/><text:tab/>git config –list – to print the details like username, email etc</text:span></text:span></text:p>
        </text:list-item>
        <text:list-item>
          <text:p text:style-name="P196"><text:span text:style-name="Source_20_Text"><text:span text:style-name="T74"><text:tab/><text:tab/><text:tab/>the user name and passward are stored in ~/.gitconfig file.</text:span></text:span></text:p>
        </text:list-item>
        <text:list-item>
          <text:p text:style-name="P195"><text:span text:style-name="Source_20_Text"><text:span text:style-name="T54"><text:tab/><text:tab/><text:tab/>git --version</text:span></text:span></text:p>
        </text:list-item>
        <text:list-item>
          <text:h text:style-name="P19" text:outline-level="2"><text:bookmark text:name="basics"/><text:span text:style-name="Source_20_Text"><text:span text:style-name="T53"><text:tab/><text:tab/>Basics</text:span></text:span></text:h>
          <text:list>
            <text:list-item>
              <text:list>
                <text:list-item>
                  <text:list>
                    <text:list-item>
                      <text:p text:style-name="P232"><text:span text:style-name="Source_20_Text">git help &lt;command&gt;</text:span>: get help for a git command </text:p>
                    </text:list-item>
                    <text:list-item>
                      <text:p text:style-name="P232"><text:span text:style-name="Source_20_Text">git init</text:span>: creates a new git repo, with data stored in the <text:span text:style-name="Source_20_Text">.git</text:span> directory </text:p>
                    </text:list-item>
                    <text:list-item>
                      <text:p text:style-name="P232"><text:span text:style-name="Source_20_Text">git status</text:span>: tells you what’s going on </text:p>
                    </text:list-item>
                    <text:list-item>
                      <text:p text:style-name="P232"><text:span text:style-name="Source_20_Text">git add &lt;filename&gt;</text:span>: adds files to staging area </text:p>
                    </text:list-item>
                    <text:list-item>
                      <text:p text:style-name="P239">git add -A <text:s/>- add all the files in working directory <text:span text:style-name="T331">(also use git add :/)</text:span></text:p>
                    </text:list-item>
                    <text:list-item>
                      <text:p text:style-name="P232"><text:span text:style-name="Source_20_Text">git commit</text:span>: creates a new commit </text:p>
                    </text:list-item>
                    <text:list-item>
                      <text:p text:style-name="P239">git commit -a – commit all the files in working directory</text:p>
                    </text:list-item>
                    <text:list-item>
                      <text:p text:style-name="P239">git commit -m “commit message” -<text:span text:style-name="T239">m “</text:span><text:span text:style-name="T240">discription its not necessary”</text:span></text:p>
                    </text:list-item>
                    <text:list-item>
                      <text:p text:style-name="P232"><text:span text:style-name="Source_20_Text">git log</text:span>: shows a flattened log of history </text:p>
                    </text:list-item>
                    <text:list-item>
                      <text:p text:style-name="P232"><text:span text:style-name="Source_20_Text">git log --all --graph --decorate</text:span>: visualizes history as a DAG </text:p>
                    </text:list-item>
                    <text:list-item>
                      <text:p text:style-name="P240">git log –all –graph –decorate –oneline – visualize in single line</text:p>
                    </text:list-item>
                    <text:list-item>
                      <text:p text:style-name="P232"><text:span text:style-name="Source_20_Text">git diff &lt;filename&gt;</text:span>: show changes you made relative to the staging area, <text:span text:style-name="T332">ie whats the changes since the last snapshot </text:span><text:span text:style-name="T333">ie wrt the head</text:span></text:p>
                    </text:list-item>
                    <text:list-item>
                      <text:p text:style-name="P232"><text:span text:style-name="Source_20_Text">git diff &lt;revision</text:span><text:span text:style-name="Source_20_Text"><text:span text:style-name="T332">hexadec</text:span></text:span><text:span text:style-name="Source_20_Text">&gt; &lt;filename&gt;</text:span>: shows differences in a file between snapshots </text:p>
                    </text:list-item>
                    <text:list-item>
                      <text:p text:style-name="P214"><text:span text:style-name="Source_20_Text">git checkout &lt;revision</text:span><text:span text:style-name="Source_20_Text"><text:span text:style-name="T332">hexadec</text:span></text:span><text:span text:style-name="Source_20_Text">&gt;</text:span>: updates HEAD and current branch</text:p>
                    </text:list-item>
                    <text:list-item>
                      <text:p text:style-name="P222">git checkout hexadec – will change the head to that change, and if we use “cat filename” ,then it will print the content in the file in that hexadec change. </text:p>
                    </text:list-item>
                    <text:list-item>
                      <text:p text:style-name="P223"><text:soft-page-break/>git checkout -f hexadec/brachname – this -f flag will forcely discard the changes you made and checkout to the directory you typed.</text:p>
                    </text:list-item>
                    <text:list-item>
                      <text:p text:style-name="P224">git cat-file -p hexadecimalcode – to see the message in that code</text:p>
                    </text:list-item>
                    <text:list-item>
                      <text:p text:style-name="P225">if it print hexadec code agian use that code in the above command , go on like that will print the content of that commit.</text:p>
                    </text:list-item>
                    <text:list-item>
                      <text:p text:style-name="P226">git remote -v – type this command in git repository, then it will print the details of the remote repository which clone tho this git repository.</text:p>
                    </text:list-item>
                  </text:list>
                </text:list-item>
              </text:list>
            </text:list-item>
          </text:list>
        </text:list-item>
        <text:list-item>
          <text:h text:style-name="P18" text:outline-level="2"><text:bookmark text:name="branching-and-merging"/><text:tab/>Branching and merging</text:h>
          <text:list>
            <text:list-item>
              <text:list>
                <text:list-item>
                  <text:list>
                    <text:list-item>
                      <text:p text:style-name="P232"><text:span text:style-name="Source_20_Text">git branch</text:span>: shows branches </text:p>
                    </text:list-item>
                    <text:list-item>
                      <text:p text:style-name="P241">git branch -a – to show all the branches.</text:p>
                    </text:list-item>
                    <text:list-item>
                      <text:p text:style-name="P242">git branch -vv -to show more details about branches</text:p>
                    </text:list-item>
                    <text:list-item>
                      <text:p text:style-name="P241">git branch –merge – shows the merged branches</text:p>
                    </text:list-item>
                    <text:list-item>
                      <text:p text:style-name="P241">git show master~1:<text:span text:style-name="T328">filename – the “git show” command shows the content of the file as the way it was present in the previous commit (that is what the master~1 notation implies). To see the content of two commit back use master~2 and so on.</text:span></text:p>
                    </text:list-item>
                    <text:list-item>
                      <text:p text:style-name="P232"><text:span text:style-name="Source_20_Text">git branch &lt;name&gt;</text:span>: creates a branch </text:p>
                    </text:list-item>
                    <text:list-item>
                      <text:p text:style-name="P242">git banch -d name -to delete a branch, <text:span text:style-name="T322">normally delete the branch that already merged.</text:span></text:p>
                    </text:list-item>
                    <text:list-item>
                      <text:p text:style-name="P241">git push origin –delete branchname – to delete the branch form the remote repository.</text:p>
                    </text:list-item>
                    <text:list-item>
                      <text:p text:style-name="P232"><text:span text:style-name="Source_20_Text">git checkout -b &lt;name&gt;</text:span>: creates a branch and switches to it </text:p>
                    </text:list-item>
                    <text:list-item>
                      <text:p text:style-name="P232">same as <text:span text:style-name="Source_20_Text">git branch &lt;name&gt;; git checkout &lt;name&gt;</text:span> </text:p>
                    </text:list-item>
                    <text:list-item>
                      <text:p text:style-name="P232"><text:span text:style-name="Source_20_Text">git merge </text:span><text:span text:style-name="Source_20_Text"><text:span text:style-name="T322">branchname</text:span></text:span>: merges into <text:span text:style-name="T322">the </text:span>current branch,<text:span text:style-name="T334">ie if the master brach is the predecessor then the master is changes or move to the brach that happens when merges.</text:span> </text:p>
                    </text:list-item>
                    <text:list-item>
                      <text:p text:style-name="P232"><text:span text:style-name="Source_20_Text">git mergetool</text:span>: use a fancy tool to help resolve merge conflicts </text:p>
                    </text:list-item>
                    <text:list-item>
                      <text:p text:style-name="P232">Vimdiff - starts Vim on two (or three or four) files. <text:s/>Each file gets its own <text:s/>window. <text:s text:c="2"/>The differences between the files are highlighted. <text:s/>This is a nice way to inspect changes and to move changes from <text:s/>one <text:s/>version to another version of the same file.</text:p>
                    </text:list-item>
                    <text:list-item>
                      <text:p text:style-name="P215"><text:span text:style-name="Source_20_Text">git rebase</text:span>: rebase set of patches onto a new base </text:p>
                    </text:list-item>
                    <text:list-item>
                      <text:p text:style-name="P227">git merge –abort – <text:span text:style-name="T335">put back to stage before try to merge. And we can manually fix conflit</text:span></text:p>
                    </text:list-item>
                    <text:list-item>
                      <text:p text:style-name="P228">git merge –continue – run this command after manually fix the merge conflit issue</text:p>
                    </text:list-item>
                  </text:list>
                </text:list-item>
              </text:list>
            </text:list-item>
          </text:list>
        </text:list-item>
        <text:list-item>
          <text:h text:style-name="P18" text:outline-level="2"><text:bookmark text:name="remotes"/><text:tab/>Remotes</text:h>
          <text:list>
            <text:list-item>
              <text:list>
                <text:list-item>
                  <text:list>
                    <text:list-item>
                      <text:p text:style-name="P232"><text:span text:style-name="Source_20_Text">git remote</text:span>: list remotes </text:p>
                    </text:list-item>
                    <text:list-item>
                      <text:p text:style-name="P240">git init –bare – to make another folder as a remote for git.</text:p>
                    </text:list-item>
                    <text:list-item>
                      <text:p text:style-name="P232"><text:span text:style-name="Source_20_Text">git remote add &lt;name&gt; &lt;url&gt; -</text:span> add a remote </text:p>
                    </text:list-item>
                    <text:list-item>
                      <text:p text:style-name="P240">&lt;name&gt; - origin, instead of url we can use path to the remote. <text:span text:style-name="T336">Name origin is the conventional name if we are using only one remote. “git remote” command will print the existing remotes.</text:span></text:p>
                    </text:list-item>
                    <text:list-item>
                      <text:p text:style-name="P243">git clone &lt;url/path&gt; &lt;path wer to clone&gt; - to start from the repository from a remote and make <text:span text:style-name="T337">a</text:span> local copy <text:span text:style-name="T337">of that</text:span>, ie starting with a repo when there might available of something and want to copy it <text:span text:style-name="T337">to local</text:span> machine. <text:span text:style-name="T337">The clone command creates a local copy of the repo you specified, “remot add” </text:span><text:soft-page-break/><text:span text:style-name="T337">adds a remote repo that you can either push to or pull from, we can clone without creating a folder, ie the clone command creates it</text:span></text:p>
                    </text:list-item>
                    <text:list-item>
                      <text:p text:style-name="P232"><text:span text:style-name="Source_20_Text">git push &lt;remote&gt; &lt;local branch&gt;:&lt;remote branch&gt;</text:span>: send objects to remote, and <text:tab/>update remote reference. <text:span text:style-name="T336">In this case name of remote is origin.</text:span> </text:p>
                    </text:list-item>
                    <text:list-item>
                      <text:p text:style-name="P242">git push origin master:master</text:p>
                      <text:p text:style-name="P244">if push doesnt work use - <text:tab/>git push -f origin master</text:p>
                    </text:list-item>
                  </text:list>
                </text:list-item>
              </text:list>
            </text:list-item>
          </text:list>
        </text:list-item>
        <text:list-item>
          <text:p text:style-name="P245"><text:tab/><text:tab/><text:tab/>here master is the branch that we want to push <text:span text:style-name="T336">and the 2</text:span><text:span text:style-name="T144">nd</text:span><text:span text:style-name="T336"> master is , in that name the <text:tab/><text:tab/><text:tab/><text:tab/>remote will creates or upadates the brach.</text:span></text:p>
        </text:list-item>
        <text:list-item>
          <text:p text:style-name="P246"><text:tab/><text:tab/><text:tab/><text:span text:style-name="T322">git push origin –delete branchname – to delete the branch form the remote repository.</text:span></text:p>
          <text:list>
            <text:list-item>
              <text:list>
                <text:list-item>
                  <text:list>
                    <text:list-item>
                      <text:p text:style-name="P232"><text:span text:style-name="Source_20_Text">git branch --set-upstream-to=&lt;remote&gt;/&lt;remote branch&gt;</text:span>: set up correspondence between local and remote branch , <text:span text:style-name="T239">ie after this we can simply use git push </text:span></text:p>
                    </text:list-item>
                    <text:list-item>
                      <text:p text:style-name="P232"><text:span text:style-name="Source_20_Text">git fetch</text:span>: retrieve objects/references from a remote, <text:span text:style-name="T338">git fetch &lt;name of remote&gt;, if only one remote we can simply use git fetch or git fetch origin</text:span></text:p>
                    </text:list-item>
                    <text:list-item>
                      <text:p text:style-name="P232"><text:span text:style-name="Source_20_Text">git pull</text:span>: same as <text:span text:style-name="Source_20_Text">git fetch; git merge</text:span> </text:p>
                    </text:list-item>
                    <text:list-item>
                      <text:p text:style-name="P245">git pull origin master – here master is the brach that we want to pull.</text:p>
                    </text:list-item>
                    <text:list-item>
                      <text:p text:style-name="P208"><text:span text:style-name="Source_20_Text">git clone</text:span>: download repository from remote </text:p>
                    </text:list-item>
                    <text:list-item>
                      <text:p text:style-name="P229">git clone &lt;url/path&gt; &lt;path to save&gt;</text:p>
                    </text:list-item>
                  </text:list>
                </text:list-item>
              </text:list>
            </text:list-item>
          </text:list>
        </text:list-item>
      </text:list>
      <text:p text:style-name="P12"><text:tab/><text:tab/><text:tab/>the differece btw clone and pull is that at the begining we clone the repositoy, and if some makes <text:tab/><text:tab/><text:tab/>any changes or push , to update our local repository we use git pull option.</text:p>
      <text:list xml:id="list95024816331903" text:continue-numbering="true" text:style-name="L1">
        <text:list-item>
          <text:list>
            <text:list-item>
              <text:list>
                <text:list-item>
                  <text:list>
                    <text:list-item>
                      <text:p text:style-name="P230">git clone –shallow – normal git clone command will copy all the version history and commits, this command will avoid that and only copy the latest snapshot. </text:p>
                    </text:list-item>
                  </text:list>
                </text:list-item>
              </text:list>
            </text:list-item>
          </text:list>
        </text:list-item>
        <text:list-item>
          <text:h text:style-name="P18" text:outline-level="2"><text:bookmark text:name="undo"/><text:tab/>Undo</text:h>
          <text:list>
            <text:list-item>
              <text:list>
                <text:list-item>
                  <text:list>
                    <text:list-item>
                      <text:p text:style-name="P235"><text:span text:style-name="Source_20_Text">git commit --amend</text:span>: edit a commit’s contents/message</text:p>
                    </text:list-item>
                    <text:list-item>
                      <text:p text:style-name="P247">git<text:span text:style-name="T213"> res</text:span><text:span text:style-name="T296">et filename – will remove that file from the staging are</text:span><text:span text:style-name="T298">a</text:span><text:span text:style-name="T296">, </text:span></text:p>
                    </text:list-item>
                    <text:list-item>
                      <text:p text:style-name="P248"><text:span text:style-name="T321">git reset – will remove all the files from the staging area.</text:span> </text:p>
                    </text:list-item>
                    <text:list-item>
                      <text:p text:style-name="P249"><text:span text:style-name="T342">git commit –amend – to modify the most recent commit.</text:span><text:span text:style-name="T282">It lets you combine staged changes with the previous commit instead of creating an entirely new commit. It can also be used to simply edit the previous commit message without changing its snapshot.</text:span></text:p>
                    </text:list-item>
                    <text:list-item>
                      <text:p text:style-name="P232"><text:span text:style-name="Source_20_Text">git reset HEAD &lt;file&gt;</text:span>: unstage a file, <text:span text:style-name="T343">same as “git reset filename”</text:span> </text:p>
                    </text:list-item>
                    <text:list-item>
                      <text:p text:style-name="P208"><text:span text:style-name="Source_20_Text">git checkout -- &lt;file&gt;</text:span>: discard changes </text:p>
                    </text:list-item>
                    <text:list-item>
                      <text:p text:style-name="P221">git reset HEAD~2 command moves the current branch backward by two commits, effectively removing the two snapshots we just created from the project history.</text:p>
                    </text:list-item>
                  </text:list>
                </text:list-item>
              </text:list>
            </text:list-item>
          </text:list>
        </text:list-item>
        <text:list-item>
          <text:h text:style-name="P17" text:outline-level="1"><text:bookmark text:name="advanced-git"/><text:tab/>Advanced Git</text:h>
          <text:list>
            <text:list-item>
              <text:list>
                <text:list-item>
                  <text:list>
                    <text:list-item>
                      <text:p text:style-name="P232"><text:span text:style-name="Source_20_Text">git config</text:span></text:p>
                    </text:list-item>
                    <text:list-item>
                      <text:p text:style-name="P232"><text:span text:style-name="Source_20_Text">git clone --depth=1</text:span>: shallow clone, without entire version history </text:p>
                    </text:list-item>
                    <text:list-item>
                      <text:p text:style-name="P232"><text:span text:style-name="Source_20_Text">git add -p </text:span><text:span text:style-name="Source_20_Text"><text:span text:style-name="T339">filename</text:span></text:span>: interactive staging, <text:span text:style-name="T339">ie when we made a change may be for some d</text:span><text:span text:style-name="T297">ebug and we dont want to commit that, this command will help to interact with add command.</text:span><text:span text:style-name="T296"> </text:span></text:p>
                    </text:list-item>
                  </text:list>
                </text:list-item>
              </text:list>
            </text:list-item>
          </text:list>
        </text:list-item>
      </text:list>
      <text:p text:style-name="P1"><text:soft-page-break/><text:span text:style-name="T262"><text:tab/><text:tab/><text:tab/>To accurately view the state of the Staging Index we must utilize a lesser known Git command <text:tab/><text:tab/><text:tab/><text:tab/>“</text:span><text:span text:style-name="Source_20_Text"><text:span text:style-name="T270">git ls-files -</text:span></text:span><text:span text:style-name="Source_20_Text"><text:span text:style-name="T271">s</text:span></text:span><text:span text:style-name="Source_20_Text"><text:span text:style-name="T270">”. </text:span></text:span><text:span text:style-name="T262">T</text:span><text:span text:style-name="T264">his</text:span><text:span text:style-name="T262">command is essentially a debug utility for inspecting the state of the Staging <text:tab/><text:tab/><text:tab/><text:tab/>Index tre/e.</text:span></text:p>
      <text:list xml:id="list95025034929630" text:continue-numbering="true" text:style-name="L1">
        <text:list-item>
          <text:list>
            <text:list-item>
              <text:list>
                <text:list-item>
                  <text:list>
                    <text:list-item>
                      <text:p text:style-name="P250">git diff –cached – this will shows the what changes are stage for commit. </text:p>
                    </text:list-item>
                    <text:list-item>
                      <text:p text:style-name="P232"><text:span text:style-name="Source_20_Text">git rebase -i</text:span>: interactive rebasing </text:p>
                    </text:list-item>
                    <text:list-item>
                      <text:p text:style-name="P236"><text:span text:style-name="Source_20_Text">git blame </text:span><text:span text:style-name="Source_20_Text"><text:span text:style-name="T340">filename</text:span></text:span>: show who last edited which line, <text:span text:style-name="T343">here we get the hashcode, so use “git show hashcode” to see more about that commit.</text:span></text:p>
                    </text:list-item>
                  </text:list>
                </text:list-item>
              </text:list>
            </text:list-item>
          </text:list>
        </text:list-item>
      </text:list>
      <text:p text:style-name="P2"><text:tab/><text:tab/><text:tab/>a plugin can use for vim to search :Gblame inside the vim instead of command line</text:p>
      <text:list xml:id="list95023676654208" text:continue-numbering="true" text:style-name="L1">
        <text:list-item>
          <text:list>
            <text:list-item>
              <text:list>
                <text:list-item>
                  <text:list>
                    <text:list-item>
                      <text:p text:style-name="P236"><text:span text:style-name="T340">git show hashcode – to see the changes of that commit</text:span> </text:p>
                    </text:list-item>
                    <text:list-item>
                      <text:p text:style-name="P232"><text:span text:style-name="Source_20_Text">git stash</text:span>: temporarily remove modifications to working directory, <text:span text:style-name="T340">ie when we make some changes, “git diff”</text:span> <text:span text:style-name="T340">and we dont want to save that change now, just run “git stash” command </text:span><text:span text:style-name="T344">(cat filename dont shows that change)</text:span><text:span text:style-name="T340">. If you want that change back “git stash pop”</text:span></text:p>
                    </text:list-item>
                    <text:list-item>
                      <text:p text:style-name="P232"><text:span text:style-name="Source_20_Text"><text:span text:style-name="T208">git bisect</text:span></text:span><text:span text:style-name="T208">: binary search history (e.g. for regressions) </text:span></text:p>
                    </text:list-item>
                    <text:list-item>
                      <text:p text:style-name="P216"><text:span text:style-name="Source_20_Text"><text:span text:style-name="T208">.giti</text:span></text:span><text:span text:style-name="Source_20_Text"><text:span text:style-name="T213">gnore</text:span></text:span><text:span text:style-name="T213">: </text:span><text:a xlink:type="simple" xlink:href="https://git-scm.com/docs/gitignore" text:style-name="Internet_20_link" text:visited-style-name="Visited_20_Internet_20_Link"><text:span text:style-name="T213">specify</text:span></text:a><text:span text:style-name="T213"> intentionally untracked files to ignore, </text:span><text:span text:style-name="T214">ie add names of the file which want to ignote to add in repository in this .gitignore file by opening in text editor (like vim)</text:span></text:p>
                    </text:list-item>
                  </text:list>
                </text:list-item>
              </text:list>
            </text:list-item>
          </text:list>
        </text:list-item>
      </text:list>
      <text:p text:style-name="P13"><text:span text:style-name="T341"><text:tab/><text:tab/>sh</text:span><text:span text:style-name="T344">e</text:span><text:span text:style-name="T341">ll integretion is used to display git related information like added or commited details in the promt <text:tab/><text:tab/><text:tab/>instead of username(f-ubu</text:span><text:span text:style-name="T299">ntu)</text:span><text:span text:style-name="T300"> </text:span></text:p>
      <text:p text:style-name="P14"><text:tab/><text:tab/>gitk – graphical repository browser. Type gitk in command line. It is used for exploring and visualizing <text:tab/><text:tab/>the history of a repository.</text:p>
      <text:p text:style-name="P15"><text:span text:style-name="T262"><text:tab/><text:tab/>If you commit sensitive data, such as a password or SSH key into a Git repository, you can remove it f<text:tab/><text:tab/><text:tab/>rom the history. To entirely remove unwanted files from a repository's history you can use either the </text:span><text:span text:style-name="Source_20_Text"><text:span text:style-name="T263">git <text:tab/><text:tab/>filter-branch </text:span></text:span><text:span text:style-name="T262">command or the BFG Repo-Cleaner open source tool.</text:span></text:p>
      <text:list xml:id="list95024848653019" text:continue-numbering="true" text:style-name="L1">
        <text:list-item>
          <text:list>
            <text:list-item>
              <text:list>
                <text:list-item>
                  <text:list>
                    <text:list-item>
                      <text:p text:style-name="P25"><text:span text:style-name="Source_20_Text"><text:span text:style-name="T281">git config --global alias.ci commit</text:span></text:span></text:p>
                    </text:list-item>
                  </text:list>
                </text:list-item>
              </text:list>
            </text:list-item>
          </text:list>
        </text:list-item>
      </text:list>
      <text:p text:style-name="P16"><text:tab/><text:tab/><text:tab/>to add alias in command line. We can also edit .gitconfig file. Just add this and open .gitconfig to <text:tab/><text:tab/><text:tab/>check the pattern to add alias in .gitconfig file.</text:p>
      <text:list xml:id="list95025571687418" text:continue-numbering="true" text:style-name="L1">
        <text:list-item>
          <text:p text:style-name="P197"><text:span text:style-name="Source_20_Text"><text:span text:style-name="T131"><text:tab/><text:tab/>Debugging</text:span></text:span></text:p>
        </text:list-item>
        <text:list-item>
          <text:p text:style-name="P193"><text:span text:style-name="Source_20_Text"><text:tab/><text:tab/><text:tab/></text:span><text:a xlink:type="simple" xlink:href="http://lnav.org/" text:style-name="Internet_20_link" text:visited-style-name="Visited_20_Internet_20_Link"><text:span text:style-name="Source_20_Text">lnav</text:span></text:a><text:span text:style-name="Source_20_Text"><text:span text:style-name="T10"> - </text:span></text:span><text:span text:style-name="Source_20_Text"><text:span text:style-name="T53">provide an improved presentation and navigation for log files.</text:span></text:span></text:p>
        </text:list-item>
        <text:list-item>
          <text:p text:style-name="P197"><text:span text:style-name="Source_20_Text"><text:span text:style-name="T55"/></text:span></text:p>
        </text:list-item>
        <text:list-item>
          <text:p text:style-name="P197"><text:span text:style-name="Source_20_Text"><text:span text:style-name="T55"><text:tab/><text:tab/><text:tab/>Python3 -m ipdb filename.py <text:s/>- to debug python program.</text:span></text:span></text:p>
        </text:list-item>
        <text:list-item>
          <text:p text:style-name="P197"><text:span text:style-name="Source_20_Text"><text:span text:style-name="T55"><text:tab/><text:tab/><text:tab/><text:tab/></text:span></text:span><text:span text:style-name="Source_20_Text"><text:span text:style-name="Strong_20_Emphasis"><text:span text:style-name="T118">l</text:span></text:span></text:span><text:span text:style-name="Source_20_Text"><text:span text:style-name="T55">(ist) - Displays 11 lines around the current line or continue the previous listing. </text:span></text:span></text:p>
        </text:list-item>
        <text:list-item>
          <text:p text:style-name="P197"><text:span text:style-name="Source_20_Text"><text:span text:style-name="T55"><text:tab/><text:tab/><text:tab/><text:tab/><text:tab/></text:span></text:span><text:span text:style-name="Source_20_Text"><text:span text:style-name="T56">We can see the entire code</text:span></text:span></text:p>
        </text:list-item>
      </text:list>
      <text:p text:style-name="P5"><text:span text:style-name="Strong_20_Emphasis"><text:tab/><text:tab/><text:tab/>s</text:span>(tep) - Execute the current line, stop at the first possible occasion. </text:p>
      <text:p text:style-name="P6"><text:tab/><text:tab/><text:tab/>After every enter button it will go from one line to another.</text:p>
      <text:list xml:id="list95024387986561" text:continue-numbering="true" text:style-name="L1">
        <text:list-item>
          <text:p text:style-name="P251"><text:tab/><text:tab/>restart – go to the early stage, ie when we type<text:span text:style-name="T313">d</text:span> ipdp command</text:p>
        </text:list-item>
        <text:list-item>
          <text:p text:style-name="P251"><text:tab/><text:tab/>c – continue, it will excecute the prgram </text:p>
        </text:list-item>
      </text:list>
      <text:p text:style-name="P1"><text:span text:style-name="Strong_20_Emphasis"><text:tab/><text:tab/><text:tab/>n</text:span>(ext) - Continue execution until the next line in the current function is reached or it returns. </text:p>
      <text:p text:style-name="P1"><text:span text:style-name="Strong_20_Emphasis"><text:tab/><text:tab/><text:tab/>b</text:span>(reak) - Set a breakpoint (depending on the argument provided). </text:p>
      <text:p text:style-name="P3"><text:tab/><text:tab/><text:tab/>b (line number), after that press c to continue the execution.</text:p>
      <text:p text:style-name="P3"><text:tab/><text:tab/><text:tab/>p locals() - its a python function that retuns a dictionary with all the values ,</text:p>
      <text:p text:style-name="P3"><text:tab/><text:tab/><text:tab/>s to move to next step</text:p>
      <text:p text:style-name="P4"><text:span text:style-name="Strong_20_Emphasis"><text:tab/><text:tab/><text:tab/>p</text:span>(rint) - Evaluate the expression in the current context and print its value. </text:p>
      <text:list xml:id="list95025359924321" text:continue-numbering="true" text:style-name="L1">
        <text:list-item>
          <text:p text:style-name="P237"><text:tab/><text:tab/><text:tab/><text:span text:style-name="T241">To prnt the array named arr: p arr</text:span></text:p>
        </text:list-item>
      </text:list>
      <text:p text:style-name="P4"><text:tab/><text:tab/><text:tab/>There’s also <text:span text:style-name="Strong_20_Emphasis">pp</text:span> to display using <text:a xlink:type="simple" xlink:href="https://docs.python.org/3/library/pprint.html" text:style-name="Internet_20_link" text:visited-style-name="Visited_20_Internet_20_Link"><text:span text:style-name="Source_20_Text">pprint</text:span></text:a> instead. </text:p>
      <text:p text:style-name="P1"><text:span text:style-name="Strong_20_Emphasis"><text:tab/><text:tab/><text:tab/>r</text:span>(eturn) - Continue execution until the current function returns. </text:p>
      <text:p text:style-name="Text_20_body"><text:soft-page-break/><text:span text:style-name="Strong_20_Emphasis"><text:tab/><text:tab/><text:tab/>q</text:span>(uit) - Quit the debugger. </text:p>
      <text:list xml:id="list95024075494841" text:continue-numbering="true" text:style-name="L1">
        <text:list-item>
          <text:p text:style-name="P231"><text:span text:style-name="T349"><text:tab/><text:tab/></text:span>Debug c program using gdb</text:p>
        </text:list-item>
        <text:list-item>
          <text:p text:style-name="P198"><text:span text:style-name="Source_20_Text"><text:span text:style-name="T57"><text:tab/><text:tab/><text:tab/><text:tab/></text:span></text:span><text:span text:style-name="Source_20_Text"><text:span text:style-name="T102">cc -g</text:span></text:span><text:span text:style-name="Source_20_Text"><text:span text:style-name="T75"> filename.c</text:span></text:span></text:p>
        </text:list-item>
        <text:list-item>
          <text:p text:style-name="P198"><text:span text:style-name="Source_20_Text"><text:span text:style-name="T75"><text:tab/><text:tab/><text:tab/><text:tab/></text:span></text:span><text:span text:style-name="Source_20_Text"><text:span text:style-name="T102">gdb</text:span></text:span><text:span text:style-name="Source_20_Text"><text:span text:style-name="T75"> ./a.out</text:span></text:span></text:p>
        </text:list-item>
        <text:list-item>
          <text:p text:style-name="P198"><text:span text:style-name="Source_20_Text"><text:span text:style-name="T75"><text:tab/><text:tab/><text:tab/><text:tab/></text:span></text:span><text:span text:style-name="Source_20_Text"><text:span text:style-name="T76">l – list the lines of the code</text:span></text:span></text:p>
        </text:list-item>
        <text:list-item>
          <text:p text:style-name="P198"><text:span text:style-name="Source_20_Text"><text:span text:style-name="T76"><text:tab/><text:tab/><text:tab/><text:tab/></text:span></text:span><text:span text:style-name="Source_20_Text"><text:span text:style-name="T105">break</text:span></text:span><text:span text:style-name="Source_20_Text"><text:span text:style-name="T76"> main – to make a break point at main, instead of main we can use the name where <text:tab/><text:tab/><text:tab/><text:tab/><text:tab/><text:tab/>went the break point.</text:span></text:span></text:p>
        </text:list-item>
        <text:list-item>
          <text:p text:style-name="P198"><text:span text:style-name="Source_20_Text"><text:span text:style-name="T76"><text:tab/><text:tab/><text:tab/><text:tab/></text:span></text:span><text:span text:style-name="Source_20_Text"><text:span text:style-name="T104">run</text:span></text:span><text:span text:style-name="Source_20_Text"><text:span text:style-name="T77"> – after break command type run command, then we can execute our program line by <text:tab/><text:tab/><text:tab/><text:tab/><text:tab/>line by using </text:span></text:span><text:span text:style-name="Source_20_Text"><text:span text:style-name="T104">n</text:span></text:span><text:span text:style-name="Source_20_Text"><text:span text:style-name="T77"> command for next, we can also use </text:span></text:span><text:span text:style-name="Source_20_Text"><text:span text:style-name="T104">s</text:span></text:span><text:span text:style-name="Source_20_Text"><text:span text:style-name="T77"> command means step. <text:tab/><text:tab/><text:tab/><text:tab/><text:tab/><text:tab/></text:span></text:span><text:span text:style-name="Source_20_Text"><text:span text:style-name="T78">command stops after executing each line, whereas next command will runs into the <text:tab/><text:tab/><text:tab/><text:tab/><text:tab/>next line.</text:span></text:span></text:p>
        </text:list-item>
        <text:list-item>
          <text:p text:style-name="P198"><text:span text:style-name="Source_20_Text"><text:span text:style-name="T77"><text:tab/><text:tab/><text:tab/><text:tab/>Print – we can use print command in each step to check what happening.</text:span></text:span></text:p>
        </text:list-item>
        <text:list-item>
          <text:p text:style-name="P199"><text:span text:style-name="Source_20_Text"><text:span text:style-name="T77"><text:tab/><text:tab/><text:tab/><text:tab/></text:span></text:span><text:span text:style-name="Source_20_Text"><text:span text:style-name="T103">bt</text:span></text:span><text:span text:style-name="Source_20_Text"><text:span text:style-name="T78"> – back trace, which shows fuction call sequence, which function call which function.</text:span></text:span></text:p>
        </text:list-item>
        <text:list-item>
          <text:p text:style-name="P199"><text:span text:style-name="Source_20_Text"><text:span text:style-name="T77"><text:tab/><text:tab/><text:tab/><text:tab/>quit – to quit the debuging</text:span></text:span></text:p>
        </text:list-item>
        <text:list-item>
          <text:p text:style-name="P200"><text:span text:style-name="Source_20_Text"><text:span text:style-name="T107"><text:tab/><text:tab/><text:tab/></text:span></text:span></text:p>
        </text:list-item>
        <text:list-item>
          <text:p text:style-name="P200"><text:span text:style-name="Source_20_Text"><text:span text:style-name="T107"><text:tab/><text:tab/><text:tab/>pyflakes</text:span></text:span><text:span text:style-name="Source_20_Text"><text:span text:style-name="T57"> pythonfile.py</text:span></text:span></text:p>
        </text:list-item>
        <text:list-item>
          <text:p text:style-name="P198"><text:span text:style-name="Source_20_Text"><text:span text:style-name="T107"><text:tab/><text:tab/><text:tab/>mypy</text:span></text:span><text:span text:style-name="Source_20_Text"><text:span text:style-name="T57"> pythonfile.py</text:span></text:span></text:p>
        </text:list-item>
        <text:list-item>
          <text:p text:style-name="P201"><text:span text:style-name="Source_20_Text"><text:span text:style-name="T106"/></text:span></text:p>
        </text:list-item>
        <text:list-item>
          <text:p text:style-name="P201"><text:span text:style-name="Source_20_Text"><text:span text:style-name="T106"><text:tab/><text:tab/>time</text:span></text:span><text:span text:style-name="Source_20_Text"><text:span text:style-name="T58"> </text:span></text:span><text:span text:style-name="Source_20_Text"><text:span text:style-name="T106">curl</text:span></text:span><text:span text:style-name="Source_20_Text"><text:span text:style-name="T58"> &lt;url&gt; &amp;&gt;dev/null – will give show the real, user and sys time to execute the website.</text:span></text:span></text:p>
        </text:list-item>
        <text:list-item>
          <text:p text:style-name="P201"><text:span text:style-name="Source_20_Text"><text:span text:style-name="T58"><text:tab/><text:tab/><text:tab/>Most of the time when people refer to </text:span></text:span><text:span text:style-name="Source_20_Text"><text:span text:style-name="Emphasis"><text:span text:style-name="T119">profilers</text:span></text:span></text:span><text:span text:style-name="Source_20_Text"><text:span text:style-name="T58"> they actually mean </text:span></text:span><text:span text:style-name="Source_20_Text"><text:span text:style-name="Emphasis"><text:span text:style-name="T119">CPU profilers</text:span></text:span></text:span><text:span text:style-name="Source_20_Text"><text:span text:style-name="T58">, which are the <text:tab/><text:tab/><text:tab/>most common. There are two main types of CPU profilers: </text:span></text:span><text:span text:style-name="Source_20_Text"><text:span text:style-name="Emphasis"><text:span text:style-name="T119">tracing</text:span></text:span></text:span><text:span text:style-name="Source_20_Text"><text:span text:style-name="T58"> and </text:span></text:span><text:span text:style-name="Source_20_Text"><text:span text:style-name="Emphasis"><text:span text:style-name="T119">sampling</text:span></text:span></text:span><text:span text:style-name="Source_20_Text"><text:span text:style-name="T58"> profilers. </text:span></text:span></text:p>
        </text:list-item>
        <text:list-item>
          <text:p text:style-name="P201"><text:span text:style-name="Source_20_Text"><text:span text:style-name="T58"/></text:span></text:p>
        </text:list-item>
        <text:list-item>
          <text:p text:style-name="P201"><text:span text:style-name="Source_20_Text"><text:span text:style-name="T58"><text:tab/><text:tab/>In Python we can use the </text:span></text:span><text:span text:style-name="Source_20_Text"><text:span text:style-name="T11">cProfile</text:span></text:span><text:span text:style-name="Source_20_Text"><text:span text:style-name="T58"> module to profile time per function call. </text:span></text:span></text:p>
          <text:p text:style-name="P23"><text:span text:style-name="Source_20_Text"><text:span text:style-name="T11">python -m cProfile -s tottime </text:span></text:span><text:span text:style-name="Source_20_Text"><text:span text:style-name="T132">filename.py</text:span></text:span><text:span text:style-name="Source_20_Text"><text:span text:style-name="T11"> 1000 '^(import|\s*def)[^,]*$'*.py</text:span></text:span></text:p>
        </text:list-item>
        <text:list-item>
          <text:p text:style-name="P201"><text:span text:style-name="Source_20_Text"><text:span text:style-name="T58"/></text:span></text:p>
        </text:list-item>
        <text:list-item>
          <text:p text:style-name="P202"><text:span text:style-name="Source_20_Text"><text:span text:style-name="T108"><text:tab/><text:tab/>line profiler</text:span></text:span><text:span text:style-name="Source_20_Text"><text:span text:style-name="T59"> – used when using a third party module </text:span></text:span></text:p>
        </text:list-item>
        <text:list-item>
          <text:p text:style-name="P202"><text:span text:style-name="Source_20_Text"><text:span text:style-name="T59"><text:tab/><text:tab/><text:tab/>python -m cProfile -s tottime filename.py | tac</text:span></text:span></text:p>
        </text:list-item>
        <text:list-item>
          <text:p text:style-name="P202"><text:span text:style-name="Source_20_Text"><text:span text:style-name="T59"><text:tab/><text:tab/><text:tab/>instead of the above cprofile commend we can use</text:span></text:span></text:p>
        </text:list-item>
        <text:list-item>
          <text:p text:style-name="P202"><text:span text:style-name="Source_20_Text"><text:span text:style-name="T59"><text:tab/><text:tab/><text:tab/>kernprof -l -v filename.py <text:s/>- this will give croped output and percentage of time also.</text:span></text:span></text:p>
        </text:list-item>
        <text:list-item>
          <text:p text:style-name="P202"><text:span text:style-name="Source_20_Text"><text:span text:style-name="T59"/></text:span></text:p>
        </text:list-item>
        <text:list-item>
          <text:p text:style-name="P203"><text:span text:style-name="Source_20_Text"><text:span text:style-name="T60"><text:tab/><text:tab/>Python memory profiler</text:span></text:span></text:p>
        </text:list-item>
        <text:list-item>
          <text:p text:style-name="P24"><text:span text:style-name="Source_20_Text"><text:span text:style-name="T12"><text:tab/><text:tab/><text:tab/>python -m memory_profiler example.py</text:span></text:span></text:p>
        </text:list-item>
        <text:list-item>
          <text:p text:style-name="P24"><text:span text:style-name="Source_20_Text"><text:span text:style-name="T12"/></text:span></text:p>
        </text:list-item>
        <text:list-item>
          <text:p text:style-name="P204"><text:span text:style-name="Source_20_Text"><text:span text:style-name="T109"><text:tab/><text:tab/>du</text:span></text:span><text:span text:style-name="Source_20_Text"><text:span text:style-name="T61"> – disc usage</text:span></text:span></text:p>
        </text:list-item>
        <text:list-item>
          <text:p text:style-name="P204"><text:span text:style-name="Source_20_Text"><text:span text:style-name="T61"><text:tab/><text:tab/><text:tab/>du -h folder_name – will shows the space usage of all the files in that folder,</text:span></text:span></text:p>
        </text:list-item>
        <text:list-item>
          <text:p text:style-name="P174"><text:span text:style-name="Source_20_Text"><text:span text:style-name="T97"><text:tab/><text:tab/>free</text:span></text:span><text:span text:style-name="Source_20_Text"><text:span text:style-name="T72"> – will gives the total amount of memmory availabe and used.</text:span></text:span></text:p>
        </text:list-item>
        <text:list-item>
          <text:p text:style-name="P204"><text:span text:style-name="Source_20_Text"><text:span text:style-name="T109"><text:tab/><text:tab/>ncdu</text:span></text:span><text:span text:style-name="Source_20_Text"><text:span text:style-name="T61"> folder_name – more interactive to show the space usage</text:span></text:span></text:p>
        </text:list-item>
        <text:list-item>
          <text:p text:style-name="P205"><text:span text:style-name="Source_20_Text"><text:span text:style-name="T110"><text:tab/><text:tab/>lsof</text:span></text:span><text:span text:style-name="Source_20_Text"><text:span text:style-name="T62"> – list of open files</text:span></text:span></text:p>
        </text:list-item>
        <text:list-item>
          <text:p text:style-name="P206"><text:span text:style-name="Source_20_Text"><text:span text:style-name="T111"><text:tab/><text:tab/>htop</text:span></text:span><text:span text:style-name="Source_20_Text"><text:span text:style-name="T63"> – to show cpu resourse</text:span></text:span></text:p>
        </text:list-item>
        <text:list-item>
          <text:p text:style-name="P174"><text:span text:style-name="Source_20_Text"><text:span text:style-name="T97"><text:tab/><text:tab/>top</text:span></text:span><text:span text:style-name="Source_20_Text"><text:span text:style-name="T72"> – will give you a running display with lot of process information. To quit press q.</text:span></text:span></text:p>
        </text:list-item>
        <text:list-item>
          <text:p text:style-name="P206"><text:span text:style-name="Source_20_Text"><text:span text:style-name="T64"/></text:span></text:p>
        </text:list-item>
        <text:list-item>
          <text:p text:style-name="P207"><text:span text:style-name="Source_20_Text"><text:span text:style-name="T130"><text:tab/><text:tab/></text:span></text:span><text:span text:style-name="Source_20_Text"><text:span text:style-name="T125">make</text:span></text:span></text:p>
        </text:list-item>
        <text:list-item>
          <text:p text:style-name="P207"><text:span text:style-name="Source_20_Text"><text:span text:style-name="T64"><text:tab/><text:tab/><text:tab/>paper.pdf: paper.tex plot-data.png</text:span></text:span></text:p>
        </text:list-item>
        <text:list-item>
          <text:p text:style-name="P207"><text:span text:style-name="Source_20_Text"><text:span text:style-name="T64"><text:tab/><text:tab/><text:tab/>pdflatex paper.tex</text:span></text:span></text:p>
        </text:list-item>
        <text:list-item>
          <text:p text:style-name="P207"><text:span text:style-name="Source_20_Text"><text:span text:style-name="T64"/></text:span></text:p>
        </text:list-item>
        <text:list-item>
          <text:p text:style-name="P207"><text:span text:style-name="Source_20_Text"><text:span text:style-name="T64"><text:tab/><text:tab/><text:tab/>plot-%.png: %.dat plot.py</text:span></text:span></text:p>
        </text:list-item>
        <text:list-item>
          <text:p text:style-name="P207"><text:span text:style-name="Source_20_Text"><text:span text:style-name="T64"><text:tab/><text:tab/><text:tab/>./plot.py -i $*.dat -o $@</text:span></text:span></text:p>
        </text:list-item>
        <text:list-item>
          <text:p text:style-name="P207"><text:span text:style-name="Source_20_Text"><text:span text:style-name="T64"><text:tab/><text:tab/><text:tab/>here : represents depends on.</text:span></text:span></text:p>
        </text:list-item>
        <text:list-item>
          <text:p text:style-name="P207"><text:span text:style-name="Source_20_Text"><text:span text:style-name="T64"><text:tab/><text:tab/><text:tab/>% means make any string, its a wild card pattern, here we used % in both side because it matches <text:tab/><text:tab/><text:tab/>in the target side, ie same word in both side.</text:span></text:span></text:p>
        </text:list-item>
        <text:list-item>
          <text:p text:style-name="P207"><text:span text:style-name="Source_20_Text"><text:span text:style-name="T64"><text:tab/><text:tab/><text:tab/>pdflatex is a tool used to make pdf document from tex document</text:span></text:span></text:p>
        </text:list-item>
        <text:list-item>
          <text:p text:style-name="P207"><text:soft-page-break/><text:span text:style-name="Source_20_Text"><text:span text:style-name="T64"><text:tab/><text:tab/><text:tab/>dat is a common suffix for data file.</text:span></text:span></text:p>
        </text:list-item>
        <text:list-item>
          <text:p text:style-name="P207"><text:span text:style-name="Source_20_Text"><text:span text:style-name="T64"><text:tab/><text:tab/><text:tab/>-i and -o are we mark input and output in python file.</text:span></text:span></text:p>
        </text:list-item>
        <text:list-item>
          <text:p text:style-name="P207"><text:span text:style-name="Source_20_Text"><text:span text:style-name="T64"><text:tab/><text:tab/><text:tab/>$* <text:s/>this will matches whatever the % was.</text:span></text:span></text:p>
        </text:list-item>
        <text:list-item>
          <text:p text:style-name="P207"><text:span text:style-name="Source_20_Text"><text:span text:style-name="T64"><text:tab/><text:tab/><text:tab/>$@ means the name of the output file</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Source Code Pro" svg:font-family="'Source Code Pro', Menlo, 'DejaVu Sans Mono', 'Lucida Console', monospace"/>
    <style:font-face style:name="Source Sans Pro" svg:font-family="'Source Sans Pro', sans-serif"/>
    <style:font-face style:name="UbuntuMono" svg:font-family="UbuntuMono"/>
    <style:font-face style:name="arial" svg:font-family="arial,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8pt" style:font-size-asian="7pt" style:font-size-complex="8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318cm" fo:margin-right="0.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6T15:01:21.638921799</meta:creation-date>
    <dc:date>2020-09-02T09:50:23.327141156</dc:date>
    <meta:editing-duration>P2DT22H43M11S</meta:editing-duration>
    <meta:editing-cycles>139</meta:editing-cycles>
    <meta:generator>LibreOffice/6.4.5.2$Linux_X86_64 LibreOffice_project/40$Build-2</meta:generator>
    <meta:document-statistic meta:table-count="0" meta:image-count="0" meta:object-count="0" meta:page-count="18" meta:paragraph-count="694" meta:word-count="7981" meta:character-count="44579" meta:non-whitespace-character-count="36023"/>
  </office:meta>
</office:document-meta>
</file>